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Source Code Pro" svg:font-family="'Source Code Pro'" style:font-pitch="fixed"/>
    <style:font-face style:name="DejaVu Sans Light" svg:font-family="'DejaVu Sans Light'"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Regular"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0.05pt solid #000000"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99in" fo:margin-left="0in" fo:break-before="page" table:align="left" style:may-break-between-rows="true"/>
    </style:style>
    <style:style style:name="Table3.A" style:family="table-column">
      <style:table-column-properties style:column-width="1.809in"/>
    </style:style>
    <style:style style:name="Table3.B" style:family="table-column">
      <style:table-column-properties style:column-width="1.1472in"/>
    </style:style>
    <style:style style:name="Table3.C" style:family="table-column">
      <style:table-column-properties style:column-width="0.5083in"/>
    </style:style>
    <style:style style:name="Table3.D" style:family="table-column">
      <style:table-column-properties style:column-width="0.6389in"/>
    </style:style>
    <style:style style:name="Table3.E" style:family="table-column">
      <style:table-column-properties style:column-width="1.1486in"/>
    </style:style>
    <style:style style:name="Table3.F" style:family="table-column">
      <style:table-column-properties style:column-width="1.677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4924in"/>
    </style:style>
    <style:style style:name="Table3.A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0.4931in"/>
    </style:style>
    <style:style style:name="Table3.A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0.05pt solid #000000" fo:border-top="none" fo:border-bottom="0.05pt solid #000000"/>
    </style:style>
    <style:style style:name="Table4" style:family="table">
      <style:table-properties style:width="6.9299in" fo:margin-left="0in" fo:break-before="page" table:align="left"/>
    </style:style>
    <style:style style:name="Table4.A" style:family="table-column">
      <style:table-column-properties style:column-width="1.809in"/>
    </style:style>
    <style:style style:name="Table4.B" style:family="table-column">
      <style:table-column-properties style:column-width="1.1472in"/>
    </style:style>
    <style:style style:name="Table4.C" style:family="table-column">
      <style:table-column-properties style:column-width="0.5083in"/>
    </style:style>
    <style:style style:name="Table4.D" style:family="table-column">
      <style:table-column-properties style:column-width="0.6389in"/>
    </style:style>
    <style:style style:name="Table4.E" style:family="table-column">
      <style:table-column-properties style:column-width="1.1486in"/>
    </style:style>
    <style:style style:name="Table4.F" style:family="table-column">
      <style:table-column-properties style:column-width="1.677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4924in"/>
    </style:style>
    <style:style style:name="Table4.A2" style:family="table-cell">
      <style:table-cell-properties style:vertical-align="" fo:padding="0.0382in" fo:border-left="0.05pt solid #000000" fo:border-right="none" fo:border-top="none" fo:border-bottom="0.05pt solid #000000"/>
    </style:style>
    <style:style style:name="Table4.F2" style:family="table-cell">
      <style:table-cell-properties style:vertical-align="" fo:padding="0.0382in" fo:border-left="0.05pt solid #000000" fo:border-right="0.05pt solid #000000" fo:border-top="none" fo:border-bottom="0.05pt solid #000000"/>
    </style:style>
    <style:style style:name="Table4.3" style:family="table-row">
      <style:table-row-properties style:min-row-height="0.4931in"/>
    </style:style>
    <style:style style:name="Table4.A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5" style:family="table">
      <style:table-properties style:width="6.9299in" fo:margin-left="0in" fo:break-before="page" table:align="left" style:may-break-between-rows="true"/>
    </style:style>
    <style:style style:name="Table5.A" style:family="table-column">
      <style:table-column-properties style:column-width="1.809in"/>
    </style:style>
    <style:style style:name="Table5.B" style:family="table-column">
      <style:table-column-properties style:column-width="1.1472in"/>
    </style:style>
    <style:style style:name="Table5.C" style:family="table-column">
      <style:table-column-properties style:column-width="0.5083in"/>
    </style:style>
    <style:style style:name="Table5.D" style:family="table-column">
      <style:table-column-properties style:column-width="0.6389in"/>
    </style:style>
    <style:style style:name="Table5.E" style:family="table-column">
      <style:table-column-properties style:column-width="1.1486in"/>
    </style:style>
    <style:style style:name="Table5.F" style:family="table-column">
      <style:table-column-properties style:column-width="1.677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924in"/>
    </style:style>
    <style:style style:name="Table5.A2" style:family="table-cell">
      <style:table-cell-properties style:vertical-align="" fo:padding="0.0382in" fo:border-left="0.05pt solid #000000" fo:border-right="none" fo:border-top="none" fo:border-bottom="0.05pt solid #000000"/>
    </style:style>
    <style:style style:name="Table5.F2" style:family="table-cell">
      <style:table-cell-properties style:vertical-align="" fo:padding="0.0382in" fo:border-left="0.05pt solid #000000" fo:border-right="0.05pt solid #000000" fo:border-top="none" fo:border-bottom="0.05pt solid #000000"/>
    </style:style>
    <style:style style:name="Table5.3" style:family="table-row">
      <style:table-row-properties style:min-row-height="0.4931in"/>
    </style:style>
    <style:style style:name="Table5.A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elle1" style:family="table">
      <style:table-properties style:width="6.9299in" fo:margin-left="0in" fo:break-before="page" table:align="left"/>
    </style:style>
    <style:style style:name="Tabelle1.A" style:family="table-column">
      <style:table-column-properties style:column-width="1.809in"/>
    </style:style>
    <style:style style:name="Tabelle1.B" style:family="table-column">
      <style:table-column-properties style:column-width="1.1472in"/>
    </style:style>
    <style:style style:name="Tabelle1.C" style:family="table-column">
      <style:table-column-properties style:column-width="0.5083in"/>
    </style:style>
    <style:style style:name="Tabelle1.D" style:family="table-column">
      <style:table-column-properties style:column-width="0.6389in"/>
    </style:style>
    <style:style style:name="Tabelle1.E" style:family="table-column">
      <style:table-column-properties style:column-width="1.1486in"/>
    </style:style>
    <style:style style:name="Tabelle1.F" style:family="table-column">
      <style:table-column-properties style:column-width="1.6778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2" style:family="table-row">
      <style:table-row-properties style:min-row-height="0.4924in"/>
    </style:style>
    <style:style style:name="Tabelle1.A2" style:family="table-cell">
      <style:table-cell-properties style:vertical-align="" fo:padding="0.0382in" fo:border-left="0.05pt solid #000000" fo:border-right="none" fo:border-top="none" fo:border-bottom="0.05pt solid #000000"/>
    </style:style>
    <style:style style:name="Tabelle1.F2" style:family="table-cell">
      <style:table-cell-properties style:vertical-align="" fo:padding="0.0382in" fo:border-left="0.05pt solid #000000" fo:border-right="0.05pt solid #000000" fo:border-top="none" fo:border-bottom="0.05pt solid #000000"/>
    </style:style>
    <style:style style:name="Tabelle1.3" style:family="table-row">
      <style:table-row-properties style:min-row-height="0.4931in"/>
    </style:style>
    <style:style style:name="Tabelle1.A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D7" style:family="table-cell">
      <style:table-cell-properties fo:padding="0.0382in" fo:border-left="0.05pt solid #000000" fo:border-right="0.05pt solid #000000" fo:border-top="none" fo:border-bottom="0.05pt solid #000000"/>
    </style:style>
    <style:style style:name="Tabelle2" style:family="table">
      <style:table-properties style:width="6.9299in" fo:margin-left="0in" fo:break-before="page" table:align="left"/>
    </style:style>
    <style:style style:name="Tabelle2.A" style:family="table-column">
      <style:table-column-properties style:column-width="1.809in"/>
    </style:style>
    <style:style style:name="Tabelle2.B" style:family="table-column">
      <style:table-column-properties style:column-width="1.1472in"/>
    </style:style>
    <style:style style:name="Tabelle2.C" style:family="table-column">
      <style:table-column-properties style:column-width="0.5083in"/>
    </style:style>
    <style:style style:name="Tabelle2.D" style:family="table-column">
      <style:table-column-properties style:column-width="0.6389in"/>
    </style:style>
    <style:style style:name="Tabelle2.E" style:family="table-column">
      <style:table-column-properties style:column-width="1.1486in"/>
    </style:style>
    <style:style style:name="Tabelle2.F" style:family="table-column">
      <style:table-column-properties style:column-width="1.677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2" style:family="table-row">
      <style:table-row-properties style:min-row-height="0.4924in"/>
    </style:style>
    <style:style style:name="Tabelle2.A2" style:family="table-cell">
      <style:table-cell-properties style:vertical-align="" fo:padding="0.0382in" fo:border-left="0.05pt solid #000000" fo:border-right="none" fo:border-top="none" fo:border-bottom="0.05pt solid #000000"/>
    </style:style>
    <style:style style:name="Tabelle2.F2" style:family="table-cell">
      <style:table-cell-properties style:vertical-align="" fo:padding="0.0382in" fo:border-left="0.05pt solid #000000" fo:border-right="0.05pt solid #000000" fo:border-top="none" fo:border-bottom="0.05pt solid #000000"/>
    </style:style>
    <style:style style:name="Tabelle2.3" style:family="table-row">
      <style:table-row-properties style:min-row-height="0.4931in"/>
    </style:style>
    <style:style style:name="Tabelle2.A4" style:family="table-cell">
      <style:table-cell-properties fo:padding="0.0382in" fo:border-left="0.05pt solid #000000" fo:border-right="0.05pt solid #000000" fo:border-top="none" fo:border-bottom="0.05pt solid #000000"/>
    </style:style>
    <style:style style:name="Tabelle2.A5" style:family="table-cell">
      <style:table-cell-properties fo:padding="0.0382in" fo:border-left="0.05pt solid #000000" fo:border-right="0.05pt solid #000000" fo:border-top="none" fo:border-bottom="0.05pt solid #000000"/>
    </style:style>
    <style:style style:name="Tabelle2.A6" style:family="table-cell">
      <style:table-cell-properties fo:padding="0.0382in" fo:border-left="0.05pt solid #000000" fo:border-right="0.05pt solid #000000" fo:border-top="none" fo:border-bottom="0.05pt solid #000000"/>
    </style:style>
    <style:style style:name="Tabelle2.A7" style:family="table-cell">
      <style:table-cell-properties fo:padding="0.0382in" fo:border-left="0.05pt solid #000000" fo:border-right="none" fo:border-top="none" fo:border-bottom="0.05pt solid #000000"/>
    </style:style>
    <style:style style:name="Tabelle2.D7" style:family="table-cell">
      <style:table-cell-properties fo:padding="0.0382in" fo:border-left="0.05pt solid #000000" fo:border-right="0.05pt solid #000000" fo:border-top="none" fo:border-bottom="0.05pt solid #000000"/>
    </style:style>
    <style:style style:name="Tabelle3" style:family="table">
      <style:table-properties style:width="6.9299in" fo:margin-left="0in" fo:break-before="page" table:align="left"/>
    </style:style>
    <style:style style:name="Tabelle3.A" style:family="table-column">
      <style:table-column-properties style:column-width="1.809in"/>
    </style:style>
    <style:style style:name="Tabelle3.B" style:family="table-column">
      <style:table-column-properties style:column-width="1.1472in"/>
    </style:style>
    <style:style style:name="Tabelle3.C" style:family="table-column">
      <style:table-column-properties style:column-width="0.5083in"/>
    </style:style>
    <style:style style:name="Tabelle3.D" style:family="table-column">
      <style:table-column-properties style:column-width="0.6389in"/>
    </style:style>
    <style:style style:name="Tabelle3.E" style:family="table-column">
      <style:table-column-properties style:column-width="1.1486in"/>
    </style:style>
    <style:style style:name="Tabelle3.F" style:family="table-column">
      <style:table-column-properties style:column-width="1.677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2" style:family="table-row">
      <style:table-row-properties style:min-row-height="0.3792in"/>
    </style:style>
    <style:style style:name="Tabelle3.A2" style:family="table-cell">
      <style:table-cell-properties style:vertical-align="" fo:padding="0.0382in" fo:border-left="0.05pt solid #000000" fo:border-right="none" fo:border-top="none" fo:border-bottom="0.05pt solid #000000"/>
    </style:style>
    <style:style style:name="Tabelle3.F2" style:family="table-cell">
      <style:table-cell-properties style:vertical-align="" fo:padding="0.0382in" fo:border-left="0.05pt solid #000000" fo:border-right="0.05pt solid #000000" fo:border-top="none" fo:border-bottom="0.05pt solid #000000"/>
    </style:style>
    <style:style style:name="Tabelle3.A4" style:family="table-cell">
      <style:table-cell-properties fo:padding="0.0382in" fo:border-left="0.05pt solid #000000" fo:border-right="0.05pt solid #000000" fo:border-top="none" fo:border-bottom="0.05pt solid #000000"/>
    </style:style>
    <style:style style:name="Tabelle3.A5" style:family="table-cell">
      <style:table-cell-properties fo:padding="0.0382in" fo:border-left="0.05pt solid #000000" fo:border-right="0.05pt solid #000000" fo:border-top="none" fo:border-bottom="0.05pt solid #000000"/>
    </style:style>
    <style:style style:name="Tabelle3.A6" style:family="table-cell">
      <style:table-cell-properties fo:padding="0.0382in" fo:border-left="0.05pt solid #000000" fo:border-right="0.05pt solid #000000" fo:border-top="none" fo:border-bottom="0.05pt solid #000000"/>
    </style:style>
    <style:style style:name="Tabelle3.A7" style:family="table-cell">
      <style:table-cell-properties fo:padding="0.0382in" fo:border-left="0.05pt solid #000000" fo:border-right="none" fo:border-top="none" fo:border-bottom="0.05pt solid #000000"/>
    </style:style>
    <style:style style:name="Tabelle3.D7" style:family="table-cell">
      <style:table-cell-properties fo:padding="0.0382in" fo:border-left="0.05pt solid #000000" fo:border-right="0.05pt solid #000000" fo:border-top="none" fo:border-bottom="0.05pt solid #000000"/>
    </style:style>
    <style:style style:name="Tabelle4" style:family="table">
      <style:table-properties style:width="6.9299in" fo:margin-left="0in" fo:break-before="page" table:align="left"/>
    </style:style>
    <style:style style:name="Tabelle4.A" style:family="table-column">
      <style:table-column-properties style:column-width="1.809in"/>
    </style:style>
    <style:style style:name="Tabelle4.B" style:family="table-column">
      <style:table-column-properties style:column-width="1.1472in"/>
    </style:style>
    <style:style style:name="Tabelle4.C" style:family="table-column">
      <style:table-column-properties style:column-width="0.5083in"/>
    </style:style>
    <style:style style:name="Tabelle4.D" style:family="table-column">
      <style:table-column-properties style:column-width="0.6389in"/>
    </style:style>
    <style:style style:name="Tabelle4.E" style:family="table-column">
      <style:table-column-properties style:column-width="1.1486in"/>
    </style:style>
    <style:style style:name="Tabelle4.F" style:family="table-column">
      <style:table-column-properties style:column-width="1.6778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2" style:family="table-row">
      <style:table-row-properties style:min-row-height="0.4924in"/>
    </style:style>
    <style:style style:name="Tabelle4.A2" style:family="table-cell">
      <style:table-cell-properties style:vertical-align="" fo:padding="0.0382in" fo:border-left="0.05pt solid #000000" fo:border-right="none" fo:border-top="none" fo:border-bottom="0.05pt solid #000000"/>
    </style:style>
    <style:style style:name="Tabelle4.F2" style:family="table-cell">
      <style:table-cell-properties style:vertical-align="" fo:padding="0.0382in" fo:border-left="0.05pt solid #000000" fo:border-right="0.05pt solid #000000" fo:border-top="none" fo:border-bottom="0.05pt solid #000000"/>
    </style:style>
    <style:style style:name="Tabelle4.3" style:family="table-row">
      <style:table-row-properties style:min-row-height="0.4931in"/>
    </style:style>
    <style:style style:name="Tabelle4.A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0.05pt solid #000000" fo:border-top="none" fo:border-bottom="0.05pt solid #000000"/>
    </style:style>
    <style:style style:name="Tabelle4.A7" style:family="table-cell">
      <style:table-cell-properties fo:padding="0.0382in" fo:border-left="0.05pt solid #000000" fo:border-right="none" fo:border-top="none" fo:border-bottom="0.05pt solid #000000"/>
    </style:style>
    <style:style style:name="Tabelle4.D7" style:family="table-cell">
      <style:table-cell-properties fo:padding="0.0382in" fo:border-left="0.05pt solid #000000" fo:border-right="0.05pt solid #000000" fo:border-top="none" fo:border-bottom="0.05pt solid #000000"/>
    </style:style>
    <style:style style:name="Tabelle5" style:family="table">
      <style:table-properties style:width="6.9299in" fo:margin-left="0in" fo:break-before="page" table:align="left"/>
    </style:style>
    <style:style style:name="Tabelle5.A" style:family="table-column">
      <style:table-column-properties style:column-width="1.809in"/>
    </style:style>
    <style:style style:name="Tabelle5.B" style:family="table-column">
      <style:table-column-properties style:column-width="1.1472in"/>
    </style:style>
    <style:style style:name="Tabelle5.C" style:family="table-column">
      <style:table-column-properties style:column-width="0.5083in"/>
    </style:style>
    <style:style style:name="Tabelle5.D" style:family="table-column">
      <style:table-column-properties style:column-width="0.6389in"/>
    </style:style>
    <style:style style:name="Tabelle5.E" style:family="table-column">
      <style:table-column-properties style:column-width="1.1486in"/>
    </style:style>
    <style:style style:name="Tabelle5.F" style:family="table-column">
      <style:table-column-properties style:column-width="1.6778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2" style:family="table-row">
      <style:table-row-properties style:min-row-height="0.4924in"/>
    </style:style>
    <style:style style:name="Tabelle5.A2" style:family="table-cell">
      <style:table-cell-properties style:vertical-align="" fo:padding="0.0382in" fo:border-left="0.05pt solid #000000" fo:border-right="none" fo:border-top="none" fo:border-bottom="0.05pt solid #000000"/>
    </style:style>
    <style:style style:name="Tabelle5.F2" style:family="table-cell">
      <style:table-cell-properties style:vertical-align="" fo:padding="0.0382in" fo:border-left="0.05pt solid #000000" fo:border-right="0.05pt solid #000000" fo:border-top="none" fo:border-bottom="0.05pt solid #000000"/>
    </style:style>
    <style:style style:name="Tabelle5.3" style:family="table-row">
      <style:table-row-properties style:min-row-height="0.4931in"/>
    </style:style>
    <style:style style:name="Tabelle5.A4" style:family="table-cell">
      <style:table-cell-properties fo:padding="0.0382in" fo:border-left="0.05pt solid #000000" fo:border-right="0.05pt solid #000000" fo:border-top="none" fo:border-bottom="0.05pt solid #000000"/>
    </style:style>
    <style:style style:name="Tabelle5.A5" style:family="table-cell">
      <style:table-cell-properties fo:padding="0.0382in" fo:border-left="0.05pt solid #000000" fo:border-right="0.05pt solid #000000" fo:border-top="none" fo:border-bottom="0.05pt solid #000000"/>
    </style:style>
    <style:style style:name="Tabelle5.A6" style:family="table-cell">
      <style:table-cell-properties fo:padding="0.0382in" fo:border-left="0.05pt solid #000000" fo:border-right="0.05pt solid #000000" fo:border-top="none" fo:border-bottom="0.05pt solid #000000"/>
    </style:style>
    <style:style style:name="Tabelle5.A7" style:family="table-cell">
      <style:table-cell-properties fo:padding="0.0382in" fo:border-left="0.05pt solid #000000" fo:border-right="none" fo:border-top="none" fo:border-bottom="0.05pt solid #000000"/>
    </style:style>
    <style:style style:name="Tabelle5.D7" style:family="table-cell">
      <style:table-cell-properties fo:padding="0.0382in" fo:border-left="0.05pt solid #000000" fo:border-right="0.05pt solid #000000" fo:border-top="none" fo:border-bottom="0.05pt solid #000000"/>
    </style:style>
    <style:style style:name="Table8" style:family="table">
      <style:table-properties style:width="6.9299in" fo:margin-left="0in" fo:break-before="page" table:align="left"/>
    </style:style>
    <style:style style:name="Table8.A" style:family="table-column">
      <style:table-column-properties style:column-width="1.809in"/>
    </style:style>
    <style:style style:name="Table8.B" style:family="table-column">
      <style:table-column-properties style:column-width="1.1472in"/>
    </style:style>
    <style:style style:name="Table8.C" style:family="table-column">
      <style:table-column-properties style:column-width="0.5083in"/>
    </style:style>
    <style:style style:name="Table8.D" style:family="table-column">
      <style:table-column-properties style:column-width="0.6389in"/>
    </style:style>
    <style:style style:name="Table8.E" style:family="table-column">
      <style:table-column-properties style:column-width="1.1486in"/>
    </style:style>
    <style:style style:name="Table8.F" style:family="table-column">
      <style:table-column-properties style:column-width="1.6778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4924in"/>
    </style:style>
    <style:style style:name="Table8.A2" style:family="table-cell">
      <style:table-cell-properties style:vertical-align="" fo:padding="0.0382in" fo:border-left="0.05pt solid #000000" fo:border-right="none" fo:border-top="none" fo:border-bottom="0.05pt solid #000000"/>
    </style:style>
    <style:style style:name="Table8.F2" style:family="table-cell">
      <style:table-cell-properties style:vertical-align="" fo:padding="0.0382in" fo:border-left="0.05pt solid #000000" fo:border-right="0.05pt solid #000000" fo:border-top="none" fo:border-bottom="0.05pt solid #000000"/>
    </style:style>
    <style:style style:name="Table8.3" style:family="table-row">
      <style:table-row-properties style:min-row-height="0.4931in"/>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9" style:family="table">
      <style:table-properties style:width="6.9299in" fo:margin-left="0in" fo:break-before="page" table:align="left"/>
    </style:style>
    <style:style style:name="Table9.A" style:family="table-column">
      <style:table-column-properties style:column-width="1.809in"/>
    </style:style>
    <style:style style:name="Table9.B" style:family="table-column">
      <style:table-column-properties style:column-width="1.1472in"/>
    </style:style>
    <style:style style:name="Table9.C" style:family="table-column">
      <style:table-column-properties style:column-width="0.5083in"/>
    </style:style>
    <style:style style:name="Table9.D" style:family="table-column">
      <style:table-column-properties style:column-width="0.6389in"/>
    </style:style>
    <style:style style:name="Table9.E" style:family="table-column">
      <style:table-column-properties style:column-width="1.1486in"/>
    </style:style>
    <style:style style:name="Table9.F" style:family="table-column">
      <style:table-column-properties style:column-width="1.6778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0.4924in"/>
    </style:style>
    <style:style style:name="Table9.A2" style:family="table-cell">
      <style:table-cell-properties style:vertical-align="" fo:padding="0.0382in" fo:border-left="0.05pt solid #000000" fo:border-right="none" fo:border-top="none" fo:border-bottom="0.05pt solid #000000"/>
    </style:style>
    <style:style style:name="Table9.F2" style:family="table-cell">
      <style:table-cell-properties style:vertical-align="" fo:padding="0.0382in" fo:border-left="0.05pt solid #000000" fo:border-right="0.05pt solid #000000" fo:border-top="none" fo:border-bottom="0.05pt solid #000000"/>
    </style:style>
    <style:style style:name="Table9.3" style:family="table-row">
      <style:table-row-properties style:min-row-height="0.4931in"/>
    </style:style>
    <style:style style:name="Table9.A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24pt" fo:language="de" fo:country="DE" style:font-size-asian="21pt" style:font-size-complex="24pt"/>
    </style:style>
    <style:style style:name="P2"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150595" officeooo:paragraph-rsid="00150595"/>
    </style:style>
    <style:style style:name="P3" style:family="paragraph" style:parent-style-name="Standard">
      <style:paragraph-properties fo:margin-top="0in" fo:margin-bottom="0in" loext:contextual-spacing="false" fo:text-align="end" style:justify-single-word="false"/>
      <style:text-properties fo:font-size="8pt" fo:language="de" fo:country="DE" officeooo:rsid="002f04cc" officeooo:paragraph-rsid="000c81e9" style:font-size-asian="8pt" style:font-size-complex="8pt"/>
    </style:style>
    <style:style style:name="P4"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c81e9" style:font-size-asian="8pt" style:font-size-complex="8pt"/>
    </style:style>
    <style:style style:name="P5"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f1577" style:font-size-asian="8pt" style:font-size-complex="8pt"/>
    </style:style>
    <style:style style:name="P6" style:family="paragraph" style:parent-style-name="Header">
      <style:paragraph-properties fo:padding="0.0201in" fo:border-left="none" fo:border-right="none" fo:border-top="none" fo:border-bottom="0.06pt solid #000000" style:shadow="none"/>
      <style:text-properties style:font-name="DejaVu Sans Light" fo:font-size="24pt" fo:language="de" fo:country="DE" fo:font-weight="bold" officeooo:rsid="001a57d6" officeooo:paragraph-rsid="001a57d6" style:font-size-asian="24pt" style:font-weight-asian="bold" style:font-size-complex="24pt" style:font-weight-complex="bold"/>
    </style:style>
    <style:style style:name="P7" style:family="paragraph" style:parent-style-name="Standard">
      <style:text-properties style:font-name="DejaVu Sans Light" fo:font-size="24pt" fo:language="de" fo:country="DE" style:font-size-asian="21pt" style:font-size-complex="24pt"/>
    </style:style>
    <style:style style:name="P8" style:family="paragraph" style:parent-style-name="Standard">
      <style:text-properties officeooo:paragraph-rsid="0173dee1"/>
    </style:style>
    <style:style style:name="P9" style:family="paragraph" style:parent-style-name="Text_20_body">
      <style:text-properties style:font-name="Source Code Pro" fo:language="de" fo:country="DE" officeooo:rsid="005626cb" officeooo:paragraph-rsid="005626cb"/>
    </style:style>
    <style:style style:name="P10" style:family="paragraph" style:parent-style-name="Text_20_body">
      <style:text-properties fo:language="de" fo:country="DE" officeooo:rsid="00305d3c" officeooo:paragraph-rsid="00651433"/>
    </style:style>
    <style:style style:name="P11" style:family="paragraph" style:parent-style-name="Text_20_body">
      <style:text-properties fo:language="de" fo:country="DE" officeooo:rsid="00c10166" officeooo:paragraph-rsid="00c10166"/>
    </style:style>
    <style:style style:name="P12" style:family="paragraph" style:parent-style-name="Text_20_body">
      <style:text-properties fo:language="de" fo:country="DE" officeooo:rsid="00c10166" officeooo:paragraph-rsid="011e0ca6"/>
    </style:style>
    <style:style style:name="P13" style:family="paragraph" style:parent-style-name="Text_20_body">
      <style:text-properties fo:language="de" fo:country="DE" fo:font-weight="bold" officeooo:rsid="005626cb" officeooo:paragraph-rsid="005626cb" style:font-weight-asian="bold" style:font-weight-complex="bold"/>
    </style:style>
    <style:style style:name="P14" style:family="paragraph" style:parent-style-name="Text_20_body">
      <style:text-properties fo:language="de" fo:country="DE" fo:font-weight="bold" officeooo:rsid="0029ddf0" officeooo:paragraph-rsid="0029ddf0" style:font-weight-asian="bold" style:font-weight-complex="bold"/>
    </style:style>
    <style:style style:name="P15" style:family="paragraph" style:parent-style-name="Text_20_body">
      <style:text-properties fo:language="de" fo:country="DE" fo:font-weight="bold" officeooo:rsid="00ca7a11" officeooo:paragraph-rsid="00ca7a11" style:font-weight-asian="bold" style:font-weight-complex="bold"/>
    </style:style>
    <style:style style:name="P16" style:family="paragraph" style:parent-style-name="Text_20_body">
      <style:text-properties fo:language="de" fo:country="DE" fo:font-weight="bold" officeooo:rsid="001d11f3" officeooo:paragraph-rsid="00b00785" style:font-weight-asian="bold" style:font-weight-complex="bold"/>
    </style:style>
    <style:style style:name="P17" style:family="paragraph" style:parent-style-name="Text_20_body">
      <style:text-properties fo:language="de" fo:country="DE" fo:font-weight="bold" officeooo:rsid="0181b344" officeooo:paragraph-rsid="0181b344" style:font-weight-asian="bold" style:font-weight-complex="bold"/>
    </style:style>
    <style:style style:name="P18" style:family="paragraph" style:parent-style-name="Text_20_body">
      <style:text-properties fo:language="de" fo:country="DE" officeooo:rsid="001d11f3" officeooo:paragraph-rsid="001d11f3"/>
    </style:style>
    <style:style style:name="P19" style:family="paragraph" style:parent-style-name="Text_20_body">
      <style:text-properties fo:language="de" fo:country="DE" officeooo:rsid="001e0da8" officeooo:paragraph-rsid="001e0da8"/>
    </style:style>
    <style:style style:name="P20" style:family="paragraph" style:parent-style-name="Text_20_body">
      <style:text-properties fo:language="de" fo:country="DE" officeooo:rsid="005626cb" officeooo:paragraph-rsid="005626cb"/>
    </style:style>
    <style:style style:name="P21" style:family="paragraph" style:parent-style-name="Text_20_body">
      <style:text-properties fo:language="de" fo:country="DE" officeooo:rsid="001fb9d7" officeooo:paragraph-rsid="001fb9d7"/>
    </style:style>
    <style:style style:name="P22" style:family="paragraph" style:parent-style-name="Text_20_body">
      <style:text-properties fo:language="de" fo:country="DE" officeooo:rsid="0022998e" officeooo:paragraph-rsid="0022998e"/>
    </style:style>
    <style:style style:name="P23" style:family="paragraph" style:parent-style-name="Text_20_body">
      <style:text-properties fo:language="de" fo:country="DE" officeooo:rsid="0023b649" officeooo:paragraph-rsid="0023b649"/>
    </style:style>
    <style:style style:name="P24" style:family="paragraph" style:parent-style-name="Text_20_body">
      <style:text-properties fo:language="de" fo:country="DE" officeooo:rsid="00256466" officeooo:paragraph-rsid="00256466"/>
    </style:style>
    <style:style style:name="P25" style:family="paragraph" style:parent-style-name="Text_20_body">
      <style:text-properties fo:language="de" fo:country="DE" officeooo:rsid="002679bc" officeooo:paragraph-rsid="002679bc"/>
    </style:style>
    <style:style style:name="P26" style:family="paragraph" style:parent-style-name="Text_20_body">
      <style:text-properties fo:language="de" fo:country="DE" officeooo:rsid="00283eb0" officeooo:paragraph-rsid="00283eb0"/>
    </style:style>
    <style:style style:name="P27" style:family="paragraph" style:parent-style-name="Text_20_body">
      <style:text-properties fo:language="de" fo:country="DE" officeooo:rsid="004efe32" officeooo:paragraph-rsid="004efe32"/>
    </style:style>
    <style:style style:name="P28" style:family="paragraph" style:parent-style-name="Text_20_body">
      <style:text-properties fo:language="de" fo:country="DE" officeooo:rsid="0029ddf0" officeooo:paragraph-rsid="0029ddf0"/>
    </style:style>
    <style:style style:name="P29" style:family="paragraph" style:parent-style-name="Text_20_body">
      <style:text-properties fo:language="de" fo:country="DE" officeooo:rsid="00367aa0" officeooo:paragraph-rsid="00367aa0"/>
    </style:style>
    <style:style style:name="P30" style:family="paragraph" style:parent-style-name="Text_20_body">
      <style:text-properties fo:language="de" fo:country="DE" fo:font-style="normal" officeooo:rsid="00c1d3ea" officeooo:paragraph-rsid="00c1d3ea" style:font-style-asian="normal" style:font-style-complex="normal"/>
    </style:style>
    <style:style style:name="P31" style:family="paragraph" style:parent-style-name="Text_20_body">
      <style:text-properties fo:language="de" fo:country="DE" fo:font-weight="normal" officeooo:rsid="00b6b82e" officeooo:paragraph-rsid="001d11f3" style:font-weight-asian="normal" style:font-weight-complex="normal"/>
    </style:style>
    <style:style style:name="P32" style:family="paragraph" style:parent-style-name="Text_20_body">
      <style:text-properties fo:language="de" fo:country="DE" fo:font-weight="normal" officeooo:rsid="010e6554" officeooo:paragraph-rsid="010e6554" style:font-weight-asian="normal" style:font-weight-complex="normal"/>
    </style:style>
    <style:style style:name="P33" style:family="paragraph" style:parent-style-name="Text_20_body">
      <style:text-properties fo:language="de" fo:country="DE" fo:font-weight="normal" officeooo:rsid="012050fc" officeooo:paragraph-rsid="012050fc" style:font-weight-asian="normal" style:font-weight-complex="normal"/>
    </style:style>
    <style:style style:name="P34" style:family="paragraph" style:parent-style-name="Text_20_body">
      <style:text-properties fo:language="de" fo:country="DE" fo:font-weight="normal" officeooo:rsid="0181b344" officeooo:paragraph-rsid="0181b344" style:font-weight-asian="normal" style:font-weight-complex="normal"/>
    </style:style>
    <style:style style:name="P35" style:family="paragraph" style:parent-style-name="Text_20_body">
      <style:text-properties fo:language="de" fo:country="DE" officeooo:rsid="0121a2e1" officeooo:paragraph-rsid="0121a2e1"/>
    </style:style>
    <style:style style:name="P36" style:family="paragraph" style:parent-style-name="Text_20_body">
      <style:text-properties fo:language="de" fo:country="DE" officeooo:rsid="012617b1" officeooo:paragraph-rsid="012617b1"/>
    </style:style>
    <style:style style:name="P37" style:family="paragraph" style:parent-style-name="Text_20_body">
      <style:text-properties fo:language="de" fo:country="DE" officeooo:paragraph-rsid="012617b1"/>
    </style:style>
    <style:style style:name="P38" style:family="paragraph" style:parent-style-name="Text_20_body">
      <style:text-properties fo:language="de" fo:country="DE" officeooo:rsid="005d01ab" officeooo:paragraph-rsid="005d01ab"/>
    </style:style>
    <style:style style:name="P39" style:family="paragraph" style:parent-style-name="Text_20_body">
      <style:text-properties fo:language="de" fo:country="DE" officeooo:rsid="0180f9d0" officeooo:paragraph-rsid="0180f9d0"/>
    </style:style>
    <style:style style:name="P40" style:family="paragraph" style:parent-style-name="Text_20_body">
      <style:text-properties fo:language="de" fo:country="DE" officeooo:rsid="0181b344" officeooo:paragraph-rsid="0181b344"/>
    </style:style>
    <style:style style:name="P41" style:family="paragraph" style:parent-style-name="Text_20_body">
      <style:text-properties fo:language="de" fo:country="DE" officeooo:rsid="01832162" officeooo:paragraph-rsid="01832162"/>
    </style:style>
    <style:style style:name="P42" style:family="paragraph" style:parent-style-name="Text_20_body">
      <style:text-properties fo:language="de" fo:country="DE" officeooo:rsid="0184ceb2" officeooo:paragraph-rsid="0184ceb2"/>
    </style:style>
    <style:style style:name="P43" style:family="paragraph" style:parent-style-name="Text_20_body">
      <style:text-properties style:font-name="Open Sans2" fo:language="de" fo:country="DE" officeooo:rsid="005626cb" officeooo:paragraph-rsid="005626cb"/>
    </style:style>
    <style:style style:name="P44" style:family="paragraph" style:parent-style-name="Text_20_body">
      <style:text-properties officeooo:rsid="00c1d3ea" officeooo:paragraph-rsid="00c1d3ea"/>
    </style:style>
    <style:style style:name="P45" style:family="paragraph" style:parent-style-name="Text_20_body">
      <style:text-properties officeooo:rsid="00c2355a" officeooo:paragraph-rsid="00c2355a"/>
    </style:style>
    <style:style style:name="P46" style:family="paragraph" style:parent-style-name="Text_20_body">
      <style:text-properties fo:font-weight="normal" officeooo:rsid="0116fe79" officeooo:paragraph-rsid="0116fe79" style:font-weight-asian="normal" style:font-weight-complex="normal"/>
    </style:style>
    <style:style style:name="P47" style:family="paragraph" style:parent-style-name="Text_20_body">
      <style:text-properties officeooo:rsid="00c6df55" officeooo:paragraph-rsid="0130ad07"/>
    </style:style>
    <style:style style:name="P48" style:family="paragraph" style:parent-style-name="Text_20_body">
      <style:text-properties officeooo:rsid="0178bb18" officeooo:paragraph-rsid="0178bb18"/>
    </style:style>
    <style:style style:name="P49" style:family="paragraph" style:parent-style-name="Text_20_body">
      <style:text-properties officeooo:rsid="0178bb18" officeooo:paragraph-rsid="0180f9d0"/>
    </style:style>
    <style:style style:name="P50" style:family="paragraph" style:parent-style-name="Text_20_body">
      <style:text-properties officeooo:rsid="01799495" officeooo:paragraph-rsid="0180f9d0"/>
    </style:style>
    <style:style style:name="P51" style:family="paragraph" style:parent-style-name="Text_20_body">
      <style:text-properties officeooo:rsid="0181407c" officeooo:paragraph-rsid="0181407c"/>
    </style:style>
    <style:style style:name="P52" style:family="paragraph" style:parent-style-name="Text_20_body">
      <style:text-properties style:text-position="0% 100%" fo:language="de" fo:country="DE" fo:font-weight="normal" officeooo:rsid="0181b344" officeooo:paragraph-rsid="0181b344" style:font-weight-asian="normal" style:font-weight-complex="normal"/>
    </style:style>
    <style:style style:name="P53" style:family="paragraph" style:parent-style-name="Table_20_Contents">
      <style:paragraph-properties fo:text-align="center" style:justify-single-word="false"/>
      <style:text-properties fo:font-size="14pt" fo:language="de" fo:country="DE" fo:font-weight="bold" officeooo:rsid="00b6b82e" officeooo:paragraph-rsid="00b6b82e" style:font-size-asian="14pt" style:font-weight-asian="bold" style:font-size-complex="14pt" style:font-weight-complex="bold"/>
    </style:style>
    <style:style style:name="P54" style:family="paragraph" style:parent-style-name="Table_20_Contents">
      <style:text-properties fo:language="de" fo:country="DE"/>
    </style:style>
    <style:style style:name="P55" style:family="paragraph" style:parent-style-name="Table_20_Contents">
      <style:paragraph-properties fo:text-align="center" style:justify-single-word="false"/>
      <style:text-properties fo:language="de" fo:country="DE" fo:font-weight="bold" officeooo:rsid="00b6b82e" officeooo:paragraph-rsid="00b6b82e" style:font-weight-asian="bold" style:font-weight-complex="bold"/>
    </style:style>
    <style:style style:name="P56" style:family="paragraph" style:parent-style-name="Table_20_Contents">
      <style:paragraph-properties fo:text-align="center" style:justify-single-word="false"/>
      <style:text-properties fo:language="de" fo:country="DE" fo:font-weight="bold" officeooo:rsid="002e6afc" officeooo:paragraph-rsid="002e6afc" style:font-weight-asian="bold" style:font-weight-complex="bold"/>
    </style:style>
    <style:style style:name="P57" style:family="paragraph" style:parent-style-name="Table_20_Contents">
      <style:paragraph-properties fo:text-align="center" style:justify-single-word="false"/>
      <style:text-properties fo:language="de" fo:country="DE" fo:font-weight="bold" officeooo:rsid="002e6afc" officeooo:paragraph-rsid="003562d3" style:font-weight-asian="bold" style:font-weight-complex="bold"/>
    </style:style>
    <style:style style:name="P58" style:family="paragraph" style:parent-style-name="Table_20_Contents">
      <style:paragraph-properties fo:text-align="center" style:justify-single-word="false"/>
      <style:text-properties fo:language="de" fo:country="DE" fo:font-weight="bold" officeooo:rsid="002e6afc" officeooo:paragraph-rsid="00cb723f" style:font-weight-asian="bold" style:font-weight-complex="bold"/>
    </style:style>
    <style:style style:name="P59" style:family="paragraph" style:parent-style-name="Table_20_Contents">
      <style:paragraph-properties fo:text-align="center" style:justify-single-word="false"/>
      <style:text-properties fo:language="de" fo:country="DE" fo:font-weight="bold" officeooo:rsid="002e6afc" officeooo:paragraph-rsid="0172295c" style:font-weight-asian="bold" style:font-weight-complex="bold"/>
    </style:style>
    <style:style style:name="P60" style:family="paragraph" style:parent-style-name="Table_20_Contents">
      <style:paragraph-properties fo:text-align="center" style:justify-single-word="false"/>
      <style:text-properties fo:language="de" fo:country="DE" fo:font-weight="bold" officeooo:rsid="002e6afc" officeooo:paragraph-rsid="0173dee1" style:font-weight-asian="bold" style:font-weight-complex="bold"/>
    </style:style>
    <style:style style:name="P61" style:family="paragraph" style:parent-style-name="Table_20_Contents">
      <style:paragraph-properties fo:text-align="center" style:justify-single-word="false"/>
      <style:text-properties fo:language="de" fo:country="DE" fo:font-weight="bold" officeooo:rsid="002be700" officeooo:paragraph-rsid="002be700" style:font-weight-asian="bold" style:font-weight-complex="bold"/>
    </style:style>
    <style:style style:name="P62" style:family="paragraph" style:parent-style-name="Table_20_Contents">
      <style:paragraph-properties fo:text-align="center" style:justify-single-word="false"/>
      <style:text-properties fo:language="de" fo:country="DE" fo:font-weight="bold" officeooo:rsid="002be700" officeooo:paragraph-rsid="003562d3" style:font-weight-asian="bold" style:font-weight-complex="bold"/>
    </style:style>
    <style:style style:name="P63" style:family="paragraph" style:parent-style-name="Table_20_Contents">
      <style:paragraph-properties fo:text-align="center" style:justify-single-word="false"/>
      <style:text-properties fo:language="de" fo:country="DE" fo:font-weight="bold" officeooo:rsid="002be700" officeooo:paragraph-rsid="00cb723f" style:font-weight-asian="bold" style:font-weight-complex="bold"/>
    </style:style>
    <style:style style:name="P64" style:family="paragraph" style:parent-style-name="Table_20_Contents">
      <style:paragraph-properties fo:text-align="center" style:justify-single-word="false"/>
      <style:text-properties fo:language="de" fo:country="DE" fo:font-weight="bold" officeooo:rsid="002be700" officeooo:paragraph-rsid="0172295c" style:font-weight-asian="bold" style:font-weight-complex="bold"/>
    </style:style>
    <style:style style:name="P65" style:family="paragraph" style:parent-style-name="Table_20_Contents">
      <style:paragraph-properties fo:text-align="center" style:justify-single-word="false"/>
      <style:text-properties fo:language="de" fo:country="DE" fo:font-weight="bold" officeooo:rsid="002be700" officeooo:paragraph-rsid="0173dee1" style:font-weight-asian="bold" style:font-weight-complex="bold"/>
    </style:style>
    <style:style style:name="P66" style:family="paragraph" style:parent-style-name="Table_20_Contents">
      <style:paragraph-properties fo:text-align="center" style:justify-single-word="false"/>
      <style:text-properties fo:language="de" fo:country="DE" fo:font-weight="bold" officeooo:rsid="00308cc5" officeooo:paragraph-rsid="00308cc5" style:font-weight-asian="bold" style:font-weight-complex="bold"/>
    </style:style>
    <style:style style:name="P67" style:family="paragraph" style:parent-style-name="Table_20_Contents">
      <style:paragraph-properties fo:text-align="center" style:justify-single-word="false"/>
      <style:text-properties fo:language="de" fo:country="DE" fo:font-weight="bold" officeooo:rsid="00308cc5" officeooo:paragraph-rsid="003562d3" style:font-weight-asian="bold" style:font-weight-complex="bold"/>
    </style:style>
    <style:style style:name="P68" style:family="paragraph" style:parent-style-name="Table_20_Contents">
      <style:paragraph-properties fo:text-align="center" style:justify-single-word="false"/>
      <style:text-properties fo:language="de" fo:country="DE" fo:font-weight="bold" officeooo:rsid="00308cc5" officeooo:paragraph-rsid="00cb723f" style:font-weight-asian="bold" style:font-weight-complex="bold"/>
    </style:style>
    <style:style style:name="P69" style:family="paragraph" style:parent-style-name="Table_20_Contents">
      <style:paragraph-properties fo:text-align="center" style:justify-single-word="false"/>
      <style:text-properties fo:language="de" fo:country="DE" fo:font-weight="bold" officeooo:rsid="00308cc5" officeooo:paragraph-rsid="0172295c" style:font-weight-asian="bold" style:font-weight-complex="bold"/>
    </style:style>
    <style:style style:name="P70" style:family="paragraph" style:parent-style-name="Table_20_Contents">
      <style:paragraph-properties fo:text-align="center" style:justify-single-word="false"/>
      <style:text-properties fo:language="de" fo:country="DE" fo:font-weight="bold" officeooo:rsid="00308cc5" officeooo:paragraph-rsid="0173dee1" style:font-weight-asian="bold" style:font-weight-complex="bold"/>
    </style:style>
    <style:style style:name="P71" style:family="paragraph" style:parent-style-name="Table_20_Contents">
      <style:text-properties fo:language="de" fo:country="DE" fo:font-weight="bold" officeooo:rsid="002c8056" officeooo:paragraph-rsid="002c8056" style:font-weight-asian="bold" style:font-weight-complex="bold"/>
    </style:style>
    <style:style style:name="P72" style:family="paragraph" style:parent-style-name="Table_20_Contents">
      <style:text-properties fo:language="de" fo:country="DE" fo:font-weight="bold" officeooo:rsid="002c8056" officeooo:paragraph-rsid="003562d3" style:font-weight-asian="bold" style:font-weight-complex="bold"/>
    </style:style>
    <style:style style:name="P73" style:family="paragraph" style:parent-style-name="Table_20_Contents">
      <style:text-properties fo:language="de" fo:country="DE" fo:font-weight="bold" officeooo:rsid="002c8056" officeooo:paragraph-rsid="00cb723f" style:font-weight-asian="bold" style:font-weight-complex="bold"/>
    </style:style>
    <style:style style:name="P74" style:family="paragraph" style:parent-style-name="Table_20_Contents">
      <style:text-properties fo:language="de" fo:country="DE" fo:font-weight="bold" officeooo:rsid="002c8056" officeooo:paragraph-rsid="00cedc72" style:font-weight-asian="bold" style:font-weight-complex="bold"/>
    </style:style>
    <style:style style:name="P75" style:family="paragraph" style:parent-style-name="Table_20_Contents">
      <style:text-properties fo:language="de" fo:country="DE" fo:font-weight="bold" officeooo:rsid="002c8056" officeooo:paragraph-rsid="0172295c" style:font-weight-asian="bold" style:font-weight-complex="bold"/>
    </style:style>
    <style:style style:name="P76" style:family="paragraph" style:parent-style-name="Table_20_Contents">
      <style:text-properties fo:language="de" fo:country="DE" fo:font-weight="bold" officeooo:rsid="002c8056" officeooo:paragraph-rsid="0173dee1" style:font-weight-asian="bold" style:font-weight-complex="bold"/>
    </style:style>
    <style:style style:name="P77" style:family="paragraph" style:parent-style-name="Table_20_Contents">
      <style:text-properties fo:language="de" fo:country="DE" fo:font-weight="bold" officeooo:rsid="002d28c8" officeooo:paragraph-rsid="002d28c8" style:font-weight-asian="bold" style:font-weight-complex="bold"/>
    </style:style>
    <style:style style:name="P78" style:family="paragraph" style:parent-style-name="Table_20_Contents">
      <style:text-properties fo:language="de" fo:country="DE" fo:font-weight="bold" officeooo:rsid="002d28c8" officeooo:paragraph-rsid="003562d3" style:font-weight-asian="bold" style:font-weight-complex="bold"/>
    </style:style>
    <style:style style:name="P79" style:family="paragraph" style:parent-style-name="Table_20_Contents">
      <style:text-properties fo:language="de" fo:country="DE" fo:font-weight="bold" officeooo:rsid="002d28c8" officeooo:paragraph-rsid="00cb723f" style:font-weight-asian="bold" style:font-weight-complex="bold"/>
    </style:style>
    <style:style style:name="P80" style:family="paragraph" style:parent-style-name="Table_20_Contents">
      <style:text-properties fo:language="de" fo:country="DE" fo:font-weight="bold" officeooo:rsid="002d28c8" officeooo:paragraph-rsid="0172295c" style:font-weight-asian="bold" style:font-weight-complex="bold"/>
    </style:style>
    <style:style style:name="P81" style:family="paragraph" style:parent-style-name="Table_20_Contents">
      <style:text-properties fo:language="de" fo:country="DE" fo:font-weight="bold" officeooo:rsid="002d28c8" officeooo:paragraph-rsid="0173dee1" style:font-weight-asian="bold" style:font-weight-complex="bold"/>
    </style:style>
    <style:style style:name="P82" style:family="paragraph" style:parent-style-name="Table_20_Contents">
      <style:paragraph-properties fo:text-align="center" style:justify-single-word="false"/>
      <style:text-properties fo:language="de" fo:country="DE" fo:font-weight="bold" officeooo:rsid="00b87e27" officeooo:paragraph-rsid="00b87e27" style:font-weight-asian="bold" style:font-weight-complex="bold"/>
    </style:style>
    <style:style style:name="P83" style:family="paragraph" style:parent-style-name="Table_20_Contents">
      <style:text-properties fo:language="de" fo:country="DE" fo:font-weight="bold" officeooo:rsid="00b1eb03" officeooo:paragraph-rsid="00b1eb03" style:font-weight-asian="bold" style:font-weight-complex="bold"/>
    </style:style>
    <style:style style:name="P84" style:family="paragraph" style:parent-style-name="Table_20_Contents">
      <style:paragraph-properties fo:text-align="center" style:justify-single-word="false"/>
      <style:text-properties fo:language="de" fo:country="DE" fo:font-weight="bold" officeooo:rsid="0157d766" officeooo:paragraph-rsid="0157d766" style:font-weight-asian="bold" style:font-weight-complex="bold"/>
    </style:style>
    <style:style style:name="P85" style:family="paragraph" style:parent-style-name="Table_20_Contents">
      <style:paragraph-properties fo:text-align="center" style:justify-single-word="false"/>
      <style:text-properties fo:language="de" fo:country="DE" fo:font-weight="bold" officeooo:rsid="0158b806" officeooo:paragraph-rsid="0158b806" style:font-weight-asian="bold" style:font-weight-complex="bold"/>
    </style:style>
    <style:style style:name="P86" style:family="paragraph" style:parent-style-name="Table_20_Contents">
      <style:paragraph-properties fo:text-align="center" style:justify-single-word="false"/>
      <style:text-properties fo:language="de" fo:country="DE" fo:font-weight="bold" officeooo:rsid="015a9fb8" officeooo:paragraph-rsid="015a9fb8" style:font-weight-asian="bold" style:font-weight-complex="bold"/>
    </style:style>
    <style:style style:name="P87" style:family="paragraph" style:parent-style-name="Table_20_Contents">
      <style:paragraph-properties fo:text-align="center" style:justify-single-word="false"/>
      <style:text-properties fo:language="de" fo:country="DE" fo:font-weight="bold" officeooo:rsid="00a52648" officeooo:paragraph-rsid="00cb723f" style:font-weight-asian="bold" style:font-weight-complex="bold"/>
    </style:style>
    <style:style style:name="P88" style:family="paragraph" style:parent-style-name="Table_20_Contents">
      <style:paragraph-properties fo:text-align="center" style:justify-single-word="false"/>
      <style:text-properties fo:language="de" fo:country="DE" fo:font-weight="bold" officeooo:rsid="015ba1a8" officeooo:paragraph-rsid="015ba1a8" style:font-weight-asian="bold" style:font-weight-complex="bold"/>
    </style:style>
    <style:style style:name="P89" style:family="paragraph" style:parent-style-name="Table_20_Contents">
      <style:paragraph-properties fo:text-align="center" style:justify-single-word="false"/>
      <style:text-properties fo:language="de" fo:country="DE" fo:font-weight="bold" officeooo:rsid="015c4fee" officeooo:paragraph-rsid="015c4fee" style:font-weight-asian="bold" style:font-weight-complex="bold"/>
    </style:style>
    <style:style style:name="P90" style:family="paragraph" style:parent-style-name="Table_20_Contents">
      <style:paragraph-properties fo:text-align="center" style:justify-single-word="false"/>
      <style:text-properties fo:language="de" fo:country="DE" fo:font-weight="bold" officeooo:rsid="015dfa4c" officeooo:paragraph-rsid="015dfa4c" style:font-weight-asian="bold" style:font-weight-complex="bold"/>
    </style:style>
    <style:style style:name="P91" style:family="paragraph" style:parent-style-name="Table_20_Contents">
      <style:paragraph-properties fo:text-align="center" style:justify-single-word="false"/>
      <style:text-properties fo:language="de" fo:country="DE" fo:font-weight="bold" officeooo:rsid="015f589a" officeooo:paragraph-rsid="015f589a" style:font-weight-asian="bold" style:font-weight-complex="bold"/>
    </style:style>
    <style:style style:name="P92" style:family="paragraph" style:parent-style-name="Table_20_Contents">
      <style:paragraph-properties fo:text-align="center" style:justify-single-word="false"/>
      <style:text-properties fo:language="de" fo:country="DE" fo:font-weight="bold" officeooo:rsid="015f589a" officeooo:paragraph-rsid="0172295c" style:font-weight-asian="bold" style:font-weight-complex="bold"/>
    </style:style>
    <style:style style:name="P93" style:family="paragraph" style:parent-style-name="Table_20_Contents">
      <style:paragraph-properties fo:text-align="center" style:justify-single-word="false"/>
      <style:text-properties fo:language="de" fo:country="DE" fo:font-weight="bold" officeooo:rsid="015f589a" officeooo:paragraph-rsid="0173dee1" style:font-weight-asian="bold" style:font-weight-complex="bold"/>
    </style:style>
    <style:style style:name="P94" style:family="paragraph" style:parent-style-name="Table_20_Contents">
      <style:paragraph-properties fo:text-align="center" style:justify-single-word="false"/>
      <style:text-properties fo:language="de" fo:country="DE" fo:font-weight="bold" officeooo:rsid="016a6c5c" officeooo:paragraph-rsid="016a6c5c" style:font-weight-asian="bold" style:font-weight-complex="bold"/>
    </style:style>
    <style:style style:name="P95" style:family="paragraph" style:parent-style-name="Table_20_Contents">
      <style:paragraph-properties fo:text-align="center" style:justify-single-word="false"/>
      <style:text-properties fo:language="de" fo:country="DE" fo:font-weight="normal" officeooo:rsid="003562d3" officeooo:paragraph-rsid="003562d3" style:font-weight-asian="normal" style:font-weight-complex="normal"/>
    </style:style>
    <style:style style:name="P96" style:family="paragraph" style:parent-style-name="Table_20_Contents">
      <style:paragraph-properties fo:text-align="center" style:justify-single-word="false"/>
      <style:text-properties fo:language="de" fo:country="DE" fo:font-weight="normal" officeooo:rsid="003562d3" officeooo:paragraph-rsid="00cb723f" style:font-weight-asian="normal" style:font-weight-complex="normal"/>
    </style:style>
    <style:style style:name="P97" style:family="paragraph" style:parent-style-name="Table_20_Contents">
      <style:paragraph-properties fo:text-align="center" style:justify-single-word="false"/>
      <style:text-properties fo:language="de" fo:country="DE" fo:font-weight="normal" officeooo:rsid="003562d3" officeooo:paragraph-rsid="0172295c" style:font-weight-asian="normal" style:font-weight-complex="normal"/>
    </style:style>
    <style:style style:name="P98" style:family="paragraph" style:parent-style-name="Table_20_Contents">
      <style:paragraph-properties fo:text-align="center" style:justify-single-word="false"/>
      <style:text-properties fo:language="de" fo:country="DE" fo:font-weight="normal" officeooo:rsid="003562d3" officeooo:paragraph-rsid="0173dee1" style:font-weight-asian="normal" style:font-weight-complex="normal"/>
    </style:style>
    <style:style style:name="P99" style:family="paragraph" style:parent-style-name="Table_20_Contents">
      <style:paragraph-properties fo:text-align="center" style:justify-single-word="false"/>
      <style:text-properties fo:language="de" fo:country="DE" fo:font-weight="normal" officeooo:rsid="00308cc5" officeooo:paragraph-rsid="003562d3" style:font-weight-asian="normal" style:font-weight-complex="normal"/>
    </style:style>
    <style:style style:name="P100" style:family="paragraph" style:parent-style-name="Table_20_Contents">
      <style:paragraph-properties fo:text-align="center" style:justify-single-word="false"/>
      <style:text-properties fo:language="de" fo:country="DE" fo:font-weight="normal" officeooo:rsid="00dca911" officeooo:paragraph-rsid="00dca911" style:font-weight-asian="normal" style:font-weight-complex="normal"/>
    </style:style>
    <style:style style:name="P101" style:family="paragraph" style:parent-style-name="Table_20_Contents">
      <style:paragraph-properties fo:text-align="center" style:justify-single-word="false"/>
      <style:text-properties fo:language="de" fo:country="DE" fo:font-weight="normal" officeooo:rsid="00fa89b8" officeooo:paragraph-rsid="00fa89b8" style:font-weight-asian="normal" style:font-weight-complex="normal"/>
    </style:style>
    <style:style style:name="P102" style:family="paragraph" style:parent-style-name="Table_20_Contents">
      <style:paragraph-properties fo:text-align="start" style:justify-single-word="false"/>
      <style:text-properties fo:language="de" fo:country="DE" fo:font-weight="normal" officeooo:rsid="00c98c47" officeooo:paragraph-rsid="00c98c47" style:font-weight-asian="normal" style:font-weight-complex="normal"/>
    </style:style>
    <style:style style:name="P103" style:family="paragraph" style:parent-style-name="Table_20_Contents">
      <style:paragraph-properties fo:text-align="start" style:justify-single-word="false"/>
      <style:text-properties fo:language="de" fo:country="DE" fo:font-weight="normal" officeooo:rsid="00c42a76" officeooo:paragraph-rsid="00c42a76" style:font-weight-asian="normal" style:font-weight-complex="normal"/>
    </style:style>
    <style:style style:name="P104" style:family="paragraph" style:parent-style-name="Table_20_Contents">
      <style:paragraph-properties fo:text-align="start" style:justify-single-word="false"/>
      <style:text-properties fo:language="de" fo:country="DE" fo:font-weight="normal" officeooo:rsid="013067d3" officeooo:paragraph-rsid="013067d3" style:font-weight-asian="normal" style:font-weight-complex="normal"/>
    </style:style>
    <style:style style:name="P105" style:family="paragraph" style:parent-style-name="Table_20_Contents">
      <style:paragraph-properties fo:text-align="start" style:justify-single-word="false"/>
      <style:text-properties fo:language="de" fo:country="DE" fo:font-weight="normal" officeooo:rsid="01307366" officeooo:paragraph-rsid="01307366" style:font-weight-asian="normal" style:font-weight-complex="normal"/>
    </style:style>
    <style:style style:name="P106" style:family="paragraph" style:parent-style-name="Table_20_Contents">
      <style:paragraph-properties fo:text-align="start" style:justify-single-word="false"/>
      <style:text-properties fo:language="de" fo:country="DE" fo:font-weight="normal" officeooo:rsid="01392ea6" officeooo:paragraph-rsid="01392ea6" style:font-weight-asian="normal" style:font-weight-complex="normal"/>
    </style:style>
    <style:style style:name="P107" style:family="paragraph" style:parent-style-name="Table_20_Contents">
      <style:paragraph-properties fo:text-align="start" style:justify-single-word="false"/>
      <style:text-properties fo:language="de" fo:country="DE" fo:font-weight="normal" officeooo:rsid="0139464c" officeooo:paragraph-rsid="0139464c" style:font-weight-asian="normal" style:font-weight-complex="normal"/>
    </style:style>
    <style:style style:name="P108" style:family="paragraph" style:parent-style-name="Table_20_Contents">
      <style:paragraph-properties fo:text-align="start" style:justify-single-word="false"/>
      <style:text-properties fo:language="de" fo:country="DE" fo:font-weight="normal" officeooo:rsid="013b6b46" officeooo:paragraph-rsid="013b6b46" style:font-weight-asian="normal" style:font-weight-complex="normal"/>
    </style:style>
    <style:style style:name="P109" style:family="paragraph" style:parent-style-name="Table_20_Contents">
      <style:paragraph-properties fo:text-align="start" style:justify-single-word="false"/>
      <style:text-properties fo:language="de" fo:country="DE" fo:font-weight="normal" officeooo:rsid="00b70ec2" officeooo:paragraph-rsid="00b70ec2" style:font-weight-asian="normal" style:font-weight-complex="normal"/>
    </style:style>
    <style:style style:name="P110" style:family="paragraph" style:parent-style-name="Table_20_Contents">
      <style:paragraph-properties fo:text-align="start" style:justify-single-word="false"/>
      <style:text-properties fo:language="de" fo:country="DE" fo:font-weight="normal" officeooo:rsid="00ba1bb5" officeooo:paragraph-rsid="00ba1bb5" style:font-weight-asian="normal" style:font-weight-complex="normal"/>
    </style:style>
    <style:style style:name="P111" style:family="paragraph" style:parent-style-name="Table_20_Contents">
      <style:paragraph-properties fo:text-align="start" style:justify-single-word="false"/>
      <style:text-properties fo:language="de" fo:country="DE" fo:font-weight="normal" officeooo:rsid="00bc2b84" officeooo:paragraph-rsid="00bc2b84" style:font-weight-asian="normal" style:font-weight-complex="normal"/>
    </style:style>
    <style:style style:name="P112" style:family="paragraph" style:parent-style-name="Table_20_Contents">
      <style:paragraph-properties fo:text-align="center" style:justify-single-word="false"/>
      <style:text-properties fo:language="de" fo:country="DE" fo:font-weight="normal" officeooo:rsid="0157d766" officeooo:paragraph-rsid="0157d766" style:font-weight-asian="normal" style:font-weight-complex="normal"/>
    </style:style>
    <style:style style:name="P113" style:family="paragraph" style:parent-style-name="Table_20_Contents">
      <style:paragraph-properties fo:text-align="center" style:justify-single-word="false"/>
      <style:text-properties fo:language="de" fo:country="DE" fo:font-weight="normal" officeooo:rsid="01648163" officeooo:paragraph-rsid="01648163" style:font-weight-asian="normal" style:font-weight-complex="normal"/>
    </style:style>
    <style:style style:name="P114" style:family="paragraph" style:parent-style-name="Table_20_Contents">
      <style:paragraph-properties fo:text-align="center" style:justify-single-word="false"/>
      <style:text-properties fo:language="de" fo:country="DE" fo:font-weight="normal" officeooo:rsid="0166410a" officeooo:paragraph-rsid="0166410a" style:font-weight-asian="normal" style:font-weight-complex="normal"/>
    </style:style>
    <style:style style:name="P115" style:family="paragraph" style:parent-style-name="Table_20_Contents">
      <style:paragraph-properties fo:text-align="center" style:justify-single-word="false"/>
      <style:text-properties fo:language="de" fo:country="DE" fo:font-weight="normal" officeooo:rsid="01678ce0" officeooo:paragraph-rsid="01678ce0" style:font-weight-asian="normal" style:font-weight-complex="normal"/>
    </style:style>
    <style:style style:name="P116" style:family="paragraph" style:parent-style-name="Table_20_Contents">
      <style:paragraph-properties fo:text-align="center" style:justify-single-word="false"/>
      <style:text-properties fo:language="de" fo:country="DE" fo:font-weight="normal" officeooo:rsid="01693890" officeooo:paragraph-rsid="01693890" style:font-weight-asian="normal" style:font-weight-complex="normal"/>
    </style:style>
    <style:style style:name="P117" style:family="paragraph" style:parent-style-name="Table_20_Contents">
      <style:paragraph-properties fo:text-align="center" style:justify-single-word="false"/>
      <style:text-properties fo:language="de" fo:country="DE" fo:font-weight="normal" officeooo:rsid="0169408f" officeooo:paragraph-rsid="0169408f" style:font-weight-asian="normal" style:font-weight-complex="normal"/>
    </style:style>
    <style:style style:name="P118" style:family="paragraph" style:parent-style-name="Table_20_Contents">
      <style:paragraph-properties fo:text-align="center" style:justify-single-word="false"/>
      <style:text-properties fo:language="de" fo:country="DE" officeooo:rsid="002f2eed" officeooo:paragraph-rsid="002f2eed"/>
    </style:style>
    <style:style style:name="P119" style:family="paragraph" style:parent-style-name="Table_20_Contents">
      <style:paragraph-properties fo:text-align="center" style:justify-single-word="false"/>
      <style:text-properties fo:language="de" fo:country="DE" officeooo:rsid="002f2eed" officeooo:paragraph-rsid="003562d3"/>
    </style:style>
    <style:style style:name="P120" style:family="paragraph" style:parent-style-name="Table_20_Contents">
      <style:text-properties fo:language="de" fo:country="DE" officeooo:paragraph-rsid="002c8056"/>
    </style:style>
    <style:style style:name="P121" style:family="paragraph" style:parent-style-name="Table_20_Contents">
      <style:text-properties fo:language="de" fo:country="DE" officeooo:rsid="003377ef" officeooo:paragraph-rsid="003377ef"/>
    </style:style>
    <style:style style:name="P122" style:family="paragraph" style:parent-style-name="Table_20_Contents">
      <style:text-properties fo:language="de" fo:country="DE" officeooo:rsid="003377ef" officeooo:paragraph-rsid="003562d3"/>
    </style:style>
    <style:style style:name="P123" style:family="paragraph" style:parent-style-name="Table_20_Contents">
      <style:text-properties fo:language="de" fo:country="DE" officeooo:rsid="003377ef" officeooo:paragraph-rsid="00cb723f"/>
    </style:style>
    <style:style style:name="P124" style:family="paragraph" style:parent-style-name="Table_20_Contents">
      <style:text-properties fo:language="de" fo:country="DE" officeooo:rsid="003377ef" officeooo:paragraph-rsid="0172295c"/>
    </style:style>
    <style:style style:name="P125" style:family="paragraph" style:parent-style-name="Table_20_Contents">
      <style:text-properties fo:language="de" fo:country="DE" officeooo:rsid="003377ef" officeooo:paragraph-rsid="0173dee1"/>
    </style:style>
    <style:style style:name="P126" style:family="paragraph" style:parent-style-name="Table_20_Contents">
      <style:text-properties fo:language="de" fo:country="DE" officeooo:paragraph-rsid="002d28c8"/>
    </style:style>
    <style:style style:name="P127" style:family="paragraph" style:parent-style-name="Table_20_Contents">
      <style:paragraph-properties fo:text-align="center" style:justify-single-word="false"/>
      <style:text-properties fo:language="de" fo:country="DE" officeooo:rsid="00a52648" officeooo:paragraph-rsid="00cb723f"/>
    </style:style>
    <style:style style:name="P128" style:family="paragraph" style:parent-style-name="Table_20_Contents">
      <style:paragraph-properties fo:text-align="center" style:justify-single-word="false"/>
      <style:text-properties fo:language="de" fo:country="DE" officeooo:rsid="00a52648" officeooo:paragraph-rsid="00a52648"/>
    </style:style>
    <style:style style:name="P129" style:family="paragraph" style:parent-style-name="Table_20_Contents">
      <style:paragraph-properties fo:text-align="center" style:justify-single-word="false"/>
      <style:text-properties fo:language="de" fo:country="DE" officeooo:rsid="00a52648" officeooo:paragraph-rsid="0173dee1"/>
    </style:style>
    <style:style style:name="P130" style:family="paragraph" style:parent-style-name="Table_20_Contents">
      <style:paragraph-properties fo:text-align="center" style:justify-single-word="false"/>
      <style:text-properties fo:language="de" fo:country="DE" officeooo:rsid="00a52648" officeooo:paragraph-rsid="0172295c"/>
    </style:style>
    <style:style style:name="P131" style:family="paragraph" style:parent-style-name="Table_20_Contents">
      <style:text-properties fo:language="de" fo:country="DE" officeooo:rsid="00a5de32" officeooo:paragraph-rsid="00cb723f"/>
    </style:style>
    <style:style style:name="P132" style:family="paragraph" style:parent-style-name="Table_20_Contents">
      <style:text-properties fo:language="de" fo:country="DE" officeooo:paragraph-rsid="003562d3"/>
    </style:style>
    <style:style style:name="P133" style:family="paragraph" style:parent-style-name="Table_20_Contents">
      <style:text-properties fo:language="de" fo:country="DE" officeooo:rsid="00a75f98" officeooo:paragraph-rsid="00cb723f"/>
    </style:style>
    <style:style style:name="P134" style:family="paragraph" style:parent-style-name="Table_20_Contents">
      <style:text-properties fo:language="de" fo:country="DE" officeooo:rsid="00a75f98" officeooo:paragraph-rsid="0172295c"/>
    </style:style>
    <style:style style:name="P135" style:family="paragraph" style:parent-style-name="Table_20_Contents">
      <style:text-properties fo:language="de" fo:country="DE" officeooo:rsid="00a75f98" officeooo:paragraph-rsid="0173dee1"/>
    </style:style>
    <style:style style:name="P136" style:family="paragraph" style:parent-style-name="Table_20_Contents">
      <style:text-properties fo:language="de" fo:country="DE" officeooo:paragraph-rsid="00cb723f"/>
    </style:style>
    <style:style style:name="P137" style:family="paragraph" style:parent-style-name="Table_20_Contents">
      <style:paragraph-properties fo:text-align="center" style:justify-single-word="false"/>
      <style:text-properties fo:language="de" fo:country="DE" officeooo:rsid="00cb723f" officeooo:paragraph-rsid="00cb723f"/>
    </style:style>
    <style:style style:name="P138" style:family="paragraph" style:parent-style-name="Table_20_Contents">
      <style:text-properties fo:language="de" fo:country="DE" officeooo:paragraph-rsid="00cedc72"/>
    </style:style>
    <style:style style:name="P139" style:family="paragraph" style:parent-style-name="Table_20_Contents">
      <style:text-properties fo:language="de" fo:country="DE" officeooo:rsid="00cedc72" officeooo:paragraph-rsid="00cedc72"/>
    </style:style>
    <style:style style:name="P140" style:family="paragraph" style:parent-style-name="Table_20_Contents">
      <style:text-properties fo:language="de" fo:country="DE" officeooo:rsid="00b1eb03" officeooo:paragraph-rsid="00b30aba"/>
    </style:style>
    <style:style style:name="P141" style:family="paragraph" style:parent-style-name="Table_20_Contents">
      <style:text-properties fo:language="de" fo:country="DE" officeooo:rsid="00b1eb03" officeooo:paragraph-rsid="00b1eb03"/>
    </style:style>
    <style:style style:name="P142" style:family="paragraph" style:parent-style-name="Table_20_Contents">
      <style:text-properties fo:language="de" fo:country="DE" officeooo:paragraph-rsid="0172295c"/>
    </style:style>
    <style:style style:name="P143" style:family="paragraph" style:parent-style-name="Table_20_Contents">
      <style:text-properties fo:language="de" fo:country="DE" officeooo:paragraph-rsid="0173dee1"/>
    </style:style>
    <style:style style:name="P144" style:family="paragraph" style:parent-style-name="Table_20_Contents">
      <style:paragraph-properties fo:text-align="center" style:justify-single-word="false"/>
      <style:text-properties fo:language="de" fo:country="DE" officeooo:rsid="0173dee1" officeooo:paragraph-rsid="0173dee1"/>
    </style:style>
    <style:style style:name="P145" style:family="paragraph" style:parent-style-name="Table_20_Contents">
      <style:paragraph-properties fo:text-align="center" style:justify-single-word="false"/>
      <style:text-properties fo:language="de" fo:country="DE" officeooo:rsid="017525dd" officeooo:paragraph-rsid="017525dd"/>
    </style:style>
    <style:style style:name="P146" style:family="paragraph" style:parent-style-name="Table_20_Contents">
      <style:paragraph-properties fo:text-align="center" style:justify-single-word="false"/>
      <style:text-properties officeooo:rsid="0155d80c" officeooo:paragraph-rsid="0155d80c"/>
    </style:style>
    <style:style style:name="P147" style:family="paragraph" style:parent-style-name="Table_20_Contents">
      <style:paragraph-properties fo:text-align="center" style:justify-single-word="false"/>
      <style:text-properties fo:font-weight="bold" officeooo:rsid="01541c82" officeooo:paragraph-rsid="01541c82" style:font-weight-asian="bold" style:font-weight-complex="bold"/>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3">
      <style:paragraph-properties>
        <style:tab-stops>
          <style:tab-stop style:position="6.5319in" style:type="right" style:leader-style="dotted" style:leader-text="."/>
        </style:tab-stops>
      </style:paragraph-properties>
    </style:style>
    <style:style style:name="P151" style:family="paragraph" style:parent-style-name="Standard" style:master-page-name="First_20_Page">
      <style:paragraph-properties style:page-number="auto"/>
      <style:text-properties fo:language="de" fo:country="DE" officeooo:rsid="00a31afb" officeooo:paragraph-rsid="00a31afb"/>
    </style:style>
    <style:style style:name="P152" style:family="paragraph" style:parent-style-name="Heading_20_1">
      <style:text-properties fo:language="de" fo:country="DE"/>
    </style:style>
    <style:style style:name="P153" style:family="paragraph" style:parent-style-name="Heading_20_1" style:list-style-name="">
      <style:text-properties fo:language="de" fo:country="DE"/>
    </style:style>
    <style:style style:name="P154" style:family="paragraph" style:parent-style-name="Heading_20_1" style:list-style-name="">
      <style:text-properties fo:language="de" fo:country="DE" officeooo:paragraph-rsid="004c4b71"/>
    </style:style>
    <style:style style:name="P155" style:family="paragraph" style:parent-style-name="Heading_20_1" style:list-style-name="">
      <style:text-properties fo:language="de" fo:country="DE" officeooo:paragraph-rsid="0040210c"/>
    </style:style>
    <style:style style:name="P156" style:family="paragraph" style:parent-style-name="Heading_20_1" style:list-style-name="">
      <style:text-properties fo:language="de" fo:country="DE" officeooo:paragraph-rsid="016fab1e"/>
    </style:style>
    <style:style style:name="P157" style:family="paragraph" style:parent-style-name="Heading_20_1" style:list-style-name="">
      <style:text-properties style:font-name="Open Sans2" fo:language="de" fo:country="DE" officeooo:paragraph-rsid="0040210c"/>
    </style:style>
    <style:style style:name="P158" style:family="paragraph" style:parent-style-name="Heading_20_1">
      <style:paragraph-properties fo:break-before="page"/>
      <style:text-properties fo:language="de" fo:country="DE" officeooo:paragraph-rsid="0040210c"/>
    </style:style>
    <style:style style:name="P159" style:family="paragraph" style:parent-style-name="Heading_20_1">
      <style:paragraph-properties fo:break-before="page"/>
      <style:text-properties fo:language="de" fo:country="DE" officeooo:paragraph-rsid="016fab1e"/>
    </style:style>
    <style:style style:name="P160" style:family="paragraph" style:parent-style-name="Text_20_body" style:list-style-name="L17">
      <style:text-properties officeooo:paragraph-rsid="0130ad07"/>
    </style:style>
    <style:style style:name="P161" style:family="paragraph" style:parent-style-name="Text_20_body" style:list-style-name="L17">
      <style:text-properties officeooo:rsid="00c6df55" officeooo:paragraph-rsid="0130ad07"/>
    </style:style>
    <style:style style:name="P162" style:family="paragraph" style:parent-style-name="Heading_20_3">
      <style:text-properties fo:language="de" fo:country="DE"/>
    </style:style>
    <style:style style:name="P163" style:family="paragraph" style:parent-style-name="Heading_20_3">
      <style:text-properties fo:language="de" fo:country="DE" officeooo:paragraph-rsid="004b5d34"/>
    </style:style>
    <style:style style:name="P164" style:family="paragraph" style:parent-style-name="Heading_20_2">
      <style:text-properties fo:language="de" fo:country="DE"/>
    </style:style>
    <style:style style:name="P165" style:family="paragraph" style:parent-style-name="Heading_20_2">
      <style:text-properties fo:language="de" fo:country="DE" officeooo:paragraph-rsid="00bf639d"/>
    </style:style>
    <style:style style:name="P166" style:family="paragraph" style:parent-style-name="Heading_20_2">
      <style:text-properties fo:language="de" fo:country="DE" officeooo:paragraph-rsid="0040210c"/>
    </style:style>
    <style:style style:name="P167" style:family="paragraph" style:parent-style-name="Heading_20_2">
      <style:text-properties fo:language="de" fo:country="DE" officeooo:paragraph-rsid="002a3a7a"/>
    </style:style>
    <style:style style:name="P168" style:family="paragraph" style:parent-style-name="Table_20_Contents" style:list-style-name="L18">
      <style:text-properties officeooo:rsid="0155d80c" officeooo:paragraph-rsid="0155d80c"/>
    </style:style>
    <style:style style:name="P169" style:family="paragraph" style:parent-style-name="Table_20_Contents" style:list-style-name="L19">
      <style:text-properties officeooo:rsid="0155d80c" officeooo:paragraph-rsid="0155d80c"/>
    </style:style>
    <style:style style:name="P170" style:family="paragraph" style:parent-style-name="Table_20_Contents" style:list-style-name="L20">
      <style:text-properties officeooo:rsid="0155d80c" officeooo:paragraph-rsid="0155d80c"/>
    </style:style>
    <style:style style:name="P171" style:family="paragraph" style:parent-style-name="Table_20_Contents" style:list-style-name="L21">
      <style:text-properties officeooo:rsid="0155d80c" officeooo:paragraph-rsid="0155d80c"/>
    </style:style>
    <style:style style:name="P172" style:family="paragraph" style:parent-style-name="Table_20_Contents" style:list-style-name="L22">
      <style:text-properties officeooo:rsid="0155d80c" officeooo:paragraph-rsid="0155d80c"/>
    </style:style>
    <style:style style:name="P173" style:family="paragraph" style:parent-style-name="Table_20_Contents" style:list-style-name="L23">
      <style:text-properties officeooo:paragraph-rsid="00a108a7"/>
    </style:style>
    <style:style style:name="P174" style:family="paragraph" style:parent-style-name="Table_20_Contents" style:list-style-name="L24">
      <style:text-properties officeooo:rsid="014d1373" officeooo:paragraph-rsid="014d1373"/>
    </style:style>
    <style:style style:name="P175" style:family="paragraph" style:parent-style-name="Table_20_Contents" style:list-style-name="L25">
      <style:text-properties officeooo:rsid="014e2f74" officeooo:paragraph-rsid="014e2f74"/>
    </style:style>
    <style:style style:name="P176" style:family="paragraph" style:parent-style-name="Table_20_Contents" style:list-style-name="L25">
      <style:text-properties fo:language="de" fo:country="DE" officeooo:rsid="00a2aaf0" officeooo:paragraph-rsid="014e2f74"/>
    </style:style>
    <style:style style:name="P177" style:family="paragraph" style:parent-style-name="Table_20_Contents" style:list-style-name="L26">
      <style:text-properties fo:language="de" fo:country="DE" officeooo:rsid="00a5de32" officeooo:paragraph-rsid="00a5de32"/>
    </style:style>
    <style:style style:name="P178" style:family="paragraph" style:parent-style-name="Table_20_Contents" style:list-style-name="L32">
      <style:text-properties fo:language="de" fo:country="DE" officeooo:rsid="00a5de32" officeooo:paragraph-rsid="00cb723f"/>
    </style:style>
    <style:style style:name="P179" style:family="paragraph" style:parent-style-name="Table_20_Contents" style:list-style-name="L34">
      <style:text-properties fo:language="de" fo:country="DE" officeooo:rsid="00a5de32" officeooo:paragraph-rsid="00cb723f"/>
    </style:style>
    <style:style style:name="P180" style:family="paragraph" style:parent-style-name="Table_20_Contents" style:list-style-name="L37">
      <style:text-properties fo:language="de" fo:country="DE" officeooo:rsid="00a5de32" officeooo:paragraph-rsid="0153427f"/>
    </style:style>
    <style:style style:name="P181" style:family="paragraph" style:parent-style-name="Table_20_Contents" style:list-style-name="L38">
      <style:text-properties fo:language="de" fo:country="DE" officeooo:rsid="00a5de32" officeooo:paragraph-rsid="00cb723f"/>
    </style:style>
    <style:style style:name="P182" style:family="paragraph" style:parent-style-name="Table_20_Contents" style:list-style-name="L41">
      <style:text-properties fo:language="de" fo:country="DE" officeooo:rsid="00a5de32" officeooo:paragraph-rsid="00cb723f"/>
    </style:style>
    <style:style style:name="P183" style:family="paragraph" style:parent-style-name="Table_20_Contents" style:list-style-name="L44">
      <style:text-properties fo:language="de" fo:country="DE" officeooo:rsid="00a5de32" officeooo:paragraph-rsid="00cb723f"/>
    </style:style>
    <style:style style:name="P184" style:family="paragraph" style:parent-style-name="Table_20_Contents" style:list-style-name="L44">
      <style:text-properties fo:language="de" fo:country="DE" officeooo:rsid="00a5de32" officeooo:paragraph-rsid="0172295c"/>
    </style:style>
    <style:style style:name="P185" style:family="paragraph" style:parent-style-name="Table_20_Contents" style:list-style-name="L44">
      <style:text-properties fo:language="de" fo:country="DE" officeooo:rsid="00a5de32" officeooo:paragraph-rsid="0173dee1"/>
    </style:style>
    <style:style style:name="P186" style:family="paragraph" style:parent-style-name="Table_20_Contents" style:list-style-name="L27">
      <style:text-properties fo:language="de" fo:country="DE" officeooo:rsid="00cd4dd7" officeooo:paragraph-rsid="014ea212"/>
    </style:style>
    <style:style style:name="P187" style:family="paragraph" style:parent-style-name="Table_20_Contents" style:list-style-name="L27">
      <style:text-properties fo:language="de" fo:country="DE" officeooo:rsid="00cc733f" officeooo:paragraph-rsid="014ea212"/>
    </style:style>
    <style:style style:name="P188" style:family="paragraph" style:parent-style-name="Table_20_Contents" style:list-style-name="L28">
      <style:text-properties fo:language="de" fo:country="DE" officeooo:rsid="00a75f98" officeooo:paragraph-rsid="014ea212"/>
    </style:style>
    <style:style style:name="P189" style:family="paragraph" style:parent-style-name="Table_20_Contents" style:list-style-name="L40">
      <style:text-properties fo:language="de" fo:country="DE" officeooo:rsid="00a75f98" officeooo:paragraph-rsid="00cb723f"/>
    </style:style>
    <style:style style:name="P190" style:family="paragraph" style:parent-style-name="Table_20_Contents" style:list-style-name="L43">
      <style:text-properties fo:language="de" fo:country="DE" officeooo:rsid="00a75f98" officeooo:paragraph-rsid="00cb723f"/>
    </style:style>
    <style:style style:name="P191" style:family="paragraph" style:parent-style-name="Table_20_Contents" style:list-style-name="L46">
      <style:text-properties fo:language="de" fo:country="DE" officeooo:rsid="00a75f98" officeooo:paragraph-rsid="00cb723f"/>
    </style:style>
    <style:style style:name="P192" style:family="paragraph" style:parent-style-name="Table_20_Contents" style:list-style-name="L48">
      <style:text-properties fo:language="de" fo:country="DE" officeooo:rsid="00a75f98" officeooo:paragraph-rsid="0172295c"/>
    </style:style>
    <style:style style:name="P193" style:family="paragraph" style:parent-style-name="Table_20_Contents" style:list-style-name="L50">
      <style:text-properties fo:language="de" fo:country="DE" officeooo:rsid="00a75f98" officeooo:paragraph-rsid="0173dee1"/>
    </style:style>
    <style:style style:name="P194" style:family="paragraph" style:parent-style-name="Table_20_Contents" style:list-style-name="L31">
      <style:text-properties fo:language="de" fo:country="DE" fo:font-weight="normal" officeooo:rsid="00e4f5ce" officeooo:paragraph-rsid="014f2614" style:font-weight-asian="normal" style:font-weight-complex="normal"/>
    </style:style>
    <style:style style:name="P195" style:family="paragraph" style:parent-style-name="Table_20_Contents" style:list-style-name="L33">
      <style:text-properties fo:language="de" fo:country="DE" officeooo:rsid="002c8056" officeooo:paragraph-rsid="00cb723f"/>
    </style:style>
    <style:style style:name="P196" style:family="paragraph" style:parent-style-name="Table_20_Contents" style:list-style-name="L39">
      <style:text-properties fo:language="de" fo:country="DE" officeooo:rsid="002c8056" officeooo:paragraph-rsid="00cb723f"/>
    </style:style>
    <style:style style:name="P197" style:family="paragraph" style:parent-style-name="Table_20_Contents" style:list-style-name="L42">
      <style:text-properties fo:language="de" fo:country="DE" officeooo:rsid="002c8056" officeooo:paragraph-rsid="00cb723f"/>
    </style:style>
    <style:style style:name="P198" style:family="paragraph" style:parent-style-name="Table_20_Contents" style:list-style-name="L45">
      <style:text-properties fo:language="de" fo:country="DE" officeooo:rsid="002c8056" officeooo:paragraph-rsid="00cb723f"/>
    </style:style>
    <style:style style:name="P199" style:family="paragraph" style:parent-style-name="Table_20_Contents" style:list-style-name="L47">
      <style:text-properties fo:language="de" fo:country="DE" officeooo:rsid="002c8056" officeooo:paragraph-rsid="0172295c"/>
    </style:style>
    <style:style style:name="P200" style:family="paragraph" style:parent-style-name="Table_20_Contents" style:list-style-name="L49">
      <style:text-properties fo:language="de" fo:country="DE" officeooo:rsid="002c8056" officeooo:paragraph-rsid="0173dee1"/>
    </style:style>
    <style:style style:name="P201" style:family="paragraph" style:parent-style-name="Table_20_Contents" style:list-style-name="L35">
      <style:text-properties fo:language="de" fo:country="DE" officeooo:rsid="014bca0e" officeooo:paragraph-rsid="01511b2d"/>
    </style:style>
    <style:style style:name="P202" style:family="paragraph" style:parent-style-name="Table_20_Contents" style:list-style-name="L35">
      <style:text-properties fo:language="de" fo:country="DE" officeooo:rsid="00de9e0d" officeooo:paragraph-rsid="01511b2d"/>
    </style:style>
    <style:style style:name="P203" style:family="paragraph" style:parent-style-name="Table_20_Contents" style:list-style-name="L36">
      <style:text-properties fo:language="de" fo:country="DE" officeooo:rsid="00cedc72" officeooo:paragraph-rsid="00cedc72"/>
    </style:style>
    <style:style style:name="P204" style:family="paragraph" style:parent-style-name="Table_20_Contents" style:list-style-name="L27">
      <style:text-properties officeooo:paragraph-rsid="014ea212"/>
    </style:style>
    <style:style style:name="P205" style:family="paragraph" style:parent-style-name="Table_20_Contents" style:list-style-name="L28">
      <style:text-properties officeooo:paragraph-rsid="014ea212"/>
    </style:style>
    <style:style style:name="P206" style:family="paragraph" style:parent-style-name="Table_20_Contents" style:list-style-name="L29">
      <style:text-properties officeooo:paragraph-rsid="00cedc72"/>
    </style:style>
    <style:style style:name="P207" style:family="paragraph" style:parent-style-name="Table_20_Contents" style:list-style-name="L30">
      <style:text-properties officeooo:paragraph-rsid="00cedc72"/>
    </style:style>
    <style:style style:name="P208" style:family="paragraph" style:parent-style-name="Table_20_Contents" style:list-style-name="L31">
      <style:text-properties officeooo:paragraph-rsid="014f2614"/>
    </style:style>
    <style:style style:name="P209" style:family="paragraph" style:parent-style-name="Table_20_Contents" style:list-style-name="L35">
      <style:text-properties officeooo:paragraph-rsid="01511b2d"/>
    </style:style>
    <style:style style:name="P210" style:family="paragraph" style:parent-style-name="Table_20_Contents" style:list-style-name="L37">
      <style:text-properties officeooo:paragraph-rsid="0153427f"/>
    </style:style>
    <style:style style:name="P211" style:family="paragraph" style:parent-style-name="Contents_20_1" style:master-page-name="Index">
      <style:paragraph-properties style:page-number="1" fo:break-before="page">
        <style:tab-stops>
          <style:tab-stop style:position="6.9252in" style:type="right" style:leader-style="dotted" style:leader-text="."/>
        </style:tab-stops>
      </style:paragraph-properties>
    </style:style>
    <style:style style:name="P212" style:family="paragraph" style:parent-style-name="Heading_20_4">
      <style:text-properties fo:language="de" fo:country="DE"/>
    </style:style>
    <style:style style:name="P213" style:family="paragraph" style:parent-style-name="Heading_20_4">
      <style:text-properties fo:language="de" fo:country="DE" officeooo:paragraph-rsid="0022998e"/>
    </style:style>
    <style:style style:name="P214" style:family="paragraph">
      <loext:graphic-properties draw:fill="none" draw:fill-color="#ffffff"/>
      <style:text-properties style:font-name="Open Sans2" fo:font-size="36pt" fo:font-weight="normal" style:font-size-asian="36pt" style:font-weight-asian="normal" style:font-size-complex="36pt" style:font-weight-complex="normal"/>
    </style:style>
    <style:style style:name="P215" style:family="paragraph">
      <loext:graphic-properties draw:fill="none" draw:fill-color="#ffffff"/>
      <style:text-properties style:font-name="Open Sans2"/>
    </style:style>
    <style:style style:name="P216" style:family="paragraph">
      <style:paragraph-properties fo:text-align="end"/>
    </style:style>
    <style:style style:name="P217" style:family="paragraph">
      <loext:graphic-properties draw:fill="none" draw:fill-color="#ffffff"/>
      <style:paragraph-properties fo:text-align="end"/>
      <style:text-properties fo:font-size="28pt" fo:font-weight="bold" style:font-size-asian="28pt" style:font-weight-asian="bold" style:font-size-complex="28pt" style:font-weight-complex="bold"/>
    </style:style>
    <style:style style:name="P218" style:family="paragraph">
      <loext:graphic-properties draw:fill="none" draw:fill-color="#ffffff"/>
      <style:paragraph-properties fo:text-align="end"/>
      <style:text-properties fo:font-size="10pt" style:font-size-asian="10pt" style:font-size-complex="10pt"/>
    </style:style>
    <style:style style:name="P219" style:family="paragraph">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hyphenate="false"/>
    </style:style>
    <style:style style:name="P220" style:family="paragraph">
      <loext:graphic-properties draw:fill="none" draw:fill-color="#ffffff"/>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Open Sans2"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fo:hyphenate="false"/>
    </style:style>
    <style:style style:name="P221" style:family="paragraph">
      <loext:graphic-properties draw:fill="none" draw:fill-color="#ffffff"/>
      <style:paragraph-properties fo:text-align="end"/>
    </style:style>
    <style:style style:name="P222" style:family="paragraph">
      <loext:graphic-properties draw:fill="solid" draw:fill-color="#44546a"/>
      <style:paragraph-properties fo:text-align="start"/>
    </style:style>
    <style:style style:name="P223" style:family="paragraph">
      <loext:graphic-properties draw:fill="solid" draw:fill-color="#5b9bd5"/>
      <style:paragraph-properties fo:margin-top="0in" fo:margin-bottom="0in" fo:line-height="100%" fo:text-align="end"/>
      <style:text-properties style:font-name="Open Sans2"/>
    </style:style>
    <style:style style:name="P224" style:family="paragraph">
      <loext:graphic-properties draw:fill="solid" draw:fill-color="#44546a" draw:opacity="20%"/>
      <style:paragraph-properties fo:text-align="start"/>
    </style:style>
    <style:style style:name="T1" style:family="text">
      <style:text-properties officeooo:rsid="00193c5c"/>
    </style:style>
    <style:style style:name="T2" style:family="text">
      <style:text-properties officeooo:rsid="001e7d81"/>
    </style:style>
    <style:style style:name="T3" style:family="text">
      <style:text-properties officeooo:rsid="0020fae3"/>
    </style:style>
    <style:style style:name="T4" style:family="text">
      <style:text-properties officeooo:rsid="0022998e"/>
    </style:style>
    <style:style style:name="T5" style:family="text">
      <style:text-properties officeooo:rsid="002c8056"/>
    </style:style>
    <style:style style:name="T6" style:family="text">
      <style:text-properties officeooo:rsid="003562d3"/>
    </style:style>
    <style:style style:name="T7" style:family="text">
      <style:text-properties officeooo:rsid="004d9ec2"/>
    </style:style>
    <style:style style:name="T8" style:family="text">
      <style:text-properties officeooo:rsid="0052dd39"/>
    </style:style>
    <style:style style:name="T9" style:family="text">
      <style:text-properties style:font-name="Open Sans2"/>
    </style:style>
    <style:style style:name="T10" style:family="text">
      <style:text-properties style:font-name="Open Sans2" fo:font-weight="normal" style:font-weight-asian="normal" style:font-weight-complex="normal"/>
    </style:style>
    <style:style style:name="T11" style:family="text">
      <style:text-properties style:font-name="Open Sans2" fo:font-weight="normal" officeooo:rsid="0058bfd8" style:font-weight-asian="normal" style:font-weight-complex="normal"/>
    </style:style>
    <style:style style:name="T12" style:family="text">
      <style:text-properties style:font-name="Open Sans2" fo:font-weight="normal" officeooo:rsid="0059bdfd" style:font-weight-asian="normal" style:font-weight-complex="normal"/>
    </style:style>
    <style:style style:name="T13" style:family="text">
      <style:text-properties style:font-name="Open Sans2" fo:font-weight="normal" officeooo:rsid="005b4066" style:font-weight-asian="normal" style:font-weight-complex="normal"/>
    </style:style>
    <style:style style:name="T14" style:family="text">
      <style:text-properties style:font-name="Open Sans2" officeooo:rsid="005733f3"/>
    </style:style>
    <style:style style:name="T15" style:family="text">
      <style:text-properties officeooo:rsid="00a108a7"/>
    </style:style>
    <style:style style:name="T16" style:family="text">
      <style:text-properties officeooo:rsid="00ba1bb5"/>
    </style:style>
    <style:style style:name="T17" style:family="text">
      <style:text-properties fo:language="de" fo:country="DE"/>
    </style:style>
    <style:style style:name="T18" style:family="text">
      <style:text-properties fo:language="de" fo:country="DE" officeooo:rsid="00c2355a"/>
    </style:style>
    <style:style style:name="T19" style:family="text">
      <style:text-properties fo:language="de" fo:country="DE" officeooo:rsid="010195a8"/>
    </style:style>
    <style:style style:name="T20" style:family="text">
      <style:text-properties fo:language="de" fo:country="DE" officeooo:rsid="01029e08"/>
    </style:style>
    <style:style style:name="T21" style:family="text">
      <style:text-properties fo:language="de" fo:country="DE" officeooo:rsid="0104bfbc"/>
    </style:style>
    <style:style style:name="T22" style:family="text">
      <style:text-properties fo:language="de" fo:country="DE" officeooo:rsid="01094eb8"/>
    </style:style>
    <style:style style:name="T23" style:family="text">
      <style:text-properties fo:language="de" fo:country="DE" officeooo:rsid="010bcef8"/>
    </style:style>
    <style:style style:name="T24" style:family="text">
      <style:text-properties fo:language="de" fo:country="DE" officeooo:rsid="010d660b"/>
    </style:style>
    <style:style style:name="T25" style:family="text">
      <style:text-properties fo:language="de" fo:country="DE" officeooo:rsid="011f03f8"/>
    </style:style>
    <style:style style:name="T26" style:family="text">
      <style:text-properties fo:language="de" fo:country="DE" officeooo:rsid="01222e66"/>
    </style:style>
    <style:style style:name="T27" style:family="text">
      <style:text-properties fo:language="de" fo:country="DE" officeooo:rsid="0123af5d"/>
    </style:style>
    <style:style style:name="T28" style:family="text">
      <style:text-properties fo:language="de" fo:country="DE" officeooo:rsid="012409ec"/>
    </style:style>
    <style:style style:name="T29" style:family="text">
      <style:text-properties fo:language="de" fo:country="DE" officeooo:rsid="012d1678"/>
    </style:style>
    <style:style style:name="T30" style:family="text">
      <style:text-properties fo:language="de" fo:country="DE" officeooo:rsid="012e4777"/>
    </style:style>
    <style:style style:name="T31" style:family="text">
      <style:text-properties fo:language="de" fo:country="DE" officeooo:rsid="012f437e"/>
    </style:style>
    <style:style style:name="T32" style:family="text">
      <style:text-properties fo:language="de" fo:country="DE" fo:font-style="normal" officeooo:rsid="00c6df55" style:font-style-asian="normal" style:font-style-complex="normal"/>
    </style:style>
    <style:style style:name="T33" style:family="text">
      <style:text-properties fo:language="de" fo:country="DE" fo:font-style="normal" officeooo:rsid="01349bfe" style:font-style-asian="normal" style:font-style-complex="normal"/>
    </style:style>
    <style:style style:name="T34" style:family="text">
      <style:text-properties fo:language="de" fo:country="DE" officeooo:rsid="014bca0e"/>
    </style:style>
    <style:style style:name="T35" style:family="text">
      <style:text-properties fo:language="de" fo:country="DE" officeooo:rsid="00a108a7"/>
    </style:style>
    <style:style style:name="T36" style:family="text">
      <style:text-properties fo:language="de" fo:country="DE" officeooo:rsid="010ff309"/>
    </style:style>
    <style:style style:name="T37" style:family="text">
      <style:text-properties fo:language="de" fo:country="DE" officeooo:rsid="00a1f425"/>
    </style:style>
    <style:style style:name="T38" style:family="text">
      <style:text-properties fo:language="de" fo:country="DE" officeooo:rsid="00a2aaf0"/>
    </style:style>
    <style:style style:name="T39" style:family="text">
      <style:text-properties fo:language="de" fo:country="DE" officeooo:rsid="00a5de32"/>
    </style:style>
    <style:style style:name="T40" style:family="text">
      <style:text-properties fo:language="de" fo:country="DE" officeooo:rsid="00cd4dd7"/>
    </style:style>
    <style:style style:name="T41" style:family="text">
      <style:text-properties fo:language="de" fo:country="DE" officeooo:rsid="00d035be"/>
    </style:style>
    <style:style style:name="T42" style:family="text">
      <style:text-properties fo:language="de" fo:country="DE" officeooo:rsid="0141909d"/>
    </style:style>
    <style:style style:name="T43" style:family="text">
      <style:text-properties fo:language="de" fo:country="DE" officeooo:rsid="0142813a"/>
    </style:style>
    <style:style style:name="T44" style:family="text">
      <style:text-properties fo:language="de" fo:country="DE" officeooo:rsid="00cc733f"/>
    </style:style>
    <style:style style:name="T45" style:family="text">
      <style:text-properties fo:language="de" fo:country="DE" officeooo:rsid="01428593"/>
    </style:style>
    <style:style style:name="T46" style:family="text">
      <style:text-properties fo:language="de" fo:country="DE" officeooo:rsid="00a75f98"/>
    </style:style>
    <style:style style:name="T47" style:family="text">
      <style:text-properties fo:language="de" fo:country="DE" officeooo:rsid="00a8f735"/>
    </style:style>
    <style:style style:name="T48" style:family="text">
      <style:text-properties fo:language="de" fo:country="DE" officeooo:rsid="00eb6c7b"/>
    </style:style>
    <style:style style:name="T49" style:family="text">
      <style:text-properties fo:language="de" fo:country="DE" officeooo:rsid="00cedc72"/>
    </style:style>
    <style:style style:name="T50" style:family="text">
      <style:text-properties fo:language="de" fo:country="DE" officeooo:rsid="00ed665a"/>
    </style:style>
    <style:style style:name="T51" style:family="text">
      <style:text-properties fo:language="de" fo:country="DE" fo:font-weight="normal" officeooo:rsid="00a5de32" style:font-weight-asian="normal" style:font-weight-complex="normal"/>
    </style:style>
    <style:style style:name="T52" style:family="text">
      <style:text-properties fo:language="de" fo:country="DE" fo:font-weight="normal" officeooo:rsid="01879e48" style:font-weight-asian="normal" style:font-weight-complex="normal"/>
    </style:style>
    <style:style style:name="T53" style:family="text">
      <style:text-properties fo:language="de" fo:country="DE" officeooo:rsid="01541c82"/>
    </style:style>
    <style:style style:name="T54" style:family="text">
      <style:text-properties fo:language="de" fo:country="DE" officeooo:rsid="01879e48"/>
    </style:style>
    <style:style style:name="T55" style:family="text">
      <style:text-properties officeooo:rsid="00c1ca37"/>
    </style:style>
    <style:style style:name="T56" style:family="text">
      <style:text-properties officeooo:rsid="00c2355a"/>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officeooo:rsid="012617b1" style:font-style-asian="italic" style:font-style-complex="italic"/>
    </style:style>
    <style:style style:name="T60" style:family="text">
      <style:text-properties fo:font-style="italic" officeooo:rsid="0130fc60" style:font-style-asian="italic" style:font-style-complex="italic"/>
    </style:style>
    <style:style style:name="T61" style:family="text">
      <style:text-properties officeooo:rsid="00cb723f"/>
    </style:style>
    <style:style style:name="T62" style:family="text">
      <style:text-properties officeooo:rsid="00e0421c"/>
    </style:style>
    <style:style style:name="T63" style:family="text">
      <style:text-properties officeooo:rsid="00fae830"/>
    </style:style>
    <style:style style:name="T64" style:family="text">
      <style:text-properties officeooo:rsid="00fc549a"/>
    </style:style>
    <style:style style:name="T65" style:family="text">
      <style:text-properties officeooo:rsid="00fd09f7"/>
    </style:style>
    <style:style style:name="T66" style:family="text">
      <style:text-properties officeooo:rsid="0104e48a"/>
    </style:style>
    <style:style style:name="T67" style:family="text">
      <style:text-properties officeooo:rsid="01094eb8"/>
    </style:style>
    <style:style style:name="T68" style:family="text">
      <style:text-properties officeooo:rsid="0116fe79"/>
    </style:style>
    <style:style style:name="T69" style:family="text">
      <style:text-properties officeooo:rsid="011b6393"/>
    </style:style>
    <style:style style:name="T70" style:family="text">
      <style:text-properties officeooo:rsid="011d16b5"/>
    </style:style>
    <style:style style:name="T71" style:family="text">
      <style:text-properties officeooo:rsid="0124cbe6"/>
    </style:style>
    <style:style style:name="T72" style:family="text">
      <style:text-properties officeooo:rsid="0125fb57"/>
    </style:style>
    <style:style style:name="T73" style:family="text">
      <style:text-properties officeooo:rsid="012617b1"/>
    </style:style>
    <style:style style:name="T74" style:family="text">
      <style:text-properties officeooo:rsid="0129c0d4"/>
    </style:style>
    <style:style style:name="T75" style:family="text">
      <style:text-properties officeooo:rsid="013067d3"/>
    </style:style>
    <style:style style:name="T76" style:family="text">
      <style:text-properties officeooo:rsid="00c6df55"/>
    </style:style>
    <style:style style:name="T77" style:family="text">
      <style:text-properties officeooo:rsid="0135c1e1"/>
    </style:style>
    <style:style style:name="T78" style:family="text">
      <style:text-properties officeooo:rsid="013a9e3c"/>
    </style:style>
    <style:style style:name="T79" style:family="text">
      <style:text-properties officeooo:rsid="013bc0c2"/>
    </style:style>
    <style:style style:name="T80" style:family="text">
      <style:text-properties officeooo:rsid="013cc3f6"/>
    </style:style>
    <style:style style:name="T81" style:family="text">
      <style:text-properties officeooo:rsid="014344ae"/>
    </style:style>
    <style:style style:name="T82" style:family="text">
      <style:text-properties officeooo:rsid="0145369f"/>
    </style:style>
    <style:style style:name="T83" style:family="text">
      <style:text-properties officeooo:rsid="01541c82"/>
    </style:style>
    <style:style style:name="T84" style:family="text">
      <style:text-properties officeooo:rsid="0159fff6"/>
    </style:style>
    <style:style style:name="T85" style:family="text">
      <style:text-properties officeooo:rsid="016e29dd"/>
    </style:style>
    <style:style style:name="T86" style:family="text">
      <style:text-properties officeooo:rsid="0173dee1"/>
    </style:style>
    <style:style style:name="T87" style:family="text">
      <style:text-properties officeooo:rsid="01785074"/>
    </style:style>
    <style:style style:name="T88" style:family="text">
      <style:text-properties officeooo:rsid="0178bb18"/>
    </style:style>
    <style:style style:name="T89" style:family="text">
      <style:text-properties officeooo:rsid="01799495"/>
    </style:style>
    <style:style style:name="T90" style:family="text">
      <style:text-properties officeooo:rsid="017d6de4"/>
    </style:style>
    <style:style style:name="T91" style:family="text">
      <style:text-properties officeooo:rsid="017f021e"/>
    </style:style>
    <style:style style:name="T92" style:family="text">
      <style:text-properties officeooo:rsid="0181407c"/>
    </style:style>
    <style:style style:name="T93" style:family="text">
      <style:text-properties officeooo:rsid="0181da85"/>
    </style:style>
    <style:style style:name="T94" style:family="text">
      <style:text-properties officeooo:rsid="01879e48"/>
    </style:style>
    <style:style style:name="T95" style:family="text">
      <style:text-properties officeooo:rsid="0189047f"/>
    </style:style>
    <style:style style:name="T96" style:family="text">
      <style:text-properties officeooo:rsid="018d23d1"/>
    </style:style>
    <style:style style:name="T97" style:family="text">
      <style:text-properties officeooo:rsid="018edcab"/>
    </style:style>
    <style:style style:name="T98" style:family="text">
      <style:text-properties officeooo:rsid="019070c5"/>
    </style:style>
    <style:style style:name="T99" style:family="text">
      <style:text-properties officeooo:rsid="01929a3c"/>
    </style:style>
    <style:style style:name="T100" style:family="text">
      <style:text-properties officeooo:rsid="0192f012"/>
    </style:style>
    <style:style style:name="T101" style:family="text">
      <style:text-properties style:font-name="Open Sans2" fo:font-size="36pt" fo:font-weight="normal" style:font-size-asian="36pt" style:font-weight-asian="normal" style:font-size-complex="36pt" style:font-weight-complex="normal"/>
    </style:style>
    <style:style style:name="T102" style:family="text">
      <style:text-properties style:font-name="Open Sans2" fo:font-size="18pt" fo:font-weight="normal" style:font-size-asian="18pt" style:font-weight-asian="normal" style:font-size-complex="18pt" style:font-weight-complex="normal"/>
    </style:style>
    <style:style style:name="T103" style:family="text">
      <style:text-properties style:font-name="Open Sans2" fo:font-size="28pt" fo:font-weight="bold" style:font-size-asian="28pt" style:font-weight-asian="bold" style:font-size-complex="28pt" style:font-weight-complex="bold"/>
    </style:style>
    <style:style style:name="T104" style:family="text">
      <style:text-properties fo:font-size="10pt" style:font-size-asian="10pt" style:font-size-complex="10pt"/>
    </style:style>
    <style:style style:name="T105" style:family="text">
      <style:text-properties fo:font-variant="normal" fo:text-transform="none" fo:color="#ffffff" style:text-outline="false" style:text-line-through-style="none" style:text-line-through-type="none" style:text-position="0% 100%" style:font-name="Open Sans2"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style:style>
    <style:style style:name="T106" style:family="text">
      <style:text-properties fo:color="#729fcf" fo:font-size="13pt" fo:font-weight="bold" style:font-size-asian="13pt" style:font-weight-asian="bold" style:font-size-complex="13pt" style:font-weight-complex="bold"/>
    </style:style>
    <style:style style:name="T107" style:family="text">
      <style:text-properties fo:color="#729fcf" fo:font-size="13pt" style:font-size-asian="13pt" style:font-size-complex="13pt"/>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7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0.6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none" svg:stroke-width="0.0138in" draw:stroke-linejoin="miter" draw:fill="solid" draw:fill-color="#44546a" draw:textarea-vertical-align="middle" draw:auto-grow-height="false" draw:fit-to-size="false" fo:min-height="10.7465in" fo:min-width="0.0126in" fo:padding-top="0.05in" fo:padding-bottom="0.05in" fo:padding-left="0.1in" fo:padding-right="0.1in" fo:wrap-option="wrap" style:run-through="background"/>
    </style:style>
    <style:style style:name="gr9" style:family="graphic">
      <style:graphic-properties draw:stroke="none" svg:stroke-width="0.0138in" draw:stroke-linejoin="miter" draw:fill="solid" draw:fill-color="#5b9bd5" draw:textarea-vertical-align="middle" draw:auto-grow-height="false" draw:fit-to-size="false" fo:min-height="0.6563in" fo:min-width="1.9362in" fo:padding-top="0in" fo:padding-bottom="0in" fo:padding-left="0.1in" fo:padding-right="0.2in" fo:wrap-option="wrap" style:run-through="background"/>
    </style:style>
    <style:style style:name="gr10" style:family="graphic">
      <style:graphic-properties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1.2063in" fo:min-width="0.1335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0.698in" fo:min-width="0.1181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3.6764in" fo:min-width="0.1827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2.4346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1.7673in" fo:min-width="0.2209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1043in" fo:min-width="0in" fo:padding-top="0.05in" fo:padding-bottom="0.05in" fo:padding-left="0.1in" fo:padding-right="0.1in" fo:wrap-option="wrap" style:run-through="background"/>
    </style:style>
    <style:style style:name="gr17" style:family="graphic">
      <style:graphic-properties draw:stroke="solid" svg:stroke-width="0in" svg:stroke-color="#44546a" draw:stroke-linejoin="round" draw:fill="solid" draw:fill-color="#44546a" draw:textarea-vertical-align="top" draw:auto-grow-height="false" draw:fit-to-size="false" fo:min-height="0.1764in" fo:min-width="0in" fo:padding-top="0.05in" fo:padding-bottom="0.05in" fo:padding-left="0.1in" fo:padding-right="0.1in" fo:wrap-option="wrap" style:run-through="background"/>
    </style:style>
    <style:style style:name="gr18" style:family="graphic">
      <style:graphic-properties draw:stroke="solid" svg:stroke-width="0in" svg:stroke-color="#44546a" draw:stroke-linejoin="round" draw:fill="solid" draw:fill-color="#44546a" draw:textarea-vertical-align="top" draw:auto-grow-height="false" draw:fit-to-size="false" fo:min-height="2.1744in" fo:min-width="0.878in" fo:padding-top="0.05in" fo:padding-bottom="0.05in" fo:padding-left="0.1in" fo:padding-right="0.1in" fo:wrap-option="wrap" style:run-through="background"/>
    </style:style>
    <style:style style:name="gr19" style:family="graphic">
      <style:graphic-properties draw:stroke="solid" svg:stroke-width="0in" svg:stroke-color="#44546a" draw:stroke-linejoin="round" draw:fill="solid" draw:fill-color="#44546a" draw:textarea-vertical-align="top" draw:auto-grow-height="false" draw:fit-to-size="false" fo:min-height="0.4764in" fo:min-width="0in" fo:padding-top="0.05in" fo:padding-bottom="0.05in" fo:padding-left="0.1in" fo:padding-right="0.1in" fo:wrap-option="wrap" style:run-through="background"/>
    </style:style>
    <style:style style:name="gr20" style:family="graphic">
      <style:graphic-properties draw:stroke="solid" svg:stroke-width="0in" svg:stroke-color="#44546a" draw:stroke-linejoin="round" draw:fill="solid" draw:fill-color="#44546a" draw:textarea-vertical-align="top" draw:auto-grow-height="false" draw:fit-to-size="false" fo:min-height="0.0929in" fo:min-width="0in" fo:padding-top="0.05in" fo:padding-bottom="0.05in" fo:padding-left="0.1in" fo:padding-right="0.1in" fo:wrap-option="wrap" style:run-through="background"/>
    </style:style>
    <style:style style:name="gr21" style:family="graphic">
      <style:graphic-properties draw:stroke="solid" svg:stroke-width="0in" svg:stroke-color="#44546a" draw:stroke-linejoin="round" draw:fill="solid" draw:fill-color="#44546a" draw:textarea-vertical-align="top" draw:auto-grow-height="false" draw:fit-to-size="false" fo:min-height="0.0244in" fo:min-width="0in" fo:padding-top="0.05in" fo:padding-bottom="0.05in" fo:padding-left="0.1in" fo:padding-right="0.1in" fo:wrap-option="wrap" style:run-through="background"/>
    </style:style>
    <style:style style:name="gr22" style:family="graphic">
      <style:graphic-properties draw:stroke="solid" svg:stroke-width="0in" svg:stroke-color="#44546a" draw:stroke-linejoin="round" draw:fill="solid" draw:fill-color="#44546a" draw:textarea-vertical-align="top" draw:auto-grow-height="false" draw:fit-to-size="false" fo:min-height="0.25in" fo:min-width="0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1.8953in" fo:min-width="0.3102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1.1189in" fo:min-width="0.2827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0.4362in" fo:min-width="0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2.7516in" fo:min-width="0.4453in" fo:padding-top="0.05in" fo:padding-bottom="0.05in" fo:padding-left="0.1in" fo:padding-right="0.1in" fo:wrap-option="wrap" style:run-through="background"/>
    </style:style>
    <style:style style:name="gr27" style:family="graphic">
      <style:graphic-properties draw:stroke="solid" svg:stroke-width="0in" svg:stroke-color="#44546a" svg:stroke-opacity="20%" draw:stroke-linejoin="round" draw:fill="solid" draw:fill-color="#44546a" draw:opacity="20%" draw:textarea-vertical-align="top" draw:auto-grow-height="false" draw:fit-to-size="false" fo:min-height="0.2138in" fo:min-width="0in" fo:padding-top="0.05in" fo:padding-bottom="0.05in" fo:padding-left="0.1in" fo:padding-right="0.1in" fo:wrap-option="wrap" style:run-through="background"/>
    </style:style>
    <style:style style:name="gr28" style:family="graphic">
      <style:graphic-properties draw:stroke="solid" svg:stroke-width="0in" svg:stroke-color="#44546a" svg:stroke-opacity="20%" draw:stroke-linejoin="round" draw:fill="solid" draw:fill-color="#44546a" draw:opacity="20%" draw:textarea-vertical-align="top" draw:auto-grow-height="false" draw:fit-to-size="false" fo:min-height="0.3217in" fo:min-width="0in" fo:padding-top="0.05in" fo:padding-bottom="0.05in" fo:padding-left="0.1in" fo:padding-right="0.1in" fo:wrap-option="wrap" style:run-through="background"/>
    </style:style>
    <style:style style:name="gr29" style:family="graphic">
      <style:graphic-properties draw:stroke="solid" svg:stroke-width="0in" svg:stroke-color="#44546a" svg:stroke-opacity="20%" draw:stroke-linejoin="round" draw:fill="solid" draw:fill-color="#44546a" draw:opacity="20%" draw:textarea-vertical-align="top" draw:auto-grow-height="false" draw:fit-to-size="false" fo:min-height="3.3665in" fo:min-width="1.4425in" fo:padding-top="0.05in" fo:padding-bottom="0.05in" fo:padding-left="0.1in" fo:padding-right="0.1in" fo:wrap-option="wrap" style:run-through="background"/>
    </style:style>
    <style:style style:name="gr30" style:family="graphic">
      <style:graphic-properties draw:stroke="solid" svg:stroke-width="0in" svg:stroke-color="#44546a" svg:stroke-opacity="20%" draw:stroke-linejoin="round" draw:fill="solid" draw:fill-color="#44546a" draw:opacity="20%" draw:textarea-vertical-align="top" draw:auto-grow-height="false" draw:fit-to-size="false" fo:min-height="0.7681in" fo:min-width="0in" fo:padding-top="0.05in" fo:padding-bottom="0.05in" fo:padding-left="0.1in" fo:padding-right="0.1in" fo:wrap-option="wrap" style:run-through="background"/>
    </style:style>
    <style:style style:name="gr31" style:family="graphic">
      <style:graphic-properties draw:stroke="solid" svg:stroke-width="0in" svg:stroke-color="#44546a" svg:stroke-opacity="20%" draw:stroke-linejoin="round" draw:fill="solid" draw:fill-color="#44546a" draw:opacity="20%" draw:textarea-vertical-align="top" draw:auto-grow-height="false" draw:fit-to-size="false" fo:min-height="0.1925in" fo:min-width="0in" fo:padding-top="0.05in" fo:padding-bottom="0.05in" fo:padding-left="0.1in" fo:padding-right="0.1in" fo:wrap-option="wrap" style:run-through="background"/>
    </style:style>
    <style:style style:name="gr32" style:family="graphic">
      <style:graphic-properties draw:stroke="solid" svg:stroke-width="0in" svg:stroke-color="#44546a" svg:stroke-opacity="20%" draw:stroke-linejoin="round" draw:fill="solid" draw:fill-color="#44546a" draw:opacity="20%" draw:textarea-vertical-align="top" draw:auto-grow-height="false" draw:fit-to-size="false" fo:min-height="0.0917in" fo:min-width="0in" fo:padding-top="0.05in" fo:padding-bottom="0.05in" fo:padding-left="0.1in" fo:padding-right="0.1in" fo:wrap-option="wrap" style:run-through="background"/>
    </style:style>
    <style:style style:name="gr33" style:family="graphic">
      <style:graphic-properties draw:stroke="solid" svg:stroke-width="0in" svg:stroke-color="#44546a" svg:stroke-opacity="20%" draw:stroke-linejoin="round" draw:fill="solid" draw:fill-color="#44546a" draw:opacity="20%" draw:textarea-vertical-align="top" draw:auto-grow-height="false" draw:fit-to-size="false" fo:min-height="0.4366in" fo:min-width="0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text:anchor-type="paragraph" draw:z-index="3" draw:style-name="gr4" draw:text-style-name="P218" svg:width="4.6606in" svg:height="0.3803in" svg:x="2.2957in" svg:y="5.352in"><draw:text-box><text:p text:style-name="P216"><text:span text:style-name="T104">Projektbeginn: 01.12.2014</text:span></text:p><text:p text:style-name="P216"><text:span text:style-name="T104">Projektende: 22.05.2015</text:span></text:p></draw:text-box></draw:frame><draw:frame text:anchor-type="paragraph" draw:z-index="2" draw:style-name="gr3" draw:text-style-name="P217" svg:width="4.6559in" svg:height="0.5307in" svg:x="2.3008in" svg:y="4.8217in"><draw:text-box><text:p text:style-name="P216"><text:span text:style-name="T103">Virtual Private Network</text:span></text:p></draw:text-box></draw:frame><draw:frame text:anchor-type="paragraph" draw:z-index="0" draw:style-name="gr1" draw:text-style-name="P214" svg:width="4.6559in" svg:height="1.7858in" svg:x="2.3008in" svg:y="0.8839in"><draw:text-box><text:p><text:span text:style-name="T101">R. Warrior und Partner Consulting</text:span></text:p><text:p><text:span text:style-name="T102">Projektdokumentation</text:span></text:p></draw:text-box></draw:frame><draw:frame text:anchor-type="paragraph" draw:z-index="1" draw:style-name="gr2" draw:text-style-name="P215" svg:width="4.6559in" svg:height="1.1878in" svg:x="2.3063in" svg:y="2.9252in"><draw:text-box><text:p><text:span text:style-name="T9">Dieses Dokument erläutert die Erstellung, Benutzung und Vorgehensweise eines virtuellen privaten Netzwerkes.</text:span></text:p></draw:text-box></draw:frame><draw:frame text:anchor-type="paragraph" draw:z-index="5" draw:style-name="gr5" draw:text-style-name="P220" svg:width="2.4004in" svg:height="0.6559in" svg:x="-0.4571in" svg:y="1.0244in"><draw:text-box><text:p text:style-name="P219"><text:span text:style-name="T105">2015</text:span></text:p></draw:text-box></draw:frame><draw:frame text:anchor-type="paragraph" draw:z-index="6" draw:style-name="gr6" draw:text-style-name="P221" svg:width="3.8996in" svg:height="0.8717in" svg:x="2.3063in" svg:y="6.8957in"><draw:text-box><text:p><text:span text:style-name="T106">Auftraggeber:</text:span></text:p><text:p><text:span text:style-name="T107">Anna Nass, Rainer Stoff</text:span></text:p><text:p><text:span text:style-name="T104">R. WARRIOR UND PARTNER CONSULTING</text:span></text:p><text:p><text:span text:style-name="T104">Fucking 42, 5121 Österreich</text:span></text:p></draw:text-box></draw:frame><draw:frame text:anchor-type="paragraph" draw:z-index="7" draw:style-name="gr6" draw:text-style-name="P221" svg:width="3.8996in" svg:height="0.8717in" svg:x="2.3063in" svg:y="8.0772in"><draw:text-box><text:p><text:span text:style-name="T106">Auftragnehmer:</text:span></text:p><text:p><text:span text:style-name="T107">Louis Ritter, Maximilian Netter, Ramon Fischer</text:span></text:p><text:p><text:span text:style-name="T104">WIR-MACHEN-DAS GmbH</text:span></text:p><text:p><text:span text:style-name="T104">Hildastraße 24, 69226 Nußloch</text:span></text:p></draw:text-box></draw:frame><draw:g text:anchor-type="paragraph" draw:z-index="8" draw:name="Group 2" draw:style-name="gr7"><draw:custom-shape draw:name="Rectangle 3" draw:style-name="gr8" draw:text-style-name="P222" svg:width="0.2122in" svg:height="10.8461in" svg:x="0.3307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9" draw:text-style-name="P223" svg:width="2.4004in" svg:height="0.6559in" svg:x="0.3307in" svg:y="1.8118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10"><draw:g draw:name="Group 6" draw:style-name="gr10"><draw:custom-shape draw:name="Freeform 20" draw:style-name="gr11" draw:text-style-name="P222" svg:width="0.3331in" svg:height="1.3059in" svg:x="0.9118in" svg:y="8.822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12" draw:text-style-name="P222" svg:width="0.3177in" svg:height="0.7976in" svg:x="1.2618in" svg:y="10.111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13" draw:text-style-name="P222" svg:width="0.3823in" svg:height="3.776in" svg:x="0.5181in" svg:y="5.072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14" draw:text-style-name="P222" svg:width="0.1224in" svg:height="2.5343in" svg:x="0.8626in" svg:y="6.2874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15" draw:text-style-name="P222" svg:width="0.4205in" svg:height="1.8669in" svg:x="0.9008in" svg:y="8.8484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6" draw:text-style-name="P222" svg:width="0.0898in" svg:height="0.2039in" svg:x="1.3441in" svg:y="10.7039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7" draw:text-style-name="P222" svg:width="0.0406in" svg:height="0.276in" svg:x="0.8878in" svg:y="8.702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8" draw:text-style-name="P222" svg:width="1.0776in" svg:height="2.274in" svg:x="1.2461in" svg:y="7.8366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9" draw:text-style-name="P222" svg:width="0.098in" svg:height="0.576in" svg:x="1.2461in" svg:y="10.1276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20" draw:text-style-name="P222" svg:width="0.0843in" svg:height="0.1925in" svg:x="1.3224in" svg:y="10.7157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21" draw:text-style-name="P222" svg:width="0.0189in" svg:height="0.124in" svg:x="1.2461in" svg:y="10.0602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22" draw:text-style-name="P222" svg:width="0.1224in" svg:height="0.3496in" svg:x="1.287in" svg:y="10.5591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10"><draw:custom-shape draw:name="Freeform 8" draw:style-name="gr23" draw:text-style-name="P224" svg:width="0.5098in" svg:height="1.9949in" svg:x="0.5118in" svg:y="7.7303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24" draw:text-style-name="P224" svg:width="0.4823in" svg:height="1.2185in" svg:x="1.0516in" svg:y="9.6894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25" draw:text-style-name="P224" svg:width="0.0815in" svg:height="0.5358in" svg:x="0.4142in" svg:y="7.2295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6" draw:text-style-name="P224" svg:width="0.6449in" svg:height="2.8512in" svg:x="0.4961in" svg:y="7.765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7" draw:text-style-name="P224" svg:width="0.1343in" svg:height="0.3134in" svg:x="1.1736in" svg:y="10.5949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8" draw:text-style-name="P224" svg:width="0.0606in" svg:height="0.4213in" svg:x="0.4791in" svg:y="7.5476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9" draw:text-style-name="P224" svg:width="1.6421in" svg:height="3.4661in" svg:x="1.0224in" svg:y="6.2228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30" draw:text-style-name="P224" svg:width="0.1512in" svg:height="0.8677in" svg:x="1.0224in" svg:y="9.7256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31" draw:text-style-name="P224" svg:width="0.126in" svg:height="0.2921in" svg:x="1.1409in" svg:y="10.6165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32" draw:text-style-name="P224" svg:width="0.028in" svg:height="0.1913in" svg:x="1.0224in" svg:y="9.6146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33" draw:text-style-name="P224" svg:width="0.187in" svg:height="0.5362in" svg:x="1.0843in" svg:y="10.3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h text:style-name="P153" text:outline-level="1"/>
      <text:h text:style-name="P153" text:outline-level="1"/>
      <text:h text:style-name="P157" text:outline-level="1"/>
      <text:h text:style-name="P154" text:outline-level="1"><draw:frame text:anchor-type="paragraph" draw:z-index="4" draw:style-name="gr5" draw:text-style-name="P220" svg:width="2.4004in" svg:height="0.6559in" svg:x="-0.4571in" svg:y="1.0244in"><draw:text-box><text:p text:style-name="P219"><text:span text:style-name="T105">2015</text:span></text:p></draw:text-box></draw:frame></text:h>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1243_242705695" text:style-name="Index_20_Link" text:visited-style-name="Index_20_Link">1 Erläuterung Projektauftrags<text:tab/>4</text:a></text:p>
          <text:p text:style-name="P149"><text:a xlink:type="simple" xlink:href="#__RefHeading__1245_242705695" text:style-name="Index_20_Link" text:visited-style-name="Index_20_Link">1.1 Projektumfeld<text:tab/>4</text:a></text:p>
          <text:p text:style-name="P149"><text:a xlink:type="simple" xlink:href="#__RefHeading__1247_242705695" text:style-name="Index_20_Link" text:visited-style-name="Index_20_Link">1.2 Aufgabenstellung<text:tab/>5</text:a></text:p>
          <text:p text:style-name="P148"><text:a xlink:type="simple" xlink:href="#__RefHeading__1249_242705695" text:style-name="Index_20_Link" text:visited-style-name="Index_20_Link">2 Definitionsphase<text:tab/>5</text:a></text:p>
          <text:p text:style-name="P149"><text:a xlink:type="simple" xlink:href="#__RefHeading__1251_242705695" text:style-name="Index_20_Link" text:visited-style-name="Index_20_Link">2.1 Ist-Analyse<text:tab/>5</text:a></text:p>
          <text:p text:style-name="P150"><text:a xlink:type="simple" xlink:href="#__RefHeading__2319_1530515103" text:style-name="Index_20_Link" text:visited-style-name="Index_20_Link">2.1.1 Verfügbare Hard- und Software:<text:tab/>5</text:a></text:p>
          <text:p text:style-name="P149"><text:a xlink:type="simple" xlink:href="#__RefHeading__1253_242705695" text:style-name="Index_20_Link" text:visited-style-name="Index_20_Link">2.2 Projektziele<text:tab/>7</text:a></text:p>
          <text:p text:style-name="P150"><text:a xlink:type="simple" xlink:href="#__RefHeading__1255_242705695" text:style-name="Index_20_Link" text:visited-style-name="Index_20_Link">2.2.1 Abweichungen vom Projekt<text:tab/>7</text:a></text:p>
          <text:p text:style-name="P150"><text:a xlink:type="simple" xlink:href="#__RefHeading__1257_242705695" text:style-name="Index_20_Link" text:visited-style-name="Index_20_Link">2.2.2 Durchführbarkeitsanalyse<text:tab/>7</text:a></text:p>
          <text:p text:style-name="P149"><text:a xlink:type="simple" xlink:href="#__RefHeading__1259_242705695" text:style-name="Index_20_Link" text:visited-style-name="Index_20_Link">2.3 Soll-Konzept<text:tab/>7</text:a></text:p>
          <text:p text:style-name="P148"><text:a xlink:type="simple" xlink:href="#__RefHeading__1261_242705695" text:style-name="Index_20_Link" text:visited-style-name="Index_20_Link">3 Planungsphase<text:tab/>8</text:a></text:p>
          <text:p text:style-name="P149"><text:a xlink:type="simple" xlink:href="#__RefHeading__1263_242705695" text:style-name="Index_20_Link" text:visited-style-name="Index_20_Link">3.2 Projektstrukturplan<text:tab/>8</text:a></text:p>
          <text:p text:style-name="P149"><text:a xlink:type="simple" xlink:href="#__RefHeading__1265_242705695" text:style-name="Index_20_Link" text:visited-style-name="Index_20_Link">3.3 Qualitätsplan<text:tab/>8</text:a></text:p>
          <text:p text:style-name="P148"><text:a xlink:type="simple" xlink:href="#__RefHeading__1267_242705695" text:style-name="Index_20_Link" text:visited-style-name="Index_20_Link">4 Durchführungsphase<text:tab/>8</text:a></text:p>
          <text:p text:style-name="P149"><text:a xlink:type="simple" xlink:href="#__RefHeading__1269_242705695" text:style-name="Index_20_Link" text:visited-style-name="Index_20_Link">4.1 Installation und Konfiguration<text:tab/>8</text:a></text:p>
          <text:p text:style-name="P150"><text:a xlink:type="simple" xlink:href="#__RefHeading__2821_1568363335" text:style-name="Index_20_Link" text:visited-style-name="Index_20_Link">4.1.1 BIOS<text:tab/>8</text:a></text:p>
          <text:p text:style-name="P150"><text:a xlink:type="simple" xlink:href="#__RefHeading__2083_1530515103" text:style-name="Index_20_Link" text:visited-style-name="Index_20_Link">4.1.2 Festplatten<text:tab/>8</text:a></text:p>
          <text:p text:style-name="P150"><text:a xlink:type="simple" xlink:href="#__RefHeading__1273_242705695" text:style-name="Index_20_Link" text:visited-style-name="Index_20_Link">4.1.3 Server-Betriebssystem<text:tab/>9</text:a></text:p>
          <text:p text:style-name="P150"><text:a xlink:type="simple" xlink:href="#__RefHeading__1968_989596797" text:style-name="Index_20_Link" text:visited-style-name="Index_20_Link">4.1.4 Konfigurieren der VPN-Verbindung<text:tab/>9</text:a></text:p>
          <text:p text:style-name="P150"><text:a xlink:type="simple" xlink:href="#__RefHeading__1277_242705695" text:style-name="Index_20_Link" text:visited-style-name="Index_20_Link">4.1.5 Client-Betriebssysteme<text:tab/>9</text:a></text:p>
          <text:p text:style-name="P149"><text:a xlink:type="simple" xlink:href="#__RefHeading__2047_242705695" text:style-name="Index_20_Link" text:visited-style-name="Index_20_Link">4.2 Konfiguration des Bootmenüs<text:tab/>10</text:a></text:p>
          <text:p text:style-name="P149"><text:a xlink:type="simple" xlink:href="#__RefHeading__2049_242705695" text:style-name="Index_20_Link" text:visited-style-name="Index_20_Link">4.3 Wahl und Installation der Anwendungsprogramme<text:tab/>10</text:a></text:p>
          <text:p text:style-name="P149"><text:a xlink:type="simple" xlink:href="#__RefHeading__2051_242705695" text:style-name="Index_20_Link" text:visited-style-name="Index_20_Link">4.4 Messen der Leistungsaufnahme<text:tab/>10</text:a></text:p>
          <text:p text:style-name="P149"><text:a xlink:type="simple" xlink:href="#__RefHeading__2053_242705695" text:style-name="Index_20_Link" text:visited-style-name="Index_20_Link">4.5 Leistungstest<text:tab/>10</text:a></text:p>
          <text:p text:style-name="P149"><text:a xlink:type="simple" xlink:href="#__RefHeading__2055_242705695" text:style-name="Index_20_Link" text:visited-style-name="Index_20_Link">4.6 Fehlerberichte<text:tab/>10</text:a></text:p>
          <text:p text:style-name="P148"><text:a xlink:type="simple" xlink:href="#__RefHeading__2057_242705695" text:style-name="Index_20_Link" text:visited-style-name="Index_20_Link">5 Abschlussphase<text:tab/>10</text:a></text:p>
          <text:p text:style-name="P149"><text:a xlink:type="simple" xlink:href="#__RefHeading__2059_242705695" text:style-name="Index_20_Link" text:visited-style-name="Index_20_Link">5.1 Fachlicher Soll-Ist-Vergleich<text:tab/>10</text:a></text:p>
          <text:p text:style-name="P149"><text:a xlink:type="simple" xlink:href="#__RefHeading__2061_242705695" text:style-name="Index_20_Link" text:visited-style-name="Index_20_Link">5.2 Zeitlicher Soll-Ist-Vergleich<text:tab/>10</text:a></text:p>
          <text:p text:style-name="P149"><text:a xlink:type="simple" xlink:href="#__RefHeading__2063_242705695" text:style-name="Index_20_Link" text:visited-style-name="Index_20_Link">5.3 Verbesserungsmöglichkeiten<text:tab/>10</text:a></text:p>
          <text:p text:style-name="P148"><text:a xlink:type="simple" xlink:href="#__RefHeading__2065_242705695" text:style-name="Index_20_Link" text:visited-style-name="Index_20_Link">6 Quellen<text:tab/>11</text:a></text:p>
          <text:p text:style-name="P149"><text:a xlink:type="simple" xlink:href="#__RefHeading__2067_242705695" text:style-name="Index_20_Link" text:visited-style-name="Index_20_Link">6.1 Programme<text:tab/>11</text:a></text:p>
          <text:p text:style-name="P149"><text:a xlink:type="simple" xlink:href="#__RefHeading__2069_242705695" text:style-name="Index_20_Link" text:visited-style-name="Index_20_Link">6.2 Informationen<text:tab/>11</text:a></text:p>
          <text:p text:style-name="P148"><text:a xlink:type="simple" xlink:href="#__RefHeading__2071_242705695" text:style-name="Index_20_Link" text:visited-style-name="Index_20_Link">7 Anlagenverzeichnis<text:tab/>12</text:a></text:p>
          <text:p text:style-name="P149"><text:a xlink:type="simple" xlink:href="#__RefHeading__1970_989596797" text:style-name="Index_20_Link" text:visited-style-name="Index_20_Link">7.1 Arbeitszeitplan (18.05. - 22.05.2015)<text:tab/>12</text:a></text:p>
          <text:p text:style-name="P149"><text:a xlink:type="simple" xlink:href="#__RefHeading__2073_242705695" text:style-name="Index_20_Link" text:visited-style-name="Index_20_Link">7.2 Arbeitspakete<text:tab/>12</text:a></text:p>
        </text:index-body>
      </text:table-of-content>
      <text:h text:style-name="P155" text:outline-level="1"><text:soft-page-break/></text:h>
      <text:h text:style-name="P158" text:outline-level="1"><text:bookmark-start text:name="__RefHeading__1243_242705695"/>1 Erläuterung <text:s/>Projektauftrags<text:bookmark-end text:name="__RefHeading__1243_242705695"/></text:h>
      <text:h text:style-name="P164" text:outline-level="2"><text:bookmark-start text:name="__RefHeading__1245_242705695"/>1.1 Projektumfeld<text:bookmark-end text:name="__RefHeading__1245_242705695"/></text:h>
      <text:p text:style-name="P46"><text:span text:style-name="T17">Die R. Warrior und Partner Consulting ist ein </text:span><text:span text:style-name="T27">kleines</text:span><text:span text:style-name="T17"> Unternehmen, welches Kun</text:span><text:span text:style-name="T25">d</text:span><text:span text:style-name="T17">en europaweit in finanz- und steuerrechtlichen Angelegenheiten berät. Der Großteil der Mitarbeiter </text:span><text:span text:style-name="T29">ist</text:span><text:span text:style-name="T17"> im Außendienst tätig und deshalb </text:span><text:span text:style-name="T30">sind sie </text:span><text:span text:style-name="T17">auf eine sichere Kommunikationsstruktur angewiesen.</text:span></text:p>
      <text:p text:style-name="P33">Die R. Warrior und Partner Consulting hat ihr Unternehmen ins Ausland expandiert und hat somit einen Standort in Fucking, Österreich und einen in Hamburg, Deutschland.</text:p>
      <text:p text:style-name="P33"/>
      <text:p text:style-name="P11">Die <text:span text:style-name="T64">wir-machen-das</text:span> GmbH <text:span text:style-name="T68">hat sich darauf spezialisiert</text:span> Firmennetzwerke und Netzwerkkomponente<text:span text:style-name="T65">n</text:span> für Geschäftskunden ein<text:span text:style-name="T68">zurichten. Darüber hinaus werden Wartungen des Netzwerkes, sowie Mitarbeiterschulungen als Service angeboten.</text:span></text:p>
      <text:p text:style-name="P12">In dem Projekt, welches <text:span text:style-name="T67">von Frau Anna Nass und Herr Rainer Stoff - der R. Warrior und Partner Consulting - </text:span>in Auftrag gegeben wurde, soll eine VPN-Verbindung zwischen <text:span text:style-name="T56">dem</text:span> Firmenstandort und <text:span text:style-name="T69">den </text:span>Außendienststellen <text:span text:style-name="T71">und zwischen den Firmenstandorten aufgebaut</text:span> werden. <text:span text:style-name="T55">Es soll die Möglichkeit bestehen, das System um eine VoIP-Applikation zu erweitern. </text:span>Dazu wird die vorhandene Hardware de<text:span text:style-name="T70">s Heinrich-Hertz-Berufskollegs</text:span> <text:span text:style-name="T70">in </text:span>Düsseldorf <text:span text:style-name="T55">eingesetzt. </text:span></text:p>
      <text:p text:style-name="P35">Für die Realisierung des Projekts wird „openVPN“ zum Einsatz kommen, welches auf <text:span text:style-name="T72">die jeweiligen Server mit </text:span>„Debian <text:span text:style-name="T95">Jessie</text:span>“ installiert wird.</text:p>
      <text:p text:style-name="P36">Die Anzahl der im Netzwerk vorhandenen Clients fluktuiert, je nach dem wie viele mobile Geräte sich mit dem Netzwerk verbinden.</text:p>
      <text:p text:style-name="P37"><text:span text:style-name="T73">Für jeden Standort stehen eine 100Mbit-Standleitung und jeweils 2 öffentliche statische IP-Adressen zur Verfügung. Für eine sichere und stabile Verbindung zwischen beiden Standorten werden öffentliche IP-Adressen unserer Sponsoren </text:span><text:span text:style-name="T59">Mesh und Isis/Vodafone</text:span><text:span text:style-name="T73"> verwendet.</text:span><text:span text:style-name="T57"><text:line-break/></text:span><text:soft-page-break/><text:span text:style-name="T57"><text:line-break/></text:span></text:p>
      <text:h text:style-name="P165" text:outline-level="2"><text:bookmark-start text:name="__RefHeading__1247_242705695"/>1.2 Aufgabenstellung<text:bookmark-end text:name="__RefHeading__1247_242705695"/></text:h>
      <text:p text:style-name="P44"><text:span text:style-name="T17">Außendienstmitarbeiter der Firma R. Warrior u</text:span><text:span text:style-name="T19">nd</text:span><text:span text:style-name="T17"> Partner Consulting sind auf eine sichere Kommunikation mit de</text:span><text:span text:style-name="T18">m</text:span><text:span text:style-name="T17"> Hauptstandort der Firma angewiesen. Daher bietet es sich eine VPN-Verbindung einzurichten, </text:span><text:span text:style-name="T20">die die Endgeräte der Mitarbeiter mit dem </text:span><text:span text:style-name="T21">Hauptstandort</text:span><text:span text:style-name="T20"> verbindet.</text:span></text:p>
      <text:p text:style-name="P30">Die Administration des VPNs soll ohne Mehraufwand möglich sein. Für diese Anforderungen soll eine kostengünstige Lösung gefunden werden. An der bereits vorhandenen Architektur soll so wenig wie möglich <text:span text:style-name="T66">ver</text:span>ändert werden. Der Neukauf von Hard- und Software soll auf das Notwendigste beschränkt sein. <text:span text:style-name="T74">Der</text:span> Schwerpunkt <text:span text:style-name="T74">dieses Projekts </text:span>liegt auf der <text:span text:style-name="T58">Sicherheit des VPNs</text:span> gegen unbefugten Zugriff.</text:p>
      <text:h text:style-name="P152" text:outline-level="1"><text:bookmark-start text:name="__RefHeading__1249_242705695"/>2 Definitionsphase<text:bookmark-end text:name="__RefHeading__1249_242705695"/></text:h>
      <text:h text:style-name="P164" text:outline-level="2"><text:bookmark-start text:name="__RefHeading__1251_242705695"/>2.1 Ist-Analyse<text:bookmark-end text:name="__RefHeading__1251_242705695"/></text:h>
      <text:p text:style-name="P45"><text:span text:style-name="T17">Das Netzwerk der R. Warrior u</text:span><text:span text:style-name="T22">nd</text:span><text:span text:style-name="T17"> Partner Consulting besteht aus </text:span><text:span text:style-name="T28">10</text:span><text:span text:style-name="T26"> </text:span><text:span text:style-name="T17">Servern, </text:span><text:span text:style-name="T28">50</text:span><text:span text:style-name="T17"> Thin- Clients sowie </text:span><text:span text:style-name="T28">50</text:span><text:span text:style-name="T17"> Laptops. </text:span><text:span text:style-name="T31">Das </text:span><text:span text:style-name="T23">Portfolio </text:span><text:span text:style-name="T31">an Betriebssystemen</text:span><text:span text:style-name="T23"> besteht aus mehreren Linux-Distributionen: Kanotix, FreeBSD, openIndiana und openSUSE. Darüber hinaus sind Smartphones und Tablet</text:span><text:span text:style-name="T24">s</text:span><text:span text:style-name="T23"> im Einsatz, auf denen Android installiert ist.</text:span></text:p>
      <text:h text:style-name="P162" text:outline-level="3"><text:bookmark-start text:name="__RefHeading__2319_1530515103"/><text:span text:style-name="T7">2.1.1 </text:span>Verfügbare Hard- und Software:<text:bookmark-end text:name="__RefHeading__2319_1530515103"/></text:h>
      <text:p text:style-name="P31">Nachfolgend eine übersichtliche Tabelle über die Hard- und Software, die uns zur Verfügung steht:</text:p>
      <table:table table:name="Table1" table:style-name="Table1">
        <table:table-column table:style-name="Table1.A"/>
        <table:table-column table:style-name="Table1.B"/>
        <table:table-row>
          <table:table-cell table:style-name="Table1.A1" table:number-columns-spanned="2" office:value-type="string">
            <text:p text:style-name="P53">Hardware</text:p>
          </table:table-cell>
          <table:covered-table-cell/>
        </table:table-row>
        <table:table-row>
          <table:table-cell table:style-name="Table1.A2" office:value-type="string">
            <text:p text:style-name="P82">Art</text:p>
          </table:table-cell>
          <table:table-cell table:style-name="Table1.A1" office:value-type="string">
            <text:p text:style-name="P82">Beschreibung</text:p>
          </table:table-cell>
        </table:table-row>
        <table:table-row>
          <table:table-cell table:style-name="Table1.A3" office:value-type="string">
            <text:p text:style-name="P83">Computername</text:p>
          </table:table-cell>
          <table:table-cell table:style-name="Table1.B3" office:value-type="string">
            <text:p text:style-name="P140"/>
          </table:table-cell>
        </table:table-row>
        <table:table-row>
          <table:table-cell table:style-name="Table1.A3" office:value-type="string">
            <text:p text:style-name="P83">Grafikkarte</text:p>
          </table:table-cell>
          <table:table-cell table:style-name="Table1.B3" office:value-type="string">
            <text:p text:style-name="P140"/>
          </table:table-cell>
        </table:table-row>
        <table:table-row>
          <table:table-cell table:style-name="Table1.A3" office:value-type="string">
            <text:p text:style-name="P83">Soundkarte</text:p>
          </table:table-cell>
          <table:table-cell table:style-name="Table1.B3" office:value-type="string">
            <text:p text:style-name="P140"/>
          </table:table-cell>
        </table:table-row>
        <table:table-row>
          <table:table-cell table:style-name="Table1.A3" office:value-type="string">
            <text:p text:style-name="P83">Festplatten</text:p>
          </table:table-cell>
          <table:table-cell table:style-name="Table1.B3" office:value-type="string">
            <text:p text:style-name="P141"/>
          </table:table-cell>
        </table:table-row>
      </table:table>
      <text:h text:style-name="P164" text:outline-level="2"/>
      <table:table table:name="Table6" table:style-name="Table6">
        <table:table-column table:style-name="Table6.A"/>
        <table:table-column table:style-name="Table6.B"/>
        <table:table-row>
          <table:table-cell table:style-name="Table6.A1" table:number-columns-spanned="2" office:value-type="string">
            <text:p text:style-name="P53">Software</text:p>
          </table:table-cell>
          <table:covered-table-cell/>
        </table:table-row>
        <table:table-row>
          <table:table-cell table:style-name="Table6.A2" office:value-type="string">
            <text:p text:style-name="P55">Bezeichnung</text:p>
          </table:table-cell>
          <table:table-cell table:style-name="Table6.B2" office:value-type="string">
            <text:p text:style-name="P55">Beschreibung</text:p>
          </table:table-cell>
        </table:table-row>
        <table:table-row>
          <table:table-cell table:style-name="Table6.A3" office:value-type="string">
            <text:p text:style-name="P109">Clonezilla <text:span text:style-name="T16">2.3.1-18</text:span></text:p>
          </table:table-cell>
          <table:table-cell table:style-name="Table6.B3" office:value-type="string">
            <text:p text:style-name="P110">Ein Backup-Programm, um Festplatten 1 zu 1 zu klonen.</text:p>
          </table:table-cell>
        </table:table-row>
        <table:table-row>
          <table:table-cell table:style-name="Table6.A3" office:value-type="string">
            <text:p text:style-name="P111">Ghost</text:p>
          </table:table-cell>
          <table:table-cell table:style-name="Table6.B3" office:value-type="string">
            <text:p text:style-name="P103"><text:span text:style-name="T75">Ein </text:span>Programm mit dem Backups erstellt und auf FTP-Servern und NAS Systemen ausgelagert werden können.</text:p>
          </table:table-cell>
        </table:table-row>
        <table:table-row>
          <table:table-cell table:style-name="Table6.A3" office:value-type="string">
            <text:p text:style-name="P102">Debian <text:span text:style-name="T95">Jessie</text:span></text:p>
          </table:table-cell>
          <table:table-cell table:style-name="Table6.B3" office:value-type="string">
            <text:p text:style-name="P106">Das Betriebssystem, auf der die Programme installiert werden. Es stellt sozusagen das „Herzstück“ des Projektes dar.</text:p>
          </table:table-cell>
        </table:table-row>
        <table:table-row>
          <table:table-cell table:style-name="Table6.A3" office:value-type="string">
            <text:p text:style-name="P105">DHCP</text:p>
          </table:table-cell>
          <table:table-cell table:style-name="Table6.B3" office:value-type="string">
            <text:p text:style-name="P107">DHCP (= Dynamic Host Configuration Protocol) wird verwendet, um neue Endgeräte komfortabel mit dem Netzwerk zu verbinden.</text:p>
          </table:table-cell>
        </table:table-row>
        <table:table-row>
          <table:table-cell table:style-name="Table6.A3" office:value-type="string">
            <text:p text:style-name="P105">IPtables</text:p>
          </table:table-cell>
          <table:table-cell table:style-name="Table6.B3" office:value-type="string">
            <text:p text:style-name="P107">Dieses Programm wird verwendet, um Ports zu blockieren oder weiterzuleiten. Damit wird gewährleistet, dass unbefugte von <text:span text:style-name="T78">a</text:span>ußerhalb nicht in das Netzwerk eindringen können.</text:p>
          </table:table-cell>
        </table:table-row>
        <table:table-row>
          <table:table-cell table:style-name="Table6.A3" office:value-type="string">
            <text:p text:style-name="P104">openVPN</text:p>
          </table:table-cell>
          <table:table-cell table:style-name="Table6.B3" office:value-type="string">
            <text:p text:style-name="P108">Ein Dienst der eine sichere <text:span text:style-name="T79">und stabile </text:span>VPN-Verbindung zur Verfügung stellt.</text:p>
          </table:table-cell>
        </table:table-row>
      </table:table>
      <text:h text:style-name="P164" text:outline-level="2"><text:bookmark-start text:name="__RefHeading__1253_242705695"/><text:soft-page-break/>2.2 Projektziele<text:bookmark-end text:name="__RefHeading__1253_242705695"/></text:h>
      <text:p text:style-name="P16">Sachziel</text:p>
      <text:p text:style-name="P32">Text</text:p>
      <text:p text:style-name="P15">Terminziel</text:p>
      <text:p text:style-name="P34">Das Projekt muss bis zum 22.05.2015 fertiggestellt werden, die Projektabnahme ist am 28.05.2015.</text:p>
      <text:p text:style-name="P17">Kostenziel</text:p>
      <text:p text:style-name="P52">Die Kosten des Projektes sollen so niedrig wie möglich gehalten werden, Ziel ist es das keine Kosten für Hard- und Software entstehen.</text:p>
      <text:h text:style-name="P162" text:outline-level="3"><text:bookmark-start text:name="__RefHeading__1255_242705695"/>2.2.1 Abweichungen vom Projekt<text:bookmark-end text:name="__RefHeading__1255_242705695"/></text:h>
      <text:p text:style-name="P40">Wir haben das neue Debian <text:span text:style-name="T93">8 verwendet anstatt der veralteten Version 7.</text:span></text:p>
      <text:h text:style-name="P162" text:outline-level="3"><text:bookmark-start text:name="__RefHeading__1257_242705695"/>2.2.2 Durchführbarkeitsanalyse<text:bookmark-end text:name="__RefHeading__1257_242705695"/></text:h>
      <text:p text:style-name="P18">Text</text:p>
      <text:h text:style-name="P164" text:outline-level="2"><text:bookmark-start text:name="__RefHeading__1259_242705695"/>2.3 Soll-Konzept<text:bookmark-end text:name="__RefHeading__1259_242705695"/></text:h>
      <text:p text:style-name="P47">Auf Basis dieser Anforderungen ergeben sich folgende Aufgaben:</text:p>
      <text:list xml:id="list4502169759367732671" text:style-name="L17">
        <text:list-item>
          <text:p text:style-name="P160"><text:span text:style-name="T76">Einrichtung einer Site-to-Site-VPN-Verbindung mithilfe öffentlicher IP-Adressen unserer Sponsoren </text:span><text:span text:style-name="T60">Mesh und Isis/Vodafone</text:span></text:p>
        </text:list-item>
        <text:list-item>
          <text:p text:style-name="P161">Einrichtung einer End-to-Site-VPN-Verbindung</text:p>
        </text:list-item>
        <text:list-item>
          <text:p text:style-name="P161">Performance-Betrachtung zwischen den Systemen</text:p>
        </text:list-item>
        <text:list-item>
          <text:p text:style-name="P160"><text:span text:style-name="T32">Betriebsdokumentation </text:span><text:span text:style-name="T33">als Wartungsanleitung bzw. für die Weitergabe an die Administratoren der R. Warrior und Partner Consulting.</text:span></text:p>
        </text:list-item>
      </text:list>
      <text:h text:style-name="P152" text:outline-level="1"><text:bookmark-start text:name="__RefHeading__1261_242705695"/><text:soft-page-break/>3 Planungsphase<text:bookmark-end text:name="__RefHeading__1261_242705695"/></text:h>
      <text:h text:style-name="P164" text:outline-level="2"><text:bookmark-start text:name="__RefHeading__1263_242705695"/>3.2 Projektstrukturplan<text:bookmark-end text:name="__RefHeading__1263_242705695"/></text:h>
      <text:p text:style-name="P19">Siehe Projektplan.<text:span text:style-name="T77">html</text:span></text:p>
      <text:h text:style-name="P164" text:outline-level="2"><text:bookmark-start text:name="__RefHeading__1265_242705695"/>3.3 Qualitätsplan<text:bookmark-end text:name="__RefHeading__1265_242705695"/></text:h>
      <table:table table:name="Table2" table:style-name="Table2">
        <table:table-column table:style-name="Table2.A"/>
        <table:table-column table:style-name="Table2.B"/>
        <table:table-row>
          <table:table-cell table:style-name="Table2.A1" office:value-type="string">
            <text:p text:style-name="P54"/>
          </table:table-cell>
          <table:table-cell table:style-name="Table2.B1" office:value-type="string">
            <text:p text:style-name="P54"/>
          </table:table-cell>
        </table:table-row>
        <table:table-row>
          <table:table-cell table:style-name="Table2.A2" office:value-type="string">
            <text:p text:style-name="P54"/>
          </table:table-cell>
          <table:table-cell table:style-name="Table2.B2" office:value-type="string">
            <text:p text:style-name="P54"/>
          </table:table-cell>
        </table:table-row>
      </table:table>
      <text:h text:style-name="P152" text:outline-level="1"><text:bookmark-start text:name="__RefHeading__1267_242705695"/>4 Durchführungsphase<text:bookmark-end text:name="__RefHeading__1267_242705695"/></text:h>
      <text:h text:style-name="P164" text:outline-level="2"><text:bookmark-start text:name="__RefHeading__1269_242705695"/>4.1 Installation und Konfiguration<text:bookmark-end text:name="__RefHeading__1269_242705695"/></text:h>
      <text:h text:style-name="P162" text:outline-level="3"><text:bookmark-start text:name="__RefHeading__2821_1568363335"/>4.1.1 BIOS<text:bookmark-end text:name="__RefHeading__2821_1568363335"/></text:h>
      <text:p text:style-name="P20">Nach dem Hochfahren wird das BIOS-Menü durch drücken der Taste “F10” geöffnet. </text:p>
      <text:p text:style-name="P20">Im Menü navigiert man nun zu:</text:p>
      <text:p text:style-name="P9"><text:tab/>Security → Device Security</text:p>
      <text:p text:style-name="P43">Dort müssen der (SATA-)Port 0 und 3 auf “available” und Port 1 auf “hidden” gesetzt werden.</text:p>
      <text:p text:style-name="P13"><text:span text:style-name="T14">Erläuterung</text:span><text:span text:style-name="T9">: </text:span><text:span text:style-name="T10">An Port 0 ist eine 80GB-Festplatte angeschlossen, auf der das Server-Betriebssystem installiert wird. An Port </text:span><text:span text:style-name="T11">1 ist eine 250GB-Festplatte angeschlossen, auf der Sicherungen der ersten Festplatte gespeichert werden. </text:span><text:span text:style-name="T12">An Port 1 ist eine weitere Festplatte angeschlossen, auf der Windows 7 installiert ist, wobei diese ausschließlich von Schülern des HHBKs verwendet wird. </text:span><text:span text:style-name="T13">Dieser Port wird ausgeblendet, um vorzubeugen, dass diese Festplatte nicht logisch zerstört wird.</text:span></text:p>
      <text:h text:style-name="P163" text:outline-level="3"><text:bookmark-start text:name="__RefHeading__2083_1530515103"/>4.1.<text:span text:style-name="T8">2</text:span> Festplatten<text:bookmark-end text:name="__RefHeading__2083_1530515103"/></text:h>
      <text:p text:style-name="P10">Bi<text:span text:style-name="T80">ld von df -hT? Oder cfdisk?</text:span></text:p>
      <text:h text:style-name="P162" text:outline-level="3"><text:bookmark-start text:name="__RefHeading__1273_242705695"/><text:soft-page-break/>4.1.<text:span text:style-name="T8">3</text:span> <text:span text:style-name="T2">Server-Betriebssystem</text:span><text:bookmark-end text:name="__RefHeading__1273_242705695"/></text:h>
      <text:h text:style-name="P212" text:outline-level="4"><text:bookmark-start text:name="__RefHeading__1275_242705695"/><text:span text:style-name="T3">4.1.3.1 </text:span>Debian <text:span text:style-name="T91">Jessie</text:span> <text:span text:style-name="T4">x64 (Textbasiert)</text:span><text:bookmark-end text:name="__RefHeading__1275_242705695"/></text:h>
      <text:p text:style-name="P38">Zur Installation von Debian <text:span text:style-name="T91">Jessie</text:span> x64 wird die Experten-Installation verwendet.</text:p>
      <text:p text:style-name="P39">Dort werden die benötigten Ko<text:span text:style-name="T92">m</text:span>ponente installiert sowie die Nutzer root und vpn angelegt. Nach dem partitionieren der Festplatten wird das Kernel installiert und der MBR sowie der Paketmanager installiert und konfiguriert.</text:p>
      <text:h text:style-name="Heading_20_3" text:outline-level="3"><text:bookmark-start text:name="__RefHeading__1968_989596797"/>4.1.4 <text:span text:style-name="T90">Konfigurieren der VPN-Verbindung</text:span><text:bookmark-end text:name="__RefHeading__1968_989596797"/></text:h>
      <text:p text:style-name="P48">Zur Verbindung mit dem öffentlichen Netz, müssen die Server auf die entsprechenden <text:span text:style-name="T89">Ports</text:span> gepatcht werden.</text:p>
      <text:p text:style-name="P50">Danach werden die entsprechenden IP-Konfigurationen für das Mesh und Vodafone Netz vorgenommen und der <text:span text:style-name="T88">DNS Server des CCC ein</text:span>ge<text:span text:style-name="T88">tragen. </text:span></text:p>
      <text:p text:style-name="P49">Aus Sicherheitsgründen wird das Programm fail2ban installiert. <text:s/>IPTables und NAT müsse eingerichtet werden, sowie der DHCP server.</text:p>
      <text:p text:style-name="P51">Nach der Installation von OpenVPN wurden Zertifikate erstellt, welche ein sicheres Login von Clients auf den Server ermöglichen sollen.</text:p>
      <text:h text:style-name="P162" text:outline-level="3"><text:bookmark-start text:name="__RefHeading__1277_242705695"/>4.1.<text:span text:style-name="T87">5</text:span> Client-Betriebssysteme<text:bookmark-end text:name="__RefHeading__1277_242705695"/></text:h>
      <text:h text:style-name="P213" text:outline-level="4"><text:bookmark-start text:name="__RefHeading__1279_242705695"/>4.1.<text:span text:style-name="T87">5</text:span>.1 <text:span text:style-name="T4">Debian-Derivat: Kanotix Dragonfire x64 (KDE-Desktop)</text:span><text:bookmark-end text:name="__RefHeading__1279_242705695"/></text:h>
      <text:p text:style-name="P21">Text</text:p>
      <text:h text:style-name="P212" text:outline-level="4"><text:bookmark-start text:name="__RefHeading__1281_242705695"/>4.1.<text:span text:style-name="T8">5</text:span>.2 BSD-Derivat: FreeBSD x64 (KDE-Desktop)<text:bookmark-end text:name="__RefHeading__1281_242705695"/></text:h>
      <text:p text:style-name="P22">Text</text:p>
      <text:h text:style-name="P212" text:outline-level="4"><text:bookmark-start text:name="__RefHeading__1283_242705695"/>4.1.<text:span text:style-name="T8">5</text:span>.3 Solaris-Derivat: openIndiana x64 (GNOME-Desktop)<text:bookmark-end text:name="__RefHeading__1283_242705695"/></text:h>
      <text:p text:style-name="P22">Text</text:p>
      <text:h text:style-name="P212" text:outline-level="4"><text:bookmark-start text:name="__RefHeading__1285_242705695"/>4.1.<text:span text:style-name="T8">5</text:span>.<text:span text:style-name="T8">4</text:span> SUSE-Derivat: openSUSE x64 (KDE-Desktop)<text:bookmark-end text:name="__RefHeading__1285_242705695"/></text:h>
      <text:p text:style-name="P23">Text</text:p>
      <text:h text:style-name="P164" text:outline-level="2"><text:bookmark-start text:name="__RefHeading__2047_242705695"/><text:soft-page-break/>4.2 Konfiguration des Bootmenüs<text:bookmark-end text:name="__RefHeading__2047_242705695"/></text:h>
      <text:p text:style-name="P24">Text</text:p>
      <text:h text:style-name="P164" text:outline-level="2"><text:bookmark-start text:name="__RefHeading__2049_242705695"/>4.3 Wahl und Installation der Anwendungsprogramme<text:bookmark-end text:name="__RefHeading__2049_242705695"/></text:h>
      <text:p text:style-name="P24">Text</text:p>
      <text:h text:style-name="P164" text:outline-level="2"><text:bookmark-start text:name="__RefHeading__2051_242705695"/>4.4 Messen der Leistungsaufnahme<text:bookmark-end text:name="__RefHeading__2051_242705695"/></text:h>
      <text:p text:style-name="P25">Text</text:p>
      <text:h text:style-name="P164" text:outline-level="2"><text:bookmark-start text:name="__RefHeading__2053_242705695"/>4.5 Leistungstest<text:bookmark-end text:name="__RefHeading__2053_242705695"/></text:h>
      <text:p text:style-name="P25">Text</text:p>
      <text:h text:style-name="P164" text:outline-level="2"><text:bookmark-start text:name="__RefHeading__2055_242705695"/>4.6 Fehlerberichte<text:bookmark-end text:name="__RefHeading__2055_242705695"/></text:h>
      <text:p text:style-name="P42">Schulproxy lässt sich nicht tunneln</text:p>
      <text:p text:style-name="P42"><text:span text:style-name="T99">openVPN-</text:span>Daemon kein log</text:p>
      <text:h text:style-name="P152" text:outline-level="1"><text:bookmark-start text:name="__RefHeading__2057_242705695"/>5 Abschlussphase<text:bookmark-end text:name="__RefHeading__2057_242705695"/></text:h>
      <text:h text:style-name="P164" text:outline-level="2"><text:bookmark-start text:name="__RefHeading__2059_242705695"/>5.1 Fachlicher Soll-Ist-Vergleich<text:bookmark-end text:name="__RefHeading__2059_242705695"/></text:h>
      <text:p text:style-name="P41">Es besteht eine Site-to-Site Verbindung zwischen den beiden Netz<text:span text:style-name="T98">werken</text:span> Vodafone und Mesh. <text:span text:style-name="T96">E</text:span>s <text:span text:style-name="T96">ist auch </text:span>möglich das sich die Clients mit den Servern aus dem anderen Netz<text:span text:style-name="T97">werk</text:span> verbinden können. Die Technische Betriebsdokumentation zur Wartung des Systems wird zum 22.05.2015 an den Auftraggeber geliefert.</text:p>
      <text:h text:style-name="P164" text:outline-level="2"><text:bookmark-start text:name="__RefHeading__2061_242705695"/>5.2 Zeitlicher Soll-Ist-Vergleich<text:bookmark-end text:name="__RefHeading__2061_242705695"/></text:h>
      <text:p text:style-name="P26">Text</text:p>
      <text:h text:style-name="P166" text:outline-level="2"><text:bookmark-start text:name="__RefHeading__2063_242705695"/>5.3 Verbesserungsmöglichkeiten<text:bookmark-end text:name="__RefHeading__2063_242705695"/></text:h>
      <text:p text:style-name="P27">Text</text:p>
      <text:h text:style-name="P152" text:outline-level="1"><text:bookmark-start text:name="__RefHeading__2065_242705695"/><text:soft-page-break/>6 Quellen<text:bookmark-end text:name="__RefHeading__2065_242705695"/></text:h>
      <text:h text:style-name="P164" text:outline-level="2"><text:bookmark-start text:name="__RefHeading__2067_242705695"/>6.1 Programme<text:bookmark-end text:name="__RefHeading__2067_242705695"/></text:h>
      <text:p text:style-name="P14">vim:</text:p>
      <text:p text:style-name="P28">Link</text:p>
      <text:h text:style-name="P164" text:outline-level="2"><text:bookmark-start text:name="__RefHeading__2069_242705695"/>6.2 Informationen<text:bookmark-end text:name="__RefHeading__2069_242705695"/></text:h>
      <text:p text:style-name="P28">Bla:</text:p>
      <text:p text:style-name="P28">Link</text:p>
      <text:h text:style-name="P156" text:outline-level="1"/>
      <text:h text:style-name="P159" text:outline-level="1"><text:bookmark-start text:name="__RefHeading__2071_242705695"/>7 Anlagenverzeichnis<text:bookmark-end text:name="__RefHeading__2071_242705695"/></text:h>
      <text:h text:style-name="Heading_20_2" text:outline-level="2"><text:bookmark-start text:name="__RefHeading__1970_989596797"/><text:span text:style-name="T17">7.1 </text:span><text:span text:style-name="T53">Arbeitszeitplan (18.05. - 22.05.2015)</text:span><text:bookmark-end text:name="__RefHeading__1970_989596797"/></text:h>
      <table:table table:name="Table7" table:style-name="Table7">
        <table:table-column table:style-name="Table7.A" table:number-columns-repeated="5"/>
        <table:table-row>
          <table:table-cell table:style-name="Table7.A1" office:value-type="string">
            <text:p text:style-name="P147">Montag</text:p>
          </table:table-cell>
          <table:table-cell table:style-name="Table7.A1" office:value-type="string">
            <text:p text:style-name="P147">Dienstag</text:p>
          </table:table-cell>
          <table:table-cell table:style-name="Table7.A1" office:value-type="string">
            <text:p text:style-name="P147">Mittwoch</text:p>
          </table:table-cell>
          <table:table-cell table:style-name="Table7.A1" office:value-type="string">
            <text:p text:style-name="P147">Donnerstag</text:p>
          </table:table-cell>
          <table:table-cell table:style-name="Table7.E1" office:value-type="string">
            <text:p text:style-name="P147">Freitag</text:p>
          </table:table-cell>
        </table:table-row>
        <table:table-row>
          <table:table-cell table:style-name="Table7.A2" office:value-type="string">
            <text:p text:style-name="P146">07:45 – 12:10</text:p>
          </table:table-cell>
          <table:table-cell table:style-name="Table7.A2" office:value-type="string">
            <text:p text:style-name="P146">09:30 - 14:05</text:p>
          </table:table-cell>
          <table:table-cell table:style-name="Table7.A2" office:value-type="string">
            <text:p text:style-name="P146">07:45 – 12:55</text:p>
          </table:table-cell>
          <table:table-cell table:style-name="Table7.A2" office:value-type="string">
            <text:p text:style-name="P146">07:45 – 15:45</text:p>
          </table:table-cell>
          <table:table-cell table:style-name="Table7.E2" office:value-type="string">
            <text:p text:style-name="P146">07:45 – 12:55</text:p>
          </table:table-cell>
        </table:table-row>
        <table:table-row>
          <table:table-cell table:style-name="Table7.A2" office:value-type="string">
            <text:list xml:id="list7788951524817011196" text:style-name="L18">
              <text:list-item>
                <text:p text:style-name="P168">04:25 h</text:p>
              </text:list-item>
            </text:list>
          </table:table-cell>
          <table:table-cell table:style-name="Table7.A2" office:value-type="string">
            <text:list xml:id="list4635218353491916746" text:style-name="L19">
              <text:list-item>
                <text:p text:style-name="P169">04:35 h</text:p>
              </text:list-item>
            </text:list>
          </table:table-cell>
          <table:table-cell table:style-name="Table7.A2" office:value-type="string">
            <text:list xml:id="list96882746401061942" text:style-name="L20">
              <text:list-item>
                <text:p text:style-name="P170">05:10 h</text:p>
              </text:list-item>
            </text:list>
          </table:table-cell>
          <table:table-cell table:style-name="Table7.A2" office:value-type="string">
            <text:list xml:id="list4155393554224707994" text:style-name="L21">
              <text:list-item>
                <text:p text:style-name="P171">08:00 h</text:p>
              </text:list-item>
            </text:list>
          </table:table-cell>
          <table:table-cell table:style-name="Table7.E2" office:value-type="string">
            <text:list xml:id="list3341677480327616761" text:style-name="L22">
              <text:list-item>
                <text:p text:style-name="P172">05:10 h</text:p>
              </text:list-item>
            </text:list>
          </table:table-cell>
        </table:table-row>
      </table:table>
      <text:h text:style-name="P167" text:outline-level="2"><text:bookmark-start text:name="__RefHeading__2073_242705695"/><text:span text:style-name="T5">7</text:span>.<text:span text:style-name="T83">2</text:span> Arbeitspakete<text:bookmark-end text:name="__RefHeading__2073_242705695"/></text:h>
      <text:p text:style-name="P29">Siehe Seite <text:span text:style-name="T100">13</text:span> bis <text:span text:style-name="T100">2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6">Nr. 01</text:p>
          </table:table-cell>
          <table:table-cell table:style-name="Table3.B1" table:number-columns-spanned="5" office:value-type="string" table:protected="true">
            <text:p text:style-name="P56">Virtual Private Network</text:p>
          </table:table-cell>
          <table:covered-table-cell/>
          <table:covered-table-cell/>
          <table:covered-table-cell/>
          <table:covered-table-cell/>
        </table:table-row>
        <table:table-row table:style-name="Table3.2">
          <table:table-cell table:style-name="Table3.A2" table:number-rows-spanned="2" office:value-type="string">
            <text:p text:style-name="P61">Durchführung:</text:p>
            <text:p text:style-name="P118">Installation und Konfiguraton von <text:span text:style-name="T15">Debian Jessie</text:span></text:p>
          </table:table-cell>
          <table:table-cell table:style-name="Table3.A2" table:number-rows-spanned="2" office:value-type="string">
            <text:p text:style-name="P84">Beginn:</text:p>
            <text:p text:style-name="P112">18.05.2015</text:p>
          </table:table-cell>
          <table:table-cell table:style-name="Table3.A2" table:number-rows-spanned="2" table:number-columns-spanned="2" office:value-type="string">
            <text:p text:style-name="P84">Ende:</text:p>
            <text:p text:style-name="P112">18.05.2015</text:p>
          </table:table-cell>
          <table:covered-table-cell/>
          <table:table-cell table:style-name="Table3.A2" office:value-type="string">
            <text:p text:style-name="P85">Arbeitszeit:</text:p>
            <text:p text:style-name="P113">02:00 h</text:p>
          </table:table-cell>
          <table:table-cell table:style-name="Table3.F2" table:number-rows-spanned="2" office:value-type="string">
            <text:p text:style-name="P66">Leiter:</text:p>
            <text:p text:style-name="P95">Louis Ritter</text:p>
          </table:table-cell>
        </table:table-row>
        <table:table-row table:style-name="Table3.3">
          <table:covered-table-cell/>
          <table:covered-table-cell/>
          <table:covered-table-cell/>
          <table:covered-table-cell/>
          <table:table-cell table:style-name="Table3.A2" office:value-type="string">
            <text:p text:style-name="P85">Puffer<text:span text:style-name="T84">zeit</text:span>:</text:p>
            <text:p text:style-name="P113">02:25 h</text:p>
          </table:table-cell>
          <table:covered-table-cell/>
        </table:table-row>
        <table:table-row>
          <table:table-cell table:style-name="Table3.A6" table:number-columns-spanned="6" office:value-type="string">
            <text:p text:style-name="P71">Ergebnisse:</text:p>
            <text:list xml:id="list4618668551961569242" text:style-name="L23">
              <text:list-item>
                <text:p text:style-name="P173"><text:span text:style-name="T35">Ein funktionierendes Server-Setup, </text:span><text:span text:style-name="T36">welches auf Debian </text:span><text:span text:style-name="T54">Jessie </text:span><text:span text:style-name="T36">basiert.</text:span></text:p>
              </text:list-item>
            </text:list>
            <text:p text:style-name="P54"/>
            <text:p text:style-name="P120"/>
            <text:p text:style-name="P121"/>
            <text:p text:style-name="P54"/>
            <text:p text:style-name="P54"/>
            <text:p text:style-name="P54"/>
            <text:p text:style-name="P54"/>
          </table:table-cell>
          <table:covered-table-cell/>
          <table:covered-table-cell/>
          <table:covered-table-cell/>
          <table:covered-table-cell/>
          <table:covered-table-cell/>
        </table:table-row>
        <table:table-row>
          <table:table-cell table:style-name="Table3.A6" table:number-columns-spanned="6" office:value-type="string">
            <text:p text:style-name="P71">Tätigkeiten:</text:p>
            <text:list xml:id="list6744108159643897726" text:style-name="L24">
              <text:list-item>
                <text:p text:style-name="P174"><text:span text:style-name="T37">E</text:span><text:span text:style-name="T17">inrichtung eines USB-Sticks mit Debian </text:span><text:span text:style-name="T54">Jessie </text:span><text:span text:style-name="T17">x64 (Net-Install)</text:span></text:p>
              </text:list-item>
              <text:list-item>
                <text:p text:style-name="P174"><text:span text:style-name="T37">D</text:span><text:span text:style-name="T17">ie nötigsten Pakete installiert</text:span></text:p>
              </text:list-item>
            </text:list>
            <text:p text:style-name="P54"/>
            <text:p text:style-name="P54"/>
            <text:p text:style-name="P54"/>
            <text:p text:style-name="P54"/>
            <text:p text:style-name="P54"/>
            <text:p text:style-name="P54"/>
          </table:table-cell>
          <table:covered-table-cell/>
          <table:covered-table-cell/>
          <table:covered-table-cell/>
          <table:covered-table-cell/>
          <table:covered-table-cell/>
        </table:table-row>
        <table:table-row>
          <table:table-cell table:style-name="Table3.A6" table:number-columns-spanned="6" office:value-type="string">
            <text:p text:style-name="P71">Voraussetzungen:</text:p>
            <text:list xml:id="list8899540139865261364" text:style-name="L25">
              <text:list-item>
                <text:p text:style-name="P175"><text:span text:style-name="T38">C</text:span><text:span text:style-name="T17">omputer</text:span></text:p>
              </text:list-item>
              <text:list-item>
                <text:p text:style-name="P176">USB-Stick mit Debian <text:span text:style-name="T94">Jessie</text:span> x64 (Net-Install)</text:p>
              </text:list-item>
              <text:list-item>
                <text:p text:style-name="P176">Internetzugang</text:p>
              </text:list-item>
            </text:list>
            <text:p text:style-name="P54"/>
            <text:p text:style-name="P54"/>
            <text:p text:style-name="P54"/>
            <text:p text:style-name="P54"/>
            <text:p text:style-name="P54"/>
          </table:table-cell>
          <table:covered-table-cell/>
          <table:covered-table-cell/>
          <table:covered-table-cell/>
          <table:covered-table-cell/>
          <table:covered-table-cell/>
        </table:table-row>
        <table:table-row>
          <table:table-cell table:style-name="Table3.A7" table:number-columns-spanned="3" office:value-type="string" table:protected="true">
            <text:p text:style-name="P77">Unterschrift Projektleiter/in:</text:p>
            <text:p text:style-name="P126"/>
          </table:table-cell>
          <table:covered-table-cell/>
          <table:covered-table-cell/>
          <table:table-cell table:style-name="Table3.D7" table:number-columns-spanned="3" office:value-type="string" table:protected="true">
            <text:p text:style-name="P77">Unterschrift Leiter/in:</text:p>
          </table:table-cell>
          <table:covered-table-cell/>
          <table:covered-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7">Nr. 0<text:span text:style-name="T6">2</text:span></text:p>
          </table:table-cell>
          <table:table-cell table:style-name="Table4.B1" table:number-columns-spanned="5" office:value-type="string" table:protected="true">
            <text:p text:style-name="P57">Virtual Private Network</text:p>
          </table:table-cell>
          <table:covered-table-cell/>
          <table:covered-table-cell/>
          <table:covered-table-cell/>
          <table:covered-table-cell/>
        </table:table-row>
        <table:table-row table:style-name="Table4.2">
          <table:table-cell table:style-name="Table4.A2" table:number-rows-spanned="2" office:value-type="string">
            <text:p text:style-name="P62">Durchführung:</text:p>
            <text:p text:style-name="P128">Konfiguration des DHCP-Programms</text:p>
            <text:p text:style-name="P128"/>
          </table:table-cell>
          <table:table-cell table:style-name="Table4.A2" table:number-rows-spanned="2" office:value-type="string">
            <text:p text:style-name="P86">Beginn:</text:p>
            <text:p text:style-name="P114">19.05.2015</text:p>
          </table:table-cell>
          <table:table-cell table:style-name="Table4.A2" table:number-rows-spanned="2" table:number-columns-spanned="2" office:value-type="string">
            <text:p text:style-name="P86">Ende:</text:p>
            <text:p text:style-name="P114">19.05.2015</text:p>
          </table:table-cell>
          <table:covered-table-cell/>
          <table:table-cell table:style-name="Table4.A2" office:value-type="string">
            <text:p text:style-name="P86">Arbeitszeit:</text:p>
            <text:p text:style-name="P114">00:30 h</text:p>
          </table:table-cell>
          <table:table-cell table:style-name="Table4.F2" table:number-rows-spanned="2" office:value-type="string">
            <text:p text:style-name="P67">Leiter:</text:p>
            <text:p text:style-name="P95">Maximilian Netter</text:p>
          </table:table-cell>
        </table:table-row>
        <table:table-row table:style-name="Table4.3">
          <table:covered-table-cell/>
          <table:covered-table-cell/>
          <table:covered-table-cell/>
          <table:covered-table-cell/>
          <table:table-cell table:style-name="Table4.A2" office:value-type="string">
            <text:p text:style-name="P86">Pufferzeit:</text:p>
            <text:p text:style-name="P114">00:30 h</text:p>
          </table:table-cell>
          <table:covered-table-cell/>
        </table:table-row>
        <table:table-row>
          <table:table-cell table:style-name="Table4.A6" table:number-columns-spanned="6" office:value-type="string">
            <text:p text:style-name="P72">Ergebnisse:</text:p>
            <text:list xml:id="list6734913644195715858" text:style-name="L26">
              <text:list-item>
                <text:p text:style-name="P177">Ein funktionierende Konfiguration des DHCP-Programms.</text:p>
              </text:list-item>
            </text:list>
            <text:p text:style-name="P132"/>
            <text:p text:style-name="P132"/>
            <text:p text:style-name="P122"/>
            <text:p text:style-name="P132"/>
            <text:p text:style-name="P132"/>
            <text:p text:style-name="P132"/>
            <text:p text:style-name="P132"/>
          </table:table-cell>
          <table:covered-table-cell/>
          <table:covered-table-cell/>
          <table:covered-table-cell/>
          <table:covered-table-cell/>
          <table:covered-table-cell/>
        </table:table-row>
        <table:table-row>
          <table:table-cell table:style-name="Table4.A6" table:number-columns-spanned="6" office:value-type="string">
            <text:p text:style-name="P72">Tätigkeiten:</text:p>
            <text:list xml:id="list1041889691784353834" text:style-name="L27">
              <text:list-item>
                <text:p text:style-name="P186">Einrichtung der Schnittstelle „eth0“ mit einer statischen IP-Adresse und einer Subnetzmaske</text:p>
              </text:list-item>
              <text:list-item>
                <text:p text:style-name="P204"><text:span text:style-name="T41">Zuweis</text:span><text:span text:style-name="T42">ung</text:span><text:span text:style-name="T41"> der Schnittstelle für DHCP</text:span></text:p>
              </text:list-item>
              <text:list-item>
                <text:p text:style-name="P204"><text:span text:style-name="T40">Einricht</text:span><text:span text:style-name="T43">ung</text:span><text:span text:style-name="T40"> der Schnittstelle zum WAN</text:span></text:p>
              </text:list-item>
              <text:list-item>
                <text:p text:style-name="P204"><text:span text:style-name="T44">Eintrag</text:span><text:span text:style-name="T45">ung</text:span><text:span text:style-name="T44"> eines DNS-Servers</text:span></text:p>
              </text:list-item>
              <text:list-item>
                <text:p text:style-name="P187">Definition des Addresspools </text:p>
              </text:list-item>
            </text:list>
            <text:p text:style-name="P132"/>
            <text:p text:style-name="P132"/>
          </table:table-cell>
          <table:covered-table-cell/>
          <table:covered-table-cell/>
          <table:covered-table-cell/>
          <table:covered-table-cell/>
          <table:covered-table-cell/>
        </table:table-row>
        <table:table-row>
          <table:table-cell table:style-name="Table4.A6" table:number-columns-spanned="6" office:value-type="string">
            <text:p text:style-name="P72">Voraussetzungen:</text:p>
            <text:list xml:id="list8702833259209408763" text:style-name="L28">
              <text:list-item>
                <text:p text:style-name="P205"><text:span text:style-name="T39">Computer mit installiertem Debian </text:span><text:span text:style-name="T54">Jessie</text:span><text:span text:style-name="T39">.</text:span></text:p>
              </text:list-item>
              <text:list-item>
                <text:p text:style-name="P188">Paket “isc-dhcp-server”</text:p>
              </text:list-item>
              <text:list-item>
                <text:p text:style-name="P205"><text:span text:style-name="T46">Kenntnisse </text:span><text:span text:style-name="T47">für die</text:span><text:span text:style-name="T46"> Benutzung von “vim”.</text:span></text:p>
              </text:list-item>
            </text:list>
            <text:p text:style-name="P132"/>
            <text:p text:style-name="P132"/>
            <text:p text:style-name="P132"/>
            <text:p text:style-name="P132"/>
            <text:p text:style-name="P132"/>
          </table:table-cell>
          <table:covered-table-cell/>
          <table:covered-table-cell/>
          <table:covered-table-cell/>
          <table:covered-table-cell/>
          <table:covered-table-cell/>
        </table:table-row>
        <table:table-row>
          <table:table-cell table:style-name="Table4.A7" table:number-columns-spanned="3" office:value-type="string" table:protected="true">
            <text:p text:style-name="P78">Unterschrift Projektleiter/in:</text:p>
            <text:p text:style-name="P132"/>
          </table:table-cell>
          <table:covered-table-cell/>
          <table:covered-table-cell/>
          <table:table-cell table:style-name="Table4.D7" table:number-columns-spanned="3" office:value-type="string" table:protected="true">
            <text:p text:style-name="P78">Unterschrift Leiter/in:</text:p>
          </table:table-cell>
          <table:covered-table-cell/>
          <table:covered-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57">Nr. 0<text:span text:style-name="T6">3</text:span></text:p>
          </table:table-cell>
          <table:table-cell table:style-name="Table5.B1" table:number-columns-spanned="5" office:value-type="string" table:protected="true">
            <text:p text:style-name="P57">Virtual Private Network</text:p>
          </table:table-cell>
          <table:covered-table-cell/>
          <table:covered-table-cell/>
          <table:covered-table-cell/>
          <table:covered-table-cell/>
        </table:table-row>
        <table:table-row table:style-name="Table5.2">
          <table:table-cell table:style-name="Table5.A2" table:number-rows-spanned="2" office:value-type="string">
            <text:p text:style-name="P62">Durchführung:</text:p>
            <text:p text:style-name="P137"><text:span text:style-name="T82">Konfiguration</text:span> von NAT</text:p>
            <text:p text:style-name="P119"/>
          </table:table-cell>
          <table:table-cell table:style-name="Table5.A2" table:number-rows-spanned="2" office:value-type="string">
            <text:p text:style-name="P86">Beginn:</text:p>
            <text:p text:style-name="P115">19.05.2015</text:p>
          </table:table-cell>
          <table:table-cell table:style-name="Table5.A2" table:number-rows-spanned="2" table:number-columns-spanned="2" office:value-type="string">
            <text:p text:style-name="P86">Ende:</text:p>
            <text:p text:style-name="P115">19.05.2015</text:p>
          </table:table-cell>
          <table:covered-table-cell/>
          <table:table-cell table:style-name="Table5.A2" office:value-type="string">
            <text:p text:style-name="P86">Arbeitszeit:</text:p>
            <text:p text:style-name="P115"><text:span text:style-name="T85">01:00</text:span> h</text:p>
          </table:table-cell>
          <table:table-cell table:style-name="Table5.F2" table:number-rows-spanned="2" office:value-type="string">
            <text:p text:style-name="P67">Leiter:</text:p>
            <text:p text:style-name="P99">Ramon Fischer</text:p>
          </table:table-cell>
        </table:table-row>
        <table:table-row table:style-name="Table5.3">
          <table:covered-table-cell/>
          <table:covered-table-cell/>
          <table:covered-table-cell/>
          <table:covered-table-cell/>
          <table:table-cell table:style-name="Table5.A2" office:value-type="string">
            <text:p text:style-name="P86">Pufferzeit:</text:p>
            <text:p text:style-name="P115">00:30 h</text:p>
          </table:table-cell>
          <table:covered-table-cell/>
        </table:table-row>
        <table:table-row>
          <table:table-cell table:style-name="Table5.A6" table:number-columns-spanned="6" office:value-type="string">
            <text:p text:style-name="P72">Ergebnisse:</text:p>
            <text:list xml:id="list6682736242079299871" text:style-name="L29">
              <text:list-item>
                <text:p text:style-name="P206"><text:span text:style-name="T39">Ein</text:span><text:span text:style-name="T48">e</text:span><text:span text:style-name="T39"> funktionierende </text:span><text:span text:style-name="T49">Internetverbindung mithilfe von NAT</text:span><text:span text:style-name="T39">.</text:span></text:p>
              </text:list-item>
            </text:list>
            <text:p text:style-name="P132"/>
            <text:p text:style-name="P132"/>
            <text:p text:style-name="P132"/>
            <text:p text:style-name="P132"/>
            <text:p text:style-name="P132"/>
            <text:p text:style-name="P132"/>
            <text:p text:style-name="P132"/>
          </table:table-cell>
          <table:covered-table-cell/>
          <table:covered-table-cell/>
          <table:covered-table-cell/>
          <table:covered-table-cell/>
          <table:covered-table-cell/>
        </table:table-row>
        <table:table-row>
          <table:table-cell table:style-name="Table5.A6" table:number-columns-spanned="6" office:value-type="string">
            <text:p text:style-name="P74">Tätigkeiten:</text:p>
            <text:list xml:id="list5988809769768070159" text:style-name="L30">
              <text:list-item>
                <text:p text:style-name="P207"><text:span text:style-name="T49">NAT permanent im System aktivieren </text:span><text:span text:style-name="T50">und konfigurieren.</text:span></text:p>
              </text:list-item>
            </text:list>
            <text:p text:style-name="P138"/>
            <text:p text:style-name="P132"/>
            <text:p text:style-name="P132"/>
            <text:p text:style-name="P132"/>
            <text:p text:style-name="P132"/>
            <text:p text:style-name="P132"/>
            <text:p text:style-name="P132"/>
          </table:table-cell>
          <table:covered-table-cell/>
          <table:covered-table-cell/>
          <table:covered-table-cell/>
          <table:covered-table-cell/>
          <table:covered-table-cell/>
        </table:table-row>
        <table:table-row>
          <table:table-cell table:style-name="Table5.A6" table:number-columns-spanned="6" office:value-type="string">
            <text:p text:style-name="P74">Voraussetzungen:</text:p>
            <text:list xml:id="list4076570430740366694" text:style-name="L31">
              <text:list-item>
                <text:p text:style-name="P208"><text:span text:style-name="T51">Computer mit installiertem Debian </text:span><text:span text:style-name="T52">Jessie</text:span><text:span text:style-name="T51">.</text:span></text:p>
              </text:list-item>
              <text:list-item>
                <text:p text:style-name="P194">Paket „iptables-persistent“</text:p>
              </text:list-item>
              <text:list-item>
                <text:p text:style-name="P208"><text:span text:style-name="T46">Kenntnisse </text:span><text:span text:style-name="T47">für die</text:span><text:span text:style-name="T46"> Benutzung von “vim”.</text:span></text:p>
              </text:list-item>
            </text:list>
            <text:p text:style-name="P132"/>
            <text:p text:style-name="P132"/>
            <text:p text:style-name="P132"/>
            <text:p text:style-name="P132"/>
            <text:p text:style-name="P132"/>
          </table:table-cell>
          <table:covered-table-cell/>
          <table:covered-table-cell/>
          <table:covered-table-cell/>
          <table:covered-table-cell/>
          <table:covered-table-cell/>
        </table:table-row>
        <table:table-row>
          <table:table-cell table:style-name="Table5.A7" table:number-columns-spanned="3" office:value-type="string" table:protected="true">
            <text:p text:style-name="P78">Unterschrift Projektleiter/in:</text:p>
            <text:p text:style-name="P132"/>
          </table:table-cell>
          <table:covered-table-cell/>
          <table:covered-table-cell/>
          <table:table-cell table:style-name="Table5.D7" table:number-columns-spanned="3" office:value-type="string" table:protected="true">
            <text:p text:style-name="P78">Unterschrift Leiter/in:</text:p>
          </table:table-cell>
          <table:covered-table-cell/>
          <table:covered-table-cell/>
        </table:table-row>
      </table:table>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58">Nr. 0<text:span text:style-name="T61">4</text:span></text:p>
          </table:table-cell>
          <table:table-cell table:style-name="Tabelle1.B1" table:number-columns-spanned="5" office:value-type="string" table:protected="true">
            <text:p text:style-name="P58">Virtual Private Network</text:p>
          </table:table-cell>
          <table:covered-table-cell/>
          <table:covered-table-cell/>
          <table:covered-table-cell/>
          <table:covered-table-cell/>
        </table:table-row>
        <table:table-row table:style-name="Tabelle1.2">
          <table:table-cell table:style-name="Tabelle1.A2" table:number-rows-spanned="2" office:value-type="string">
            <text:p text:style-name="P63">Durchführung:</text:p>
            <text:p text:style-name="P137"><text:span text:style-name="T81">Installation und Konfiguration</text:span> von OpenVPN</text:p>
          </table:table-cell>
          <table:table-cell table:style-name="Tabelle1.A2" table:number-rows-spanned="2" office:value-type="string">
            <text:p text:style-name="P88">Beginn:</text:p>
            <text:p text:style-name="P116">19.05.2015</text:p>
          </table:table-cell>
          <table:table-cell table:style-name="Tabelle1.A2" table:number-rows-spanned="2" table:number-columns-spanned="2" office:value-type="string">
            <text:p text:style-name="P88">Ende:</text:p>
            <text:p text:style-name="P116"><text:span text:style-name="T85">20</text:span>.05.2015</text:p>
          </table:table-cell>
          <table:covered-table-cell/>
          <table:table-cell table:style-name="Tabelle1.A2" office:value-type="string">
            <text:p text:style-name="P88">Arbeitszeit:</text:p>
            <text:p text:style-name="P116"><text:span text:style-name="T85">02:05</text:span> h</text:p>
          </table:table-cell>
          <table:table-cell table:style-name="Tabelle1.F2" table:number-rows-spanned="2" office:value-type="string">
            <text:p text:style-name="P68">Leiter:</text:p>
            <text:p text:style-name="P101">Louis Ritter</text:p>
          </table:table-cell>
        </table:table-row>
        <table:table-row table:style-name="Tabelle1.3">
          <table:covered-table-cell/>
          <table:covered-table-cell/>
          <table:covered-table-cell/>
          <table:covered-table-cell/>
          <table:table-cell table:style-name="Tabelle1.A2" office:value-type="string">
            <text:p text:style-name="P88">Pufferzeit:</text:p>
            <text:p text:style-name="P116"><text:span text:style-name="T85">03:10</text:span> h</text:p>
          </table:table-cell>
          <table:covered-table-cell/>
        </table:table-row>
        <table:table-row>
          <table:table-cell table:style-name="Tabelle1.A6" table:number-columns-spanned="6" office:value-type="string">
            <text:p text:style-name="P73">Er<text:span text:style-name="T63">geb</text:span>nisse:</text:p>
            <text:list xml:id="list1461352736280020731" text:style-name="L32">
              <text:list-item>
                <text:p text:style-name="P178"/>
              </text:list-item>
            </text:list>
            <text:p text:style-name="P136"/>
            <text:p text:style-name="P136"/>
            <text:p text:style-name="P12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1.A6" table:number-columns-spanned="6" office:value-type="string">
            <text:p text:style-name="P73">Tätigkeiten:</text:p>
            <text:list xml:id="list2723399130705217841" text:style-name="L33">
              <text:list-item>
                <text:p text:style-name="P195"/>
              </text:list-item>
            </text:list>
            <text:p text:style-name="P136"/>
            <text:p text:style-name="P136"/>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1.A6" table:number-columns-spanned="6" office:value-type="string">
            <text:p text:style-name="P73">Voraussetzungen:</text:p>
            <text:list xml:id="list884386078068935206" text:style-name="L34">
              <text:list-item>
                <text:p text:style-name="P179"/>
              </text:list-item>
            </text:list>
            <text:p text:style-name="P131"/>
            <text:p text:style-name="P131"/>
            <text:p text:style-name="P131"/>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1.A7" table:number-columns-spanned="3" office:value-type="string" table:protected="true">
            <text:p text:style-name="P79">Unterschrift Projektleiter/in:</text:p>
            <text:p text:style-name="P136"/>
          </table:table-cell>
          <table:covered-table-cell/>
          <table:covered-table-cell/>
          <table:table-cell table:style-name="Tabelle1.D7" table:number-columns-spanned="3" office:value-type="string" table:protected="true">
            <text:p text:style-name="P79">Unterschrift Leiter/in:</text:p>
          </table:table-cell>
          <table:covered-table-cell/>
          <table:covered-table-cell/>
        </table:table-row>
      </table:table>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58">Nr. 0<text:span text:style-name="T61">5</text:span></text:p>
          </table:table-cell>
          <table:table-cell table:style-name="Tabelle2.B1" table:number-columns-spanned="5" office:value-type="string" table:protected="true">
            <text:p text:style-name="P58">Virtual Private Network</text:p>
          </table:table-cell>
          <table:covered-table-cell/>
          <table:covered-table-cell/>
          <table:covered-table-cell/>
          <table:covered-table-cell/>
        </table:table-row>
        <table:table-row table:style-name="Tabelle2.2">
          <table:table-cell table:style-name="Tabelle2.A2" table:number-rows-spanned="2" office:value-type="string">
            <text:p text:style-name="P63">Durchführung:</text:p>
            <text:p text:style-name="P137">IP<text:span text:style-name="T62">t</text:span>ables einrichten</text:p>
            <text:p text:style-name="P127"/>
            <text:p text:style-name="P127"/>
          </table:table-cell>
          <table:table-cell table:style-name="Tabelle2.A2" table:number-rows-spanned="2" office:value-type="string">
            <text:p text:style-name="P88">Beginn:</text:p>
            <text:p text:style-name="P117">20.05.2015</text:p>
          </table:table-cell>
          <table:table-cell table:style-name="Tabelle2.A2" table:number-rows-spanned="2" table:number-columns-spanned="2" office:value-type="string">
            <text:p text:style-name="P88">Ende:</text:p>
            <text:p text:style-name="P117">20.05.2015</text:p>
          </table:table-cell>
          <table:covered-table-cell/>
          <table:table-cell table:style-name="Tabelle2.A2" office:value-type="string">
            <text:p text:style-name="P88">Arbeitszeit:</text:p>
            <text:p text:style-name="P117">01:00 h</text:p>
          </table:table-cell>
          <table:table-cell table:style-name="Tabelle2.F2" table:number-rows-spanned="2" office:value-type="string">
            <text:p text:style-name="P68">Leiter:</text:p>
            <text:p text:style-name="P100">Ramon Fischer</text:p>
          </table:table-cell>
        </table:table-row>
        <table:table-row table:style-name="Tabelle2.3">
          <table:covered-table-cell/>
          <table:covered-table-cell/>
          <table:covered-table-cell/>
          <table:covered-table-cell/>
          <table:table-cell table:style-name="Tabelle2.A2" office:value-type="string">
            <text:p text:style-name="P88">Pufferzeit:</text:p>
            <text:p text:style-name="P117">01:00 h</text:p>
          </table:table-cell>
          <table:covered-table-cell/>
        </table:table-row>
        <table:table-row>
          <table:table-cell table:style-name="Tabelle2.A6" table:number-columns-spanned="6" office:value-type="string">
            <text:p text:style-name="P73">Ergebnisse:</text:p>
            <text:list xml:id="list2809480853940788554" text:style-name="L35">
              <text:list-item>
                <text:p text:style-name="P209"><text:span text:style-name="T49">Erfolgreiche Überbrückung einer Internetverbindung über </text:span><text:span text:style-name="T34">die </text:span><text:span text:style-name="T49">Netzwerkschnittstelle „</text:span><text:span text:style-name="T34">eth1“.</text:span></text:p>
              </text:list-item>
              <text:list-item>
                <text:p text:style-name="P201">Freigabe der Ports:</text:p>
                <text:list>
                  <text:list-item>
                    <text:p text:style-name="P201">HTTP [80]</text:p>
                  </text:list-item>
                  <text:list-item>
                    <text:p text:style-name="P201">HTTPS [443]</text:p>
                  </text:list-item>
                  <text:list-item>
                    <text:p text:style-name="P201">SSH [22]</text:p>
                  </text:list-item>
                  <text:list-item>
                    <text:p text:style-name="P201">openVPN [1194] </text:p>
                  </text:list-item>
                </text:list>
              </text:list-item>
              <text:list-item>
                <text:p text:style-name="P202">Blockierung von unerwünschten Zugriffen.</text:p>
              </text:list-item>
            </text:list>
          </table:table-cell>
          <table:covered-table-cell/>
          <table:covered-table-cell/>
          <table:covered-table-cell/>
          <table:covered-table-cell/>
          <table:covered-table-cell/>
        </table:table-row>
        <table:table-row>
          <table:table-cell table:style-name="Tabelle2.A6" table:number-columns-spanned="6" office:value-type="string">
            <text:p text:style-name="P73">Tätigkeiten:</text:p>
            <text:list xml:id="list911276615487068559" text:style-name="L36">
              <text:list-item>
                <text:p text:style-name="P203">Installation von „iptables-persistent“</text:p>
              </text:list-item>
            </text:list>
            <text:p text:style-name="P139"/>
            <text:p text:style-name="P136"/>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2.A6" table:number-columns-spanned="6" office:value-type="string">
            <text:p text:style-name="P73">Voraussetzungen:</text:p>
            <text:list xml:id="list3708201010049275996" text:style-name="L37">
              <text:list-item>
                <text:p text:style-name="P180">Computer mit installiertem Debian.</text:p>
              </text:list-item>
              <text:list-item>
                <text:p text:style-name="P210"><text:span text:style-name="T46">Kenntnisse </text:span><text:span text:style-name="T47">für die</text:span><text:span text:style-name="T46"> Benutzung von “vim”.</text:span></text:p>
              </text:list-item>
            </text:list>
            <text:p text:style-name="P133"/>
            <text:p text:style-name="P133"/>
            <text:p text:style-name="P133"/>
            <text:p text:style-name="P136"/>
            <text:p text:style-name="P136"/>
            <text:p text:style-name="P136"/>
          </table:table-cell>
          <table:covered-table-cell/>
          <table:covered-table-cell/>
          <table:covered-table-cell/>
          <table:covered-table-cell/>
          <table:covered-table-cell/>
        </table:table-row>
        <table:table-row>
          <table:table-cell table:style-name="Tabelle2.A7" table:number-columns-spanned="3" office:value-type="string" table:protected="true">
            <text:p text:style-name="P79">Unterschrift Projektleiter/in:</text:p>
            <text:p text:style-name="P136"/>
          </table:table-cell>
          <table:covered-table-cell/>
          <table:covered-table-cell/>
          <table:table-cell table:style-name="Tabelle2.D7" table:number-columns-spanned="3" office:value-type="string" table:protected="true">
            <text:p text:style-name="P79">Unterschrift Leiter/in:</text:p>
          </table:table-cell>
          <table:covered-table-cell/>
          <table:covered-table-cell/>
        </table:table-row>
      </table:table>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58">Nr. 0<text:span text:style-name="T61">6</text:span></text:p>
          </table:table-cell>
          <table:table-cell table:style-name="Tabelle3.B1" table:number-columns-spanned="5" office:value-type="string" table:protected="true">
            <text:p text:style-name="P58">Virtual Private Network</text:p>
          </table:table-cell>
          <table:covered-table-cell/>
          <table:covered-table-cell/>
          <table:covered-table-cell/>
          <table:covered-table-cell/>
        </table:table-row>
        <table:table-row table:style-name="Tabelle3.2">
          <table:table-cell table:style-name="Tabelle3.A2" table:number-rows-spanned="2" office:value-type="string">
            <text:p text:style-name="P63">Durchführung:</text:p>
            <text:p text:style-name="P137">Greylog</text:p>
            <text:p text:style-name="P127"/>
            <text:p text:style-name="P127"/>
          </table:table-cell>
          <table:table-cell table:style-name="Tabelle3.A2" table:number-rows-spanned="2" office:value-type="string">
            <text:p text:style-name="P89">Beginn:</text:p>
            <text:p text:style-name="P63"/>
            <text:p text:style-name="P87"/>
          </table:table-cell>
          <table:table-cell table:style-name="Tabelle3.A2" table:number-rows-spanned="2" table:number-columns-spanned="2" office:value-type="string">
            <text:p text:style-name="P89">Ende:</text:p>
          </table:table-cell>
          <table:covered-table-cell/>
          <table:table-cell table:style-name="Tabelle3.A2" office:value-type="string">
            <text:p text:style-name="P89">Arbeitszeit:</text:p>
            <text:p text:style-name="P94"/>
          </table:table-cell>
          <table:table-cell table:style-name="Tabelle3.F2" table:number-rows-spanned="2" office:value-type="string">
            <text:p text:style-name="P68">Leiter:</text:p>
            <text:p text:style-name="P96"/>
          </table:table-cell>
        </table:table-row>
        <table:table-row table:style-name="Tabelle3.2">
          <table:covered-table-cell/>
          <table:covered-table-cell/>
          <table:covered-table-cell/>
          <table:covered-table-cell/>
          <table:table-cell table:style-name="Tabelle3.A2" office:value-type="string">
            <text:p text:style-name="P89">Pufferzeit:</text:p>
            <text:p text:style-name="P89"/>
          </table:table-cell>
          <table:covered-table-cell/>
        </table:table-row>
        <table:table-row>
          <table:table-cell table:style-name="Tabelle3.A6" table:number-columns-spanned="6" office:value-type="string">
            <text:p text:style-name="P73">Ergebnisse:</text:p>
            <text:list xml:id="list190225065504249693" text:style-name="L38">
              <text:list-item>
                <text:p text:style-name="P181"/>
              </text:list-item>
            </text:list>
            <text:p text:style-name="P136"/>
            <text:p text:style-name="P136"/>
            <text:p text:style-name="P12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3.A6" table:number-columns-spanned="6" office:value-type="string">
            <text:p text:style-name="P73">Tätigkeiten:</text:p>
            <text:list xml:id="list4423389129026819518" text:style-name="L39">
              <text:list-item>
                <text:p text:style-name="P196"/>
              </text:list-item>
            </text:list>
            <text:p text:style-name="P136"/>
            <text:p text:style-name="P136"/>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3.A6" table:number-columns-spanned="6" office:value-type="string">
            <text:p text:style-name="P73">Voraussetzungen:</text:p>
            <text:list xml:id="list8643130935758956714" text:style-name="L40">
              <text:list-item>
                <text:p text:style-name="P189"/>
              </text:list-item>
            </text:list>
            <text:p text:style-name="P133"/>
            <text:p text:style-name="P133"/>
            <text:p text:style-name="P13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3.A7" table:number-columns-spanned="3" office:value-type="string" table:protected="true">
            <text:p text:style-name="P79">Unterschrift Projektleiter/in:</text:p>
            <text:p text:style-name="P136"/>
          </table:table-cell>
          <table:covered-table-cell/>
          <table:covered-table-cell/>
          <table:table-cell table:style-name="Tabelle3.D7" table:number-columns-spanned="3" office:value-type="string" table:protected="true">
            <text:p text:style-name="P79">Unterschrift Leiter/in:</text:p>
          </table:table-cell>
          <table:covered-table-cell/>
          <table:covered-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58">Nr. 0<text:span text:style-name="T61">7</text:span></text:p>
          </table:table-cell>
          <table:table-cell table:style-name="Tabelle4.B1" table:number-columns-spanned="5" office:value-type="string" table:protected="true">
            <text:p text:style-name="P58">Virtual Private Network</text:p>
          </table:table-cell>
          <table:covered-table-cell/>
          <table:covered-table-cell/>
          <table:covered-table-cell/>
          <table:covered-table-cell/>
        </table:table-row>
        <table:table-row table:style-name="Tabelle4.2">
          <table:table-cell table:style-name="Tabelle4.A2" table:number-rows-spanned="2" office:value-type="string">
            <text:p text:style-name="P63">Durchführung:</text:p>
            <text:p text:style-name="P137">DNS</text:p>
            <text:p text:style-name="P127"/>
            <text:p text:style-name="P127"/>
          </table:table-cell>
          <table:table-cell table:style-name="Tabelle4.A2" table:number-rows-spanned="2" office:value-type="string">
            <text:p text:style-name="P90">Beginn:</text:p>
          </table:table-cell>
          <table:table-cell table:style-name="Tabelle4.A2" table:number-rows-spanned="2" table:number-columns-spanned="2" office:value-type="string">
            <text:p text:style-name="P90">Ende:</text:p>
          </table:table-cell>
          <table:covered-table-cell/>
          <table:table-cell table:style-name="Tabelle4.A2" office:value-type="string">
            <text:p text:style-name="P90">Arbeitszeit:</text:p>
          </table:table-cell>
          <table:table-cell table:style-name="Tabelle4.F2" table:number-rows-spanned="2" office:value-type="string">
            <text:p text:style-name="P68">Leiter:</text:p>
            <text:p text:style-name="P96"/>
          </table:table-cell>
        </table:table-row>
        <table:table-row table:style-name="Tabelle4.3">
          <table:covered-table-cell/>
          <table:covered-table-cell/>
          <table:covered-table-cell/>
          <table:covered-table-cell/>
          <table:table-cell table:style-name="Tabelle4.A2" office:value-type="string">
            <text:p text:style-name="P90">Pufferzeit:</text:p>
          </table:table-cell>
          <table:covered-table-cell/>
        </table:table-row>
        <table:table-row>
          <table:table-cell table:style-name="Tabelle4.A6" table:number-columns-spanned="6" office:value-type="string">
            <text:p text:style-name="P73">Ergebnisse:</text:p>
            <text:list xml:id="list1951620912666960347" text:style-name="L41">
              <text:list-item>
                <text:p text:style-name="P182"/>
              </text:list-item>
            </text:list>
            <text:p text:style-name="P136"/>
            <text:p text:style-name="P136"/>
            <text:p text:style-name="P12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4.A6" table:number-columns-spanned="6" office:value-type="string">
            <text:p text:style-name="P73">Tätigkeiten:</text:p>
            <text:list xml:id="list1060811271299949624" text:style-name="L42">
              <text:list-item>
                <text:p text:style-name="P197"/>
              </text:list-item>
            </text:list>
            <text:p text:style-name="P136"/>
            <text:p text:style-name="P136"/>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4.A6" table:number-columns-spanned="6" office:value-type="string">
            <text:p text:style-name="P73">Voraussetzungen:</text:p>
            <text:list xml:id="list4411572842770458459" text:style-name="L43">
              <text:list-item>
                <text:p text:style-name="P190"/>
              </text:list-item>
            </text:list>
            <text:p text:style-name="P133"/>
            <text:p text:style-name="P133"/>
            <text:p text:style-name="P13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4.A7" table:number-columns-spanned="3" office:value-type="string" table:protected="true">
            <text:p text:style-name="P79">Unterschrift Projektleiter/in:</text:p>
            <text:p text:style-name="P136"/>
          </table:table-cell>
          <table:covered-table-cell/>
          <table:covered-table-cell/>
          <table:table-cell table:style-name="Tabelle4.D7" table:number-columns-spanned="3" office:value-type="string" table:protected="true">
            <text:p text:style-name="P79">Unterschrift Leiter/in:</text:p>
          </table:table-cell>
          <table:covered-table-cell/>
          <table:covered-table-cell/>
        </table:table-row>
      </table:table>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58">Nr. 0<text:span text:style-name="T61">8</text:span></text:p>
          </table:table-cell>
          <table:table-cell table:style-name="Tabelle5.B1" table:number-columns-spanned="5" office:value-type="string" table:protected="true">
            <text:p text:style-name="P58">Virtual Private Network</text:p>
          </table:table-cell>
          <table:covered-table-cell/>
          <table:covered-table-cell/>
          <table:covered-table-cell/>
          <table:covered-table-cell/>
        </table:table-row>
        <table:table-row table:style-name="Tabelle5.2">
          <table:table-cell table:style-name="Tabelle5.A2" table:number-rows-spanned="2" office:value-type="string">
            <text:p text:style-name="P63">Durchführung:</text:p>
            <text:p text:style-name="P137">Radius-Server</text:p>
            <text:p text:style-name="P127"/>
            <text:p text:style-name="P127"/>
          </table:table-cell>
          <table:table-cell table:style-name="Tabelle5.A2" table:number-rows-spanned="2" office:value-type="string">
            <text:p text:style-name="P91">Beginn:</text:p>
          </table:table-cell>
          <table:table-cell table:style-name="Tabelle5.A2" table:number-rows-spanned="2" table:number-columns-spanned="2" office:value-type="string">
            <text:p text:style-name="P91">Ende:</text:p>
          </table:table-cell>
          <table:covered-table-cell/>
          <table:table-cell table:style-name="Tabelle5.A2" office:value-type="string">
            <text:p text:style-name="P91">Arbeitszeit:</text:p>
            <text:p text:style-name="P91"/>
          </table:table-cell>
          <table:table-cell table:style-name="Tabelle5.F2" table:number-rows-spanned="2" office:value-type="string">
            <text:p text:style-name="P68">Leiter:</text:p>
            <text:p text:style-name="P96"/>
          </table:table-cell>
        </table:table-row>
        <table:table-row table:style-name="Tabelle5.3">
          <table:covered-table-cell/>
          <table:covered-table-cell/>
          <table:covered-table-cell/>
          <table:covered-table-cell/>
          <table:table-cell table:style-name="Tabelle5.A2" office:value-type="string">
            <text:p text:style-name="P91">Pufferzeit:</text:p>
            <text:p text:style-name="P91"/>
          </table:table-cell>
          <table:covered-table-cell/>
        </table:table-row>
        <table:table-row>
          <table:table-cell table:style-name="Tabelle5.A6" table:number-columns-spanned="6" office:value-type="string">
            <text:p text:style-name="P73">Ergebnisse:</text:p>
            <text:list xml:id="list7980381694391370768" text:style-name="L44">
              <text:list-item>
                <text:p text:style-name="P183"/>
              </text:list-item>
            </text:list>
            <text:p text:style-name="P136"/>
            <text:p text:style-name="P136"/>
            <text:p text:style-name="P123"/>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5.A6" table:number-columns-spanned="6" office:value-type="string">
            <text:p text:style-name="P73">Tätigkeiten:</text:p>
            <text:list xml:id="list7677132004720951887" text:style-name="L45">
              <text:list-item>
                <text:p text:style-name="P198"/>
              </text:list-item>
            </text:list>
            <text:p text:style-name="P136"/>
            <text:p text:style-name="P136"/>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5.A6" table:number-columns-spanned="6" office:value-type="string">
            <text:p text:style-name="P73">Voraussetzungen:</text:p>
            <text:list xml:id="list9027807709748709178" text:style-name="L46">
              <text:list-item>
                <text:p text:style-name="P191"/>
              </text:list-item>
            </text:list>
            <text:p text:style-name="P133"/>
            <text:p text:style-name="P133"/>
            <text:p text:style-name="P136"/>
            <text:p text:style-name="P136"/>
            <text:p text:style-name="P136"/>
            <text:p text:style-name="P136"/>
            <text:p text:style-name="P136"/>
          </table:table-cell>
          <table:covered-table-cell/>
          <table:covered-table-cell/>
          <table:covered-table-cell/>
          <table:covered-table-cell/>
          <table:covered-table-cell/>
        </table:table-row>
        <table:table-row>
          <table:table-cell table:style-name="Tabelle5.A7" table:number-columns-spanned="3" office:value-type="string" table:protected="true">
            <text:p text:style-name="P79">Unterschrift Projektleiter/in:</text:p>
            <text:p text:style-name="P136"/>
          </table:table-cell>
          <table:covered-table-cell/>
          <table:covered-table-cell/>
          <table:table-cell table:style-name="Tabelle5.D7" table:number-columns-spanned="3" office:value-type="string" table:protected="true">
            <text:p text:style-name="P79">Unterschrift Leiter/in:</text:p>
          </table: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9">Nr. 0<text:span text:style-name="T86">9</text:span></text:p>
          </table:table-cell>
          <table:table-cell table:style-name="Table8.B1" table:number-columns-spanned="5" office:value-type="string" table:protected="true">
            <text:p text:style-name="P59">Virtual Private Network</text:p>
          </table:table-cell>
          <table:covered-table-cell/>
          <table:covered-table-cell/>
          <table:covered-table-cell/>
          <table:covered-table-cell/>
        </table:table-row>
        <table:table-row table:style-name="Table8.2">
          <table:table-cell table:style-name="Table8.A2" table:number-rows-spanned="2" office:value-type="string">
            <text:p text:style-name="P64">Durchführung:</text:p>
            <text:p text:style-name="P145">Automatisierte Konfiguration</text:p>
            <text:p text:style-name="P130"/>
          </table:table-cell>
          <table:table-cell table:style-name="Table8.A2" table:number-rows-spanned="2" office:value-type="string">
            <text:p text:style-name="P92">Beginn:</text:p>
          </table:table-cell>
          <table:table-cell table:style-name="Table8.A2" table:number-rows-spanned="2" table:number-columns-spanned="2" office:value-type="string">
            <text:p text:style-name="P92">Ende:</text:p>
          </table:table-cell>
          <table:covered-table-cell/>
          <table:table-cell table:style-name="Table8.A2" office:value-type="string">
            <text:p text:style-name="P92">Arbeitszeit:</text:p>
            <text:p text:style-name="P92"/>
          </table:table-cell>
          <table:table-cell table:style-name="Table8.F2" table:number-rows-spanned="2" office:value-type="string">
            <text:p text:style-name="P69">Leiter:</text:p>
            <text:p text:style-name="P97"/>
          </table:table-cell>
        </table:table-row>
        <table:table-row table:style-name="Table8.3">
          <table:covered-table-cell/>
          <table:covered-table-cell/>
          <table:covered-table-cell/>
          <table:covered-table-cell/>
          <table:table-cell table:style-name="Table8.A2" office:value-type="string">
            <text:p text:style-name="P92">Pufferzeit:</text:p>
            <text:p text:style-name="P92"/>
          </table:table-cell>
          <table:covered-table-cell/>
        </table:table-row>
        <table:table-row>
          <table:table-cell table:style-name="Table8.A6" table:number-columns-spanned="6" office:value-type="string">
            <text:p text:style-name="P75">Ergebnisse:</text:p>
            <text:list xml:id="list212715689524824" text:continue-list="list7980381694391370768" text:style-name="L44">
              <text:list-item>
                <text:p text:style-name="P184"/>
              </text:list-item>
            </text:list>
            <text:p text:style-name="P142"/>
            <text:p text:style-name="P142"/>
            <text:p text:style-name="P124"/>
            <text:p text:style-name="P142"/>
            <text:p text:style-name="P142"/>
            <text:p text:style-name="P142"/>
            <text:p text:style-name="P142"/>
          </table:table-cell>
          <table:covered-table-cell/>
          <table:covered-table-cell/>
          <table:covered-table-cell/>
          <table:covered-table-cell/>
          <table:covered-table-cell/>
        </table:table-row>
        <table:table-row>
          <table:table-cell table:style-name="Table8.A6" table:number-columns-spanned="6" office:value-type="string">
            <text:p text:style-name="P75">Tätigkeiten:</text:p>
            <text:list xml:id="list5407445217547590524" text:style-name="L47">
              <text:list-item>
                <text:p text:style-name="P199"/>
              </text:list-item>
            </text:list>
            <text:p text:style-name="P142"/>
            <text:p text:style-name="P142"/>
            <text:p text:style-name="P142"/>
            <text:p text:style-name="P142"/>
            <text:p text:style-name="P142"/>
            <text:p text:style-name="P142"/>
            <text:p text:style-name="P142"/>
          </table:table-cell>
          <table:covered-table-cell/>
          <table:covered-table-cell/>
          <table:covered-table-cell/>
          <table:covered-table-cell/>
          <table:covered-table-cell/>
        </table:table-row>
        <table:table-row>
          <table:table-cell table:style-name="Table8.A6" table:number-columns-spanned="6" office:value-type="string">
            <text:p text:style-name="P75">Voraussetzungen:</text:p>
            <text:list xml:id="list5943742911638106236" text:style-name="L48">
              <text:list-item>
                <text:p text:style-name="P192"/>
              </text:list-item>
            </text:list>
            <text:p text:style-name="P134"/>
            <text:p text:style-name="P134"/>
            <text:p text:style-name="P142"/>
            <text:p text:style-name="P142"/>
            <text:p text:style-name="P142"/>
            <text:p text:style-name="P142"/>
            <text:p text:style-name="P142"/>
          </table:table-cell>
          <table:covered-table-cell/>
          <table:covered-table-cell/>
          <table:covered-table-cell/>
          <table:covered-table-cell/>
          <table:covered-table-cell/>
        </table:table-row>
        <table:table-row>
          <table:table-cell table:style-name="Table8.A7" table:number-columns-spanned="3" office:value-type="string" table:protected="true">
            <text:p text:style-name="P80">Unterschrift Projektleiter/in:</text:p>
            <text:p text:style-name="P142"/>
          </table:table-cell>
          <table:covered-table-cell/>
          <table:covered-table-cell/>
          <table:table-cell table:style-name="Table8.D7" table:number-columns-spanned="3" office:value-type="string" table:protected="true">
            <text:p text:style-name="P80">Unterschrift Leiter/in:</text:p>
          </table:table-cell>
          <table:covered-table-cell/>
          <table:covered-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60">Nr. <text:span text:style-name="T86">10</text:span></text:p>
          </table:table-cell>
          <table:table-cell table:style-name="Table9.B1" table:number-columns-spanned="5" office:value-type="string" table:protected="true">
            <text:p text:style-name="P60">Virtual Private Network</text:p>
          </table:table-cell>
          <table:covered-table-cell/>
          <table:covered-table-cell/>
          <table:covered-table-cell/>
          <table:covered-table-cell/>
        </table:table-row>
        <table:table-row table:style-name="Table9.2">
          <table:table-cell table:style-name="Table9.A2" table:number-rows-spanned="2" office:value-type="string">
            <text:p text:style-name="P65">Durchführung:</text:p>
            <text:p text:style-name="P144">Hochverfügbarkeit</text:p>
            <text:p text:style-name="P129"/>
            <text:p text:style-name="P129"/>
          </table:table-cell>
          <table:table-cell table:style-name="Table9.A2" table:number-rows-spanned="2" office:value-type="string">
            <text:p text:style-name="P93">Beginn:</text:p>
          </table:table-cell>
          <table:table-cell table:style-name="Table9.A2" table:number-rows-spanned="2" table:number-columns-spanned="2" office:value-type="string">
            <text:p text:style-name="P93">Ende:</text:p>
          </table:table-cell>
          <table:covered-table-cell/>
          <table:table-cell table:style-name="Table9.A2" office:value-type="string">
            <text:p text:style-name="P93">Arbeitszeit:</text:p>
            <text:p text:style-name="P93"/>
          </table:table-cell>
          <table:table-cell table:style-name="Table9.F2" table:number-rows-spanned="2" office:value-type="string">
            <text:p text:style-name="P70">Leiter:</text:p>
            <text:p text:style-name="P98"/>
          </table:table-cell>
        </table:table-row>
        <table:table-row table:style-name="Table9.3">
          <table:covered-table-cell/>
          <table:covered-table-cell/>
          <table:covered-table-cell/>
          <table:covered-table-cell/>
          <table:table-cell table:style-name="Table9.A2" office:value-type="string">
            <text:p text:style-name="P93">Pufferzeit:</text:p>
            <text:p text:style-name="P93"/>
          </table:table-cell>
          <table:covered-table-cell/>
        </table:table-row>
        <table:table-row>
          <table:table-cell table:style-name="Table9.A6" table:number-columns-spanned="6" office:value-type="string">
            <text:p text:style-name="P76">Ergebnisse:</text:p>
            <text:list xml:id="list212715939836422" text:continue-list="list212715689524824" text:style-name="L44">
              <text:list-item>
                <text:p text:style-name="P185"/>
              </text:list-item>
            </text:list>
            <text:p text:style-name="P143"/>
            <text:p text:style-name="P143"/>
            <text:p text:style-name="P125"/>
            <text:p text:style-name="P143"/>
            <text:p text:style-name="P143"/>
            <text:p text:style-name="P143"/>
            <text:p text:style-name="P143"/>
          </table:table-cell>
          <table:covered-table-cell/>
          <table:covered-table-cell/>
          <table:covered-table-cell/>
          <table:covered-table-cell/>
          <table:covered-table-cell/>
        </table:table-row>
        <table:table-row>
          <table:table-cell table:style-name="Table9.A6" table:number-columns-spanned="6" office:value-type="string">
            <text:p text:style-name="P76">Tätigkeiten:</text:p>
            <text:list xml:id="list7642942546348378356" text:style-name="L49">
              <text:list-item>
                <text:p text:style-name="P200"/>
              </text:list-item>
            </text:list>
            <text:p text:style-name="P143"/>
            <text:p text:style-name="P143"/>
            <text:p text:style-name="P143"/>
            <text:p text:style-name="P143"/>
            <text:p text:style-name="P143"/>
            <text:p text:style-name="P143"/>
            <text:p text:style-name="P143"/>
          </table:table-cell>
          <table:covered-table-cell/>
          <table:covered-table-cell/>
          <table:covered-table-cell/>
          <table:covered-table-cell/>
          <table:covered-table-cell/>
        </table:table-row>
        <table:table-row>
          <table:table-cell table:style-name="Table9.A6" table:number-columns-spanned="6" office:value-type="string">
            <text:p text:style-name="P76">Voraussetzungen:</text:p>
            <text:list xml:id="list4903616522678884821" text:style-name="L50">
              <text:list-item>
                <text:p text:style-name="P193"/>
              </text:list-item>
            </text:list>
            <text:p text:style-name="P135"/>
            <text:p text:style-name="P135"/>
            <text:p text:style-name="P143"/>
            <text:p text:style-name="P143"/>
            <text:p text:style-name="P143"/>
            <text:p text:style-name="P143"/>
            <text:p text:style-name="P143"/>
          </table:table-cell>
          <table:covered-table-cell/>
          <table:covered-table-cell/>
          <table:covered-table-cell/>
          <table:covered-table-cell/>
          <table:covered-table-cell/>
        </table:table-row>
        <table:table-row>
          <table:table-cell table:style-name="Table9.A7" table:number-columns-spanned="3" office:value-type="string" table:protected="true">
            <text:p text:style-name="P81">Unterschrift Projektleiter/in:</text:p>
            <text:p text:style-name="P143"/>
          </table:table-cell>
          <table:covered-table-cell/>
          <table:covered-table-cell/>
          <table:table-cell table:style-name="Table9.D7" table:number-columns-spanned="3" office:value-type="string" table:protected="true">
            <text:p text:style-name="P81">Unterschrift Leiter/in:</text:p>
          </table:table-cell>
          <table:covered-table-cell/>
          <table:covered-table-cell/>
        </table:table-row>
      </table:table>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Source Code Pro" svg:font-family="'Source Code Pro'" style:font-pitch="fixed"/>
    <style:font-face style:name="DejaVu Sans Light" svg:font-family="'DejaVu Sans Light'"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Regular"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size-asian="10.5pt"/>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Open Sans1" fo:font-family="'Ope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24pt" fo:language="de" fo:country="DE" style:font-size-asian="21pt" style:font-size-complex="24pt"/>
    </style:style>
    <style:style style:name="MP2"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150595" officeooo:paragraph-rsid="00150595"/>
    </style:style>
    <style:style style:name="MP3" style:family="paragraph" style:parent-style-name="Standard">
      <style:paragraph-properties fo:margin-top="0in" fo:margin-bottom="0in" loext:contextual-spacing="false" fo:text-align="end" style:justify-single-word="false"/>
      <style:text-properties fo:font-size="8pt" fo:language="de" fo:country="DE" officeooo:rsid="002f04cc" officeooo:paragraph-rsid="000c81e9" style:font-size-asian="8pt" style:font-size-complex="8pt"/>
    </style:style>
    <style:style style:name="MP4"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c81e9" style:font-size-asian="8pt" style:font-size-complex="8pt"/>
    </style:style>
    <style:style style:name="MP5"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f1577" style:font-size-asian="8pt" style:font-size-complex="8pt"/>
    </style:style>
    <style:style style:name="MP6" style:family="paragraph" style:parent-style-name="Header">
      <style:paragraph-properties fo:padding="0.0201in" fo:border-left="none" fo:border-right="none" fo:border-top="none" fo:border-bottom="0.06pt solid #000000" style:shadow="none"/>
      <style:text-properties style:font-name="DejaVu Sans Light" fo:font-size="24pt" fo:language="de" fo:country="DE" fo:font-weight="bold" officeooo:rsid="001a57d6" officeooo:paragraph-rsid="001a57d6" style:font-size-asian="24pt" style:font-weight-asian="bold" style:font-size-complex="24pt" style:font-weight-complex="bold"/>
    </style:style>
    <style:style style:name="MP7" style:family="paragraph" style:parent-style-name="Standard">
      <style:text-properties style:font-name="DejaVu Sans Light" fo:font-size="24pt" fo:language="de" fo:country="DE" style:font-size-asian="21pt" style:font-size-complex="24pt"/>
    </style:style>
    <style:style style:name="MT1" style:family="text">
      <style:text-properties officeooo:rsid="00193c5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
      </style:header>
      <style:footer>
        <text:p text:style-name="MP2">Seite <text:page-number text:select-page="current">22</text:page-number>|x</text:p>
      </style:footer>
    </style:master-page>
    <style:master-page style:name="First_20_Page" style:display-name="First Page" style:page-layout-name="Mpm2" style:next-style-name="Index">
      <style:footer>
        <text:p text:style-name="MP3">Version <text:editing-cycles>359</text:editing-cycles></text:p>
        <text:p text:style-name="MP4"><text:file-name text:display="name-and-extension">Projektdokumentation.odt</text:file-name></text:p>
        <text:p text:style-name="MP5"><text:span text:style-name="MT1">Druckdatum: </text:span><text:date style:data-style-name="N81" text:date-value="2015-05-22T21:27:14.811107930">22. Mai 2015</text:date></text:p>
      </style:footer>
    </style:master-page>
    <style:master-page style:name="Index" style:page-layout-name="Mpm1" style:next-style-name="IndexSecondPage">
      <style:header>
        <text:p text:style-name="MP6">Inhaltsverzeichnis</text:p>
      </style:header>
      <style:footer>
        <text:p text:style-name="MP2">Seite <text:page-number style:num-format="I" text:select-page="current">I</text:page-number></text:p>
      </style:footer>
    </style:master-page>
    <style:master-page style:name="IndexSecondPage" style:page-layout-name="Mpm1" style:next-style-name="Standard">
      <style:header>
        <text:p text:style-name="MP7"/>
      </style:header>
      <style:footer>
        <text:p text:style-name="MP2">Seite <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15:16:16.978375239</meta:creation-date>
    <meta:editing-duration>PT18H48M44S</meta:editing-duration>
    <meta:editing-cycles>359</meta:editing-cycles>
    <meta:generator>LibreOffice/4.4.3.2$Linux_X86_64 LibreOffice_project/88805f81e9fe61362df02b9941de8e38a9b5fd16</meta:generator>
    <meta:initial-creator>Ramon Fischer</meta:initial-creator>
    <dc:date>2015-05-22T21:27:14.503729209</dc:date>
    <meta:document-statistic meta:table-count="14" meta:image-count="0" meta:object-count="0" meta:page-count="24" meta:paragraph-count="387" meta:word-count="1585" meta:character-count="11896" meta:non-whitespace-character-count="10723"/>
  </office:meta>
</office:document-meta>
</file>